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74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4.63mm"/>
    </style:style>
    <style:style style:name="co4" style:family="table-column">
      <style:table-column-properties fo:break-before="auto" style:column-width="5.5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21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4.98mm"/>
    </style:style>
    <style:style style:name="co9" style:family="table-column">
      <style:table-column-properties fo:break-before="auto" style:column-width="27.01mm"/>
    </style:style>
    <style:style style:name="co10" style:family="table-column">
      <style:table-column-properties fo:break-before="auto" style:column-width="26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66ff99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cc9900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04">
      <style:table-cell-properties fo:background-color="#66ffff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 style:data-style-name="N10004">
      <style:table-cell-properties fo:background-color="#66ff99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 style:data-style-name="N10004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 style:data-style-name="N10004">
      <style:table-cell-properties fo:background-color="#cc9900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 style:data-style-name="N10004">
      <style:table-cell-properties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  <style:map style:condition="cell-content()=1" style:apply-style-name="Untitled1" style:base-cell-address="'24kc, size'.H1"/>
      <style:map style:condition="cell-content()&gt;1.1" style:apply-style-name="Untitled4" style:base-cell-address="'24kc, size'.H1"/>
      <style:map style:condition="cell-content()&gt;1.05" style:apply-style-name="Untitled5" style:base-cell-address="'24kc, size'.H1"/>
      <style:map style:condition="cell-content()&gt;1" style:apply-style-name="Untitled6" style:base-cell-address="'24kc, size'.H1"/>
    </style:style>
    <style:style style:name="ce17" style:family="table-cell" style:parent-style-name="Default">
      <style:table-cell-properties fo:background-color="#cccccc" fo:border="0.06pt solid #000000"/>
      <style:map style:condition="cell-content()=1" style:apply-style-name="Untitled1" style:base-cell-address="'24kc, size'.H1"/>
      <style:map style:condition="cell-content()&gt;1.1" style:apply-style-name="Untitled4" style:base-cell-address="'24kc, size'.H1"/>
      <style:map style:condition="cell-content()&gt;1.05" style:apply-style-name="Untitled5" style:base-cell-address="'24kc, size'.H1"/>
      <style:map style:condition="cell-content()&gt;1" style:apply-style-name="Untitled6" style:base-cell-address="'24kc, size'.H1"/>
    </style:style>
    <style:style style:name="ce18" style:family="table-cell" style:parent-style-name="Default">
      <style:table-cell-properties fo:border="0.06pt solid #000000"/>
      <style:map style:condition="cell-content()=1" style:apply-style-name="Untitled1" style:base-cell-address="'24kc, size'.H1"/>
      <style:map style:condition="cell-content()&gt;1.1" style:apply-style-name="Untitled4" style:base-cell-address="'24kc, size'.H1"/>
      <style:map style:condition="cell-content()&gt;1.05" style:apply-style-name="Untitled5" style:base-cell-address="'24kc, size'.H1"/>
      <style:map style:condition="cell-content()&gt;1" style:apply-style-name="Untitled6" style:base-cell-address="'24kc, size'.H1"/>
    </style:style>
    <style:style style:name="ce19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H1"/>
      <style:map style:condition="cell-content()&gt;1.1" style:apply-style-name="Untitled4" style:base-cell-address="'24kc, size'.H1"/>
      <style:map style:condition="cell-content()&gt;1.05" style:apply-style-name="Untitled5" style:base-cell-address="'24kc, size'.H1"/>
      <style:map style:condition="cell-content()&gt;1" style:apply-style-name="Untitled6" style:base-cell-address="'24kc, size'.H1"/>
    </style:style>
    <style:style style:name="ce20" style:family="table-cell" style:parent-style-name="Default">
      <style:map style:condition="cell-content()=1" style:apply-style-name="Untitled1" style:base-cell-address="'24kc, size'.H1"/>
      <style:map style:condition="cell-content()&gt;1.1" style:apply-style-name="Untitled4" style:base-cell-address="'24kc, size'.H1"/>
      <style:map style:condition="cell-content()&gt;1.05" style:apply-style-name="Untitled5" style:base-cell-address="'24kc, size'.H1"/>
      <style:map style:condition="cell-content()&gt;1" style:apply-style-name="Untitled6" style:base-cell-address="'24kc, size'.H1"/>
    </style:style>
    <style:style style:name="ce2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  <style:map style:condition="cell-content()=1" style:apply-style-name="Untitled1" style:base-cell-address="'24kc, size'.J1"/>
      <style:map style:condition="cell-content()&gt;1.1" style:apply-style-name="Untitled4" style:base-cell-address="'24kc, size'.J1"/>
      <style:map style:condition="cell-content-is-between(1.05,1.1)" style:apply-style-name="Untitled5" style:base-cell-address="'24kc, size'.J1"/>
      <style:map style:condition="cell-content-is-between(1,1.05)" style:apply-style-name="Untitled6" style:base-cell-address="'24kc, size'.J1"/>
      <style:map style:condition="cell-content-is-between(1,0.4)" style:apply-style-name="Untitled7" style:base-cell-address="'24kc, size'.J1"/>
      <style:map style:condition="cell-content()=0" style:apply-style-name="Default" style:base-cell-address="'24kc, size'.J1"/>
    </style:style>
    <style:style style:name="ce22" style:family="table-cell" style:parent-style-name="Default">
      <style:table-cell-properties fo:background-color="#cccccc" fo:border="0.06pt solid #000000"/>
      <style:map style:condition="cell-content()=1" style:apply-style-name="Untitled1" style:base-cell-address="'24kc, size'.J1"/>
      <style:map style:condition="cell-content()&gt;1.1" style:apply-style-name="Untitled4" style:base-cell-address="'24kc, size'.J1"/>
      <style:map style:condition="cell-content-is-between(1.05,1.1)" style:apply-style-name="Untitled5" style:base-cell-address="'24kc, size'.J1"/>
      <style:map style:condition="cell-content-is-between(1,1.05)" style:apply-style-name="Untitled6" style:base-cell-address="'24kc, size'.J1"/>
      <style:map style:condition="cell-content-is-between(1,0.4)" style:apply-style-name="Untitled7" style:base-cell-address="'24kc, size'.J1"/>
      <style:map style:condition="cell-content()=0" style:apply-style-name="Default" style:base-cell-address="'24kc, size'.J1"/>
    </style:style>
    <style:style style:name="ce23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1"/>
      <style:map style:condition="cell-content()&gt;1.1" style:apply-style-name="Untitled4" style:base-cell-address="'24kc, size'.J1"/>
      <style:map style:condition="cell-content-is-between(1.05,1.1)" style:apply-style-name="Untitled5" style:base-cell-address="'24kc, size'.J1"/>
      <style:map style:condition="cell-content-is-between(1,1.05)" style:apply-style-name="Untitled6" style:base-cell-address="'24kc, size'.J1"/>
      <style:map style:condition="cell-content-is-between(1,0.4)" style:apply-style-name="Untitled7" style:base-cell-address="'24kc, size'.J1"/>
      <style:map style:condition="cell-content()=0" style:apply-style-name="Default" style:base-cell-address="'24kc, size'.J1"/>
    </style:style>
    <style:style style:name="ce24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10"/>
      <style:map style:condition="cell-content()&gt;1.1" style:apply-style-name="Untitled4" style:base-cell-address="'24kc, size'.J10"/>
      <style:map style:condition="cell-content()&gt;1.05" style:apply-style-name="Untitled5" style:base-cell-address="'24kc, size'.J10"/>
      <style:map style:condition="cell-content()&gt;1" style:apply-style-name="Untitled6" style:base-cell-address="'24kc, size'.J10"/>
      <style:map style:condition="cell-content()&lt;1" style:apply-style-name="Untitled7" style:base-cell-address="'24kc, size'.J10"/>
    </style:style>
    <style:style style:name="ce25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15"/>
      <style:map style:condition="cell-content()&gt;1.1" style:apply-style-name="Untitled4" style:base-cell-address="'24kc, size'.J15"/>
      <style:map style:condition="cell-content()&gt;1.05" style:apply-style-name="Untitled5" style:base-cell-address="'24kc, size'.J15"/>
      <style:map style:condition="cell-content()&gt;1" style:apply-style-name="Untitled6" style:base-cell-address="'24kc, size'.J15"/>
      <style:map style:condition="cell-content()&lt;1" style:apply-style-name="Untitled7" style:base-cell-address="'24kc, size'.J15"/>
    </style:style>
    <style:style style:name="ce26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15"/>
      <style:map style:condition="cell-content()&gt;1.1" style:apply-style-name="Untitled4" style:base-cell-address="'24kc, size'.J15"/>
      <style:map style:condition="cell-content()&gt;1.05" style:apply-style-name="Untitled5" style:base-cell-address="'24kc, size'.J15"/>
      <style:map style:condition="cell-content()&gt;1" style:apply-style-name="Untitled6" style:base-cell-address="'24kc, size'.J15"/>
      <style:map style:condition="cell-content()&lt;1" style:apply-style-name="Untitled7" style:base-cell-address="'24kc, size'.J15"/>
    </style:style>
    <style:style style:name="ce27" style:family="table-cell" style:parent-style-name="Default">
      <style:table-cell-properties fo:border="0.06pt solid #000000"/>
      <style:map style:condition="cell-content()=1" style:apply-style-name="Untitled1" style:base-cell-address="'24kc, size'.J1"/>
      <style:map style:condition="cell-content()&gt;1.1" style:apply-style-name="Untitled4" style:base-cell-address="'24kc, size'.J1"/>
      <style:map style:condition="cell-content-is-between(1.05,1.1)" style:apply-style-name="Untitled5" style:base-cell-address="'24kc, size'.J1"/>
      <style:map style:condition="cell-content-is-between(1,1.05)" style:apply-style-name="Untitled6" style:base-cell-address="'24kc, size'.J1"/>
      <style:map style:condition="cell-content-is-between(1,0.4)" style:apply-style-name="Untitled7" style:base-cell-address="'24kc, size'.J1"/>
      <style:map style:condition="cell-content()=0" style:apply-style-name="Default" style:base-cell-address="'24kc, size'.J1"/>
    </style:style>
    <style:style style:name="ce28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20"/>
      <style:map style:condition="cell-content()&gt;1.1" style:apply-style-name="Untitled4" style:base-cell-address="'24kc, size'.J20"/>
      <style:map style:condition="cell-content()&gt;1.05" style:apply-style-name="Untitled5" style:base-cell-address="'24kc, size'.J20"/>
      <style:map style:condition="cell-content()&gt;1" style:apply-style-name="Untitled6" style:base-cell-address="'24kc, size'.J20"/>
      <style:map style:condition="cell-content()&lt;1" style:apply-style-name="Untitled7" style:base-cell-address="'24kc, size'.J20"/>
    </style:style>
    <style:style style:name="ce29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25"/>
      <style:map style:condition="cell-content()&gt;1.1" style:apply-style-name="Untitled4" style:base-cell-address="'24kc, size'.J25"/>
      <style:map style:condition="cell-content()&gt;1.05" style:apply-style-name="Untitled5" style:base-cell-address="'24kc, size'.J25"/>
      <style:map style:condition="cell-content()&gt;1" style:apply-style-name="Untitled6" style:base-cell-address="'24kc, size'.J25"/>
      <style:map style:condition="cell-content()&lt;1" style:apply-style-name="Untitled7" style:base-cell-address="'24kc, size'.J25"/>
    </style:style>
    <style:style style:name="ce30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30"/>
      <style:map style:condition="cell-content()&gt;1.1" style:apply-style-name="Untitled4" style:base-cell-address="'24kc, size'.J30"/>
      <style:map style:condition="cell-content()&gt;1.05" style:apply-style-name="Untitled5" style:base-cell-address="'24kc, size'.J30"/>
      <style:map style:condition="cell-content()&gt;1" style:apply-style-name="Untitled6" style:base-cell-address="'24kc, size'.J30"/>
      <style:map style:condition="cell-content()&lt;1" style:apply-style-name="Untitled7" style:base-cell-address="'24kc, size'.J30"/>
    </style:style>
    <style:style style:name="ce31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35"/>
      <style:map style:condition="cell-content()&gt;1.1" style:apply-style-name="Untitled4" style:base-cell-address="'24kc, size'.J35"/>
      <style:map style:condition="cell-content()&gt;1.05" style:apply-style-name="Untitled5" style:base-cell-address="'24kc, size'.J35"/>
      <style:map style:condition="cell-content()&gt;1" style:apply-style-name="Untitled6" style:base-cell-address="'24kc, size'.J35"/>
      <style:map style:condition="cell-content()&lt;1" style:apply-style-name="Untitled7" style:base-cell-address="'24kc, size'.J35"/>
    </style:style>
    <style:style style:name="ce32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40"/>
      <style:map style:condition="cell-content()&gt;1.1" style:apply-style-name="Untitled4" style:base-cell-address="'24kc, size'.J40"/>
      <style:map style:condition="cell-content()&gt;1.05" style:apply-style-name="Untitled5" style:base-cell-address="'24kc, size'.J40"/>
      <style:map style:condition="cell-content()&gt;1" style:apply-style-name="Untitled6" style:base-cell-address="'24kc, size'.J40"/>
      <style:map style:condition="cell-content()&lt;1" style:apply-style-name="Untitled7" style:base-cell-address="'24kc, size'.J40"/>
    </style:style>
    <style:style style:name="ce33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45"/>
      <style:map style:condition="cell-content()&gt;1.1" style:apply-style-name="Untitled4" style:base-cell-address="'24kc, size'.J45"/>
      <style:map style:condition="cell-content()&gt;1.05" style:apply-style-name="Untitled5" style:base-cell-address="'24kc, size'.J45"/>
      <style:map style:condition="cell-content()&gt;1" style:apply-style-name="Untitled6" style:base-cell-address="'24kc, size'.J45"/>
      <style:map style:condition="cell-content()&lt;1" style:apply-style-name="Untitled7" style:base-cell-address="'24kc, size'.J45"/>
    </style:style>
    <style:style style:name="ce34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50"/>
      <style:map style:condition="cell-content()&gt;1.1" style:apply-style-name="Untitled4" style:base-cell-address="'24kc, size'.J50"/>
      <style:map style:condition="cell-content()&gt;1.05" style:apply-style-name="Untitled5" style:base-cell-address="'24kc, size'.J50"/>
      <style:map style:condition="cell-content()&gt;1" style:apply-style-name="Untitled6" style:base-cell-address="'24kc, size'.J50"/>
      <style:map style:condition="cell-content()&lt;1" style:apply-style-name="Untitled7" style:base-cell-address="'24kc, size'.J50"/>
    </style:style>
    <style:style style:name="ce35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55"/>
      <style:map style:condition="cell-content()&gt;1.1" style:apply-style-name="Untitled4" style:base-cell-address="'24kc, size'.J55"/>
      <style:map style:condition="cell-content()&gt;1.05" style:apply-style-name="Untitled5" style:base-cell-address="'24kc, size'.J55"/>
      <style:map style:condition="cell-content()&gt;1" style:apply-style-name="Untitled6" style:base-cell-address="'24kc, size'.J55"/>
      <style:map style:condition="cell-content()&lt;1" style:apply-style-name="Untitled7" style:base-cell-address="'24kc, size'.J55"/>
    </style:style>
    <style:style style:name="ce36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60"/>
      <style:map style:condition="cell-content()&gt;1.1" style:apply-style-name="Untitled4" style:base-cell-address="'24kc, size'.J60"/>
      <style:map style:condition="cell-content()&gt;1.05" style:apply-style-name="Untitled5" style:base-cell-address="'24kc, size'.J60"/>
      <style:map style:condition="cell-content()&gt;1" style:apply-style-name="Untitled6" style:base-cell-address="'24kc, size'.J60"/>
      <style:map style:condition="cell-content()&lt;1" style:apply-style-name="Untitled7" style:base-cell-address="'24kc, size'.J60"/>
    </style:style>
    <style:style style:name="ce37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65"/>
      <style:map style:condition="cell-content()&gt;1.1" style:apply-style-name="Untitled4" style:base-cell-address="'24kc, size'.J65"/>
      <style:map style:condition="cell-content()&gt;1.05" style:apply-style-name="Untitled5" style:base-cell-address="'24kc, size'.J65"/>
      <style:map style:condition="cell-content()&gt;1" style:apply-style-name="Untitled6" style:base-cell-address="'24kc, size'.J65"/>
      <style:map style:condition="cell-content()&lt;1" style:apply-style-name="Untitled7" style:base-cell-address="'24kc, size'.J65"/>
    </style:style>
    <style:style style:name="ce38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70"/>
      <style:map style:condition="cell-content()&gt;1.1" style:apply-style-name="Untitled4" style:base-cell-address="'24kc, size'.J70"/>
      <style:map style:condition="cell-content()&gt;1.05" style:apply-style-name="Untitled5" style:base-cell-address="'24kc, size'.J70"/>
      <style:map style:condition="cell-content()&gt;1" style:apply-style-name="Untitled6" style:base-cell-address="'24kc, size'.J70"/>
      <style:map style:condition="cell-content()&lt;1" style:apply-style-name="Untitled7" style:base-cell-address="'24kc, size'.J70"/>
    </style:style>
    <style:style style:name="ce39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75"/>
      <style:map style:condition="cell-content()&gt;1.1" style:apply-style-name="Untitled4" style:base-cell-address="'24kc, size'.J75"/>
      <style:map style:condition="cell-content()&gt;1.05" style:apply-style-name="Untitled5" style:base-cell-address="'24kc, size'.J75"/>
      <style:map style:condition="cell-content()&gt;1" style:apply-style-name="Untitled6" style:base-cell-address="'24kc, size'.J75"/>
      <style:map style:condition="cell-content()&lt;1" style:apply-style-name="Untitled7" style:base-cell-address="'24kc, size'.J75"/>
    </style:style>
    <style:style style:name="ce40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80"/>
      <style:map style:condition="cell-content()&gt;1.1" style:apply-style-name="Untitled4" style:base-cell-address="'24kc, size'.J80"/>
      <style:map style:condition="cell-content()&gt;1.05" style:apply-style-name="Untitled5" style:base-cell-address="'24kc, size'.J80"/>
      <style:map style:condition="cell-content()&gt;1" style:apply-style-name="Untitled6" style:base-cell-address="'24kc, size'.J80"/>
      <style:map style:condition="cell-content()&lt;1" style:apply-style-name="Untitled7" style:base-cell-address="'24kc, size'.J80"/>
    </style:style>
    <style:style style:name="ce41" style:family="table-cell" style:parent-style-name="Default" style:data-style-name="N11">
      <style:table-cell-properties fo:border="0.06pt solid #000000"/>
      <style:map style:condition="cell-content()=1" style:apply-style-name="Untitled1" style:base-cell-address="'24kc, size'.J85"/>
      <style:map style:condition="cell-content()&gt;1.1" style:apply-style-name="Untitled4" style:base-cell-address="'24kc, size'.J85"/>
      <style:map style:condition="cell-content()&gt;1.05" style:apply-style-name="Untitled5" style:base-cell-address="'24kc, size'.J85"/>
      <style:map style:condition="cell-content()&gt;1" style:apply-style-name="Untitled6" style:base-cell-address="'24kc, size'.J85"/>
      <style:map style:condition="cell-content()&lt;1" style:apply-style-name="Untitled7" style:base-cell-address="'24kc, size'.J85"/>
    </style:style>
    <style:style style:name="ce42" style:family="table-cell" style:parent-style-name="Default">
      <style:map style:condition="cell-content()=1" style:apply-style-name="Untitled1" style:base-cell-address="'24kc, size'.J1"/>
      <style:map style:condition="cell-content()&gt;1.1" style:apply-style-name="Untitled4" style:base-cell-address="'24kc, size'.J1"/>
      <style:map style:condition="cell-content-is-between(1.05,1.1)" style:apply-style-name="Untitled5" style:base-cell-address="'24kc, size'.J1"/>
      <style:map style:condition="cell-content-is-between(1,1.05)" style:apply-style-name="Untitled6" style:base-cell-address="'24kc, size'.J1"/>
      <style:map style:condition="cell-content-is-between(1,0.4)" style:apply-style-name="Untitled7" style:base-cell-address="'24kc, size'.J1"/>
      <style:map style:condition="cell-content()=0" style:apply-style-name="Default" style:base-cell-address="'24kc, size'.J1"/>
    </style:style>
    <style:style style:name="ce43" style:family="table-cell" style:parent-style-name="Default">
      <style:table-cell-properties fo:background-color="#66ff99"/>
    </style:style>
    <style:style style:name="ce44" style:family="table-cell" style:parent-style-name="Default">
      <style:table-cell-properties fo:background-color="#ffcc00"/>
    </style:style>
    <style:style style:name="ce45" style:family="table-cell" style:parent-style-name="Default">
      <style:table-cell-properties fo:background-color="#cc9900"/>
    </style:style>
    <style:style style:name="ce46" style:family="table-cell" style:parent-style-name="Default">
      <style:table-cell-properties fo:background-color="#66ffff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 style:data-style-name="N100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 - symmetric algorithms and hash computations" table:style-name="ta1">
        <office:forms form:automatic-focus="false" form:apply-design-mode="false"/>
        <table:shapes>
          <draw:frame draw:z-index="0" draw:style-name="gr1" draw:text-style-name="P1" svg:width="161.62mm" svg:height="89.19mm" svg:x="317.82mm" svg:y="419.89mm">
            <loext:p draw:notify-on-update-of-ranges="'Summary - symmetric algorithms and hash computations'.B45:'Summary - symmetric algorithms and hash computations'.B48 'Summary - symmetric algorithms and hash computations'.C2:'Summary - symmetric algorithms and hash computations'.C2 'Summary - symmetric algorithms and hash computations'.C45:'Summary - symmetric algorithms and hash computations'.C48 'Summary - symmetric algorithms and hash computations'.C2:'Summary - symmetric algorithms and hash computations'.C2 'Summary - symmetric algorithms and hash computations'.D2:'Summary - symmetric algorithms and hash computations'.D2 'Summary - symmetric algorithms and hash computations'.D45:'Summary - symmetric algorithms and hash computations'.D48 'Summary - symmetric algorithms and hash computations'.D2:'Summary - symmetric algorithms and hash computations'.D2 'Summary - symmetric algorithms and hash computations'.E2:'Summary - symmetric algorithms and hash computations'.E2 'Summary - symmetric algorithms and hash computations'.E45:'Summary - symmetric algorithms and hash computations'.E48 'Summary - symmetric algorithms and hash computations'.E2:'Summary - symmetric algorithms and hash computations'.E2 'Summary - symmetric algorithms and hash computations'.F2:'Summary - symmetric algorithms and hash computations'.F2 'Summary - symmetric algorithms and hash computations'.F45:'Summary - symmetric algorithms and hash computations'.F48 'Summary - symmetric algorithms and hash computations'.F2:'Summary - symmetric algorithms and hash computations'.F2 'Summary - symmetric algorithms and hash computations'.G2:'Summary - symmetric algorithms and hash computations'.G2 'Summary - symmetric algorithms and hash computations'.G45:'Summary - symmetric algorithms and hash computations'.G48 'Summary - symmetric algorithms and hash computations'.G2:'Summary - symmetric algorithms and hash computations'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9.13mm" svg:y="419.61mm">
            <loext:p draw:notify-on-update-of-ranges="'Summary - symmetric algorithms and hash computations'.B65:'Summary - symmetric algorithms and hash computations'.B68 'Summary - symmetric algorithms and hash computations'.C2:'Summary - symmetric algorithms and hash computations'.C2 'Summary - symmetric algorithms and hash computations'.C65:'Summary - symmetric algorithms and hash computations'.C68 'Summary - symmetric algorithms and hash computations'.D2:'Summary - symmetric algorithms and hash computations'.D2 'Summary - symmetric algorithms and hash computations'.D65:'Summary - symmetric algorithms and hash computations'.D68 'Summary - symmetric algorithms and hash computations'.E2:'Summary - symmetric algorithms and hash computations'.E2 'Summary - symmetric algorithms and hash computations'.E65:'Summary - symmetric algorithms and hash computations'.E68 'Summary - symmetric algorithms and hash computations'.F2:'Summary - symmetric algorithms and hash computations'.F2 'Summary - symmetric algorithms and hash computations'.F65:'Summary - symmetric algorithms and hash computations'.F68 'Summary - symmetric algorithms and hash computations'.G2:'Summary - symmetric algorithms and hash computations'.G2 'Summary - symmetric algorithms and hash computations'.G65:'Summary - symmetric algorithms and hash computations'.G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.07mm" svg:y="419.34mm">
            <loext:p draw:notify-on-update-of-ranges="'Summary - symmetric algorithms and hash computations'.B85:'Summary - symmetric algorithms and hash computations'.B88 'Summary - symmetric algorithms and hash computations'.C2:'Summary - symmetric algorithms and hash computations'.C2 'Summary - symmetric algorithms and hash computations'.C85:'Summary - symmetric algorithms and hash computations'.C88 'Summary - symmetric algorithms and hash computations'.D2:'Summary - symmetric algorithms and hash computations'.D2 'Summary - symmetric algorithms and hash computations'.D85:'Summary - symmetric algorithms and hash computations'.D88 'Summary - symmetric algorithms and hash computations'.E2:'Summary - symmetric algorithms and hash computations'.E2 'Summary - symmetric algorithms and hash computations'.E85:'Summary - symmetric algorithms and hash computations'.E88 'Summary - symmetric algorithms and hash computations'.F2:'Summary - symmetric algorithms and hash computations'.F2 'Summary - symmetric algorithms and hash computations'.F85:'Summary - symmetric algorithms and hash computations'.F88 'Summary - symmetric algorithms and hash computations'.G2:'Summary - symmetric algorithms and hash computations'.G2 'Summary - symmetric algorithms and hash computations'.G85:'Summary - symmetric algorithms and hash computations'.G8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0mm" svg:y="509.06mm">
            <loext:p draw:notify-on-update-of-ranges="'Summary - symmetric algorithms and hash computations'.B25:'Summary - symmetric algorithms and hash computations'.B28 'Summary - symmetric algorithms and hash computations'.C2:'Summary - symmetric algorithms and hash computations'.C2 'Summary - symmetric algorithms and hash computations'.C25:'Summary - symmetric algorithms and hash computations'.C28 'Summary - symmetric algorithms and hash computations'.C2:'Summary - symmetric algorithms and hash computations'.C2 'Summary - symmetric algorithms and hash computations'.D2:'Summary - symmetric algorithms and hash computations'.D2 'Summary - symmetric algorithms and hash computations'.D25:'Summary - symmetric algorithms and hash computations'.D28 'Summary - symmetric algorithms and hash computations'.E2:'Summary - symmetric algorithms and hash computations'.E2 'Summary - symmetric algorithms and hash computations'.E25:'Summary - symmetric algorithms and hash computations'.E28 'Summary - symmetric algorithms and hash computations'.F2:'Summary - symmetric algorithms and hash computations'.F2 'Summary - symmetric algorithms and hash computations'.F25:'Summary - symmetric algorithms and hash computations'.F28 'Summary - symmetric algorithms and hash computations'.G2:'Summary - symmetric algorithms and hash computations'.G2 'Summary - symmetric algorithms and hash computations'.G25:'Summary - symmetric algorithms and hash computations'.G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0.2mm" svg:y="509.5mm">
            <loext:p draw:notify-on-update-of-ranges="'Summary - symmetric algorithms and hash computations'.B20:'Summary - symmetric algorithms and hash computations'.B23 'Summary - symmetric algorithms and hash computations'.C2:'Summary - symmetric algorithms and hash computations'.C2 'Summary - symmetric algorithms and hash computations'.C20:'Summary - symmetric algorithms and hash computations'.C23 'Summary - symmetric algorithms and hash computations'.D2:'Summary - symmetric algorithms and hash computations'.D2 'Summary - symmetric algorithms and hash computations'.D20:'Summary - symmetric algorithms and hash computations'.D23 'Summary - symmetric algorithms and hash computations'.E2:'Summary - symmetric algorithms and hash computations'.E2 'Summary - symmetric algorithms and hash computations'.E20:'Summary - symmetric algorithms and hash computations'.E23 'Summary - symmetric algorithms and hash computations'.F2:'Summary - symmetric algorithms and hash computations'.F2 'Summary - symmetric algorithms and hash computations'.F20:'Summary - symmetric algorithms and hash computations'.F23 'Summary - symmetric algorithms and hash computations'.G2:'Summary - symmetric algorithms and hash computations'.G2 'Summary - symmetric algorithms and hash computations'.G20:'Summary - symmetric algorithms and hash computations'.G2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0mm" svg:y="510.27mm">
            <loext:p draw:notify-on-update-of-ranges="'Summary - symmetric algorithms and hash computations'.B35:'Summary - symmetric algorithms and hash computations'.B38 'Summary - symmetric algorithms and hash computations'.C2:'Summary - symmetric algorithms and hash computations'.C2 'Summary - symmetric algorithms and hash computations'.C35:'Summary - symmetric algorithms and hash computations'.C38 'Summary - symmetric algorithms and hash computations'.D2:'Summary - symmetric algorithms and hash computations'.D2 'Summary - symmetric algorithms and hash computations'.D35:'Summary - symmetric algorithms and hash computations'.D38 'Summary - symmetric algorithms and hash computations'.E2:'Summary - symmetric algorithms and hash computations'.E2 'Summary - symmetric algorithms and hash computations'.E35:'Summary - symmetric algorithms and hash computations'.E38 'Summary - symmetric algorithms and hash computations'.F2:'Summary - symmetric algorithms and hash computations'.F2 'Summary - symmetric algorithms and hash computations'.F35:'Summary - symmetric algorithms and hash computations'.F38 'Summary - symmetric algorithms and hash computations'.G2:'Summary - symmetric algorithms and hash computations'.G2 'Summary - symmetric algorithms and hash computations'.G35:'Summary - symmetric algorithms and hash computations'.G3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2" table:number-columns-repeated="5" table:default-cell-style-name="ce8"/>
        <table:table-column table:style-name="co3" table:default-cell-style-name="ce20"/>
        <table:table-column table:style-name="co4" table:visibility="collapse" table:default-cell-style-name="Default"/>
        <table:table-column table:style-name="co3" table:default-cell-style-name="ce42"/>
        <table:table-column table:style-name="co5" table:number-columns-repeated="1012" table:default-cell-style-name="Default"/>
        <table:table-row table:style-name="ro1">
          <table:table-cell table:style-name="ce1" table:number-columns-repeated="2"/>
          <table:table-cell table:number-columns-repeated="5" table:style-name="ce1" office:value-type="string" calcext:value-type="string">
            <text:p>kB/s processed</text:p>
          </table:table-cell>
          <table:table-cell table:style-name="ce16" office:value-type="string" calcext:value-type="string" table:number-columns-spanned="1" table:number-rows-spanned="3">
            <text:p>gain compared to slowest version</text:p>
          </table:table-cell>
          <table:table-cell/>
          <table:table-cell table:style-name="ce21" office:value-type="string" calcext:value-type="string" table:number-columns-spanned="1" table:number-rows-spanned="3">
            <text:p>compared to 24kc, size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buffer size per call</text:p>
          </table:table-cell>
          <table:table-cell table:style-name="ce10" office:value-type="string" calcext:value-type="string" table:number-columns-spanned="1" table:number-rows-spanned="2">
            <text:p>16 Bytes</text:p>
          </table:table-cell>
          <table:table-cell table:style-name="ce10" office:value-type="string" calcext:value-type="string" table:number-columns-spanned="1" table:number-rows-spanned="2">
            <text:p>64 Bytes</text:p>
          </table:table-cell>
          <table:table-cell table:style-name="ce10" office:value-type="string" calcext:value-type="string" table:number-columns-spanned="1" table:number-rows-spanned="2">
            <text:p>256 Bytes</text:p>
          </table:table-cell>
          <table:table-cell table:style-name="ce10" office:value-type="string" calcext:value-type="string" table:number-columns-spanned="1" table:number-rows-spanned="2">
            <text:p>1024 Bytes</text:p>
          </table:table-cell>
          <table:table-cell table:style-name="ce10" office:value-type="string" calcext:value-type="string" table:number-columns-spanned="1" table:number-rows-spanned="2">
            <text:p>8192 Bytes</text:p>
          </table:table-cell>
          <table:covered-table-cell table:style-name="ce17"/>
          <table:table-cell/>
          <table:covered-table-cell table:style-name="ce22"/>
          <table:table-cell table:number-columns-repeated="1012"/>
        </table:table-row>
        <table:table-row table:style-name="ro1">
          <table:table-cell table:style-name="ce1" office:value-type="string" calcext:value-type="string">
            <text:p>cryptographic operation</text:p>
          </table:table-cell>
          <table:table-cell table:style-name="ce1" office:value-type="string" calcext:value-type="string">
            <text:p>compiler settings/optimization</text:p>
          </table:table-cell>
          <table:covered-table-cell table:number-columns-repeated="5" table:style-name="ce10"/>
          <table:covered-table-cell table:style-name="ce17"/>
          <table:table-cell/>
          <table:covered-table-cell table:style-name="ce22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ce18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4">
            <text:p>MD4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3]" office:value-type="float" office:value="3280032" calcext:value-type="float">
            <text:p>3,280,032.00</text:p>
          </table:table-cell>
          <table:table-cell table:style-name="ce11" table:formula="of:=['34kc, speed'.D3]" office:value-type="float" office:value="10734812.04" calcext:value-type="float">
            <text:p>10,734,812.04</text:p>
          </table:table-cell>
          <table:table-cell table:style-name="ce11" table:formula="of:=['34kc, speed'.E3]" office:value-type="float" office:value="27902539.6" calcext:value-type="float">
            <text:p>27,902,539.60</text:p>
          </table:table-cell>
          <table:table-cell table:style-name="ce11" table:formula="of:=['34kc, speed'.F3]" office:value-type="float" office:value="46243498.67" calcext:value-type="float">
            <text:p>46,243,498.67</text:p>
          </table:table-cell>
          <table:table-cell table:style-name="ce11" table:formula="of:=['34kc, speed'.G3]" office:value-type="float" office:value="57478250.17" calcext:value-type="float">
            <text:p>57,478,250.17</text:p>
          </table:table-cell>
          <table:table-cell table:style-name="ce19" table:formula="of:=[.G5]/[.I5]" office:value-type="percentage" office:value="1.00935858249655" calcext:value-type="percentage">
            <text:p>100,94%</text:p>
          </table:table-cell>
          <table:table-cell table:formula="of:=MIN([.G5:.G8])" office:value-type="float" office:value="56945322.67" calcext:value-type="float">
            <text:p>56945322,67</text:p>
          </table:table-cell>
          <table:table-cell table:style-name="ce23" table:formula="of:=[.G5]/[.G8]" office:value-type="percentage" office:value="0.993718745291984" calcext:value-type="percentage">
            <text:p>99,37%</text:p>
          </table:table-cell>
          <table:table-cell table:number-columns-repeated="1012"/>
        </table:table-row>
        <table:table-row table:style-name="ro1">
          <table:covered-table-cell table:style-name="ce4" office:value-type="string" calcext:value-type="string">
            <text:p>MD4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3]" office:value-type="float" office:value="3226627.42" calcext:value-type="float">
            <text:p>3,226,627.42</text:p>
          </table:table-cell>
          <table:table-cell table:style-name="ce12" table:formula="of:=['34kc, size'.D3]" office:value-type="float" office:value="10728426.67" calcext:value-type="float">
            <text:p>10,728,426.67</text:p>
          </table:table-cell>
          <table:table-cell table:style-name="ce12" table:formula="of:=['34kc, size'.E3]" office:value-type="float" office:value="28112824.08" calcext:value-type="float">
            <text:p>28,112,824.08</text:p>
          </table:table-cell>
          <table:table-cell table:style-name="ce12" table:formula="of:=['34kc, size'.F3]" office:value-type="float" office:value="47008449.5" calcext:value-type="float">
            <text:p>47,008,449.50</text:p>
          </table:table-cell>
          <table:table-cell table:style-name="ce12" table:formula="of:=['34kc, size'.G3]" office:value-type="float" office:value="58330327.76" calcext:value-type="float">
            <text:p>58,330,327.76</text:p>
          </table:table-cell>
          <table:table-cell table:style-name="ce19" table:formula="of:=[.G6]/[.I5]" office:value-type="percentage" office:value="1.02432166550405" calcext:value-type="percentage">
            <text:p>102,43%</text:p>
          </table:table-cell>
          <table:table-cell/>
          <table:table-cell table:style-name="ce23" table:formula="of:=[.G6]/[.G8]" office:value-type="percentage" office:value="1.00844997790818" calcext:value-type="percentage">
            <text:p>100,84%</text:p>
          </table:table-cell>
          <table:table-cell table:number-columns-repeated="13"/>
          <table:table-cell table:style-name="ce43" table:number-columns-repeated="999"/>
        </table:table-row>
        <table:table-row table:style-name="ro1">
          <table:covered-table-cell table:style-name="ce5" office:value-type="string" calcext:value-type="string">
            <text:p>MD4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3]" office:value-type="float" office:value="3340426.67" calcext:value-type="float">
            <text:p>3,340,426.67</text:p>
          </table:table-cell>
          <table:table-cell table:style-name="ce13" table:formula="of:=['24kc, speed'.D3]" office:value-type="float" office:value="10951620.07" calcext:value-type="float">
            <text:p>10,951,620.07</text:p>
          </table:table-cell>
          <table:table-cell table:style-name="ce13" table:formula="of:=['24kc, speed'.E3]" office:value-type="float" office:value="28111796.66" calcext:value-type="float">
            <text:p>28,111,796.66</text:p>
          </table:table-cell>
          <table:table-cell table:style-name="ce13" table:formula="of:=['24kc, speed'.F3]" office:value-type="float" office:value="46504719.46" calcext:value-type="float">
            <text:p>46,504,719.46</text:p>
          </table:table-cell>
          <table:table-cell table:style-name="ce13" table:formula="of:=['24kc, speed'.G3]" office:value-type="float" office:value="56945322.67" calcext:value-type="float">
            <text:p>56,945,322.67</text:p>
          </table:table-cell>
          <table:table-cell table:style-name="ce19" table:formula="of:=[.G7]/[.I5]" office:value-type="percentage" office:value="1" calcext:value-type="percentage">
            <text:p>100,00%</text:p>
          </table:table-cell>
          <table:table-cell/>
          <table:table-cell table:style-name="ce23" table:formula="of:=[.G7]/[.G8]" office:value-type="percentage" office:value="0.98450517241763" calcext:value-type="percentage">
            <text:p>98,45%</text:p>
          </table:table-cell>
          <table:table-cell table:number-columns-repeated="13"/>
          <table:table-cell table:style-name="ce44" table:number-columns-repeated="999"/>
        </table:table-row>
        <table:table-row table:style-name="ro1">
          <table:covered-table-cell table:style-name="ce6" office:value-type="string" calcext:value-type="string">
            <text:p>MD4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3]" office:value-type="float" office:value="3336872.24" calcext:value-type="float">
            <text:p>3,336,872.24</text:p>
          </table:table-cell>
          <table:table-cell table:style-name="ce14" table:formula="of:=['24kc, size'.D3]" office:value-type="float" office:value="11002884.28" calcext:value-type="float">
            <text:p>11,002,884.28</text:p>
          </table:table-cell>
          <table:table-cell table:style-name="ce14" table:formula="of:=['24kc, size'.E3]" office:value-type="float" office:value="28581369.13" calcext:value-type="float">
            <text:p>28,581,369.13</text:p>
          </table:table-cell>
          <table:table-cell table:style-name="ce14" table:formula="of:=['24kc, size'.F3]" office:value-type="float" office:value="47120725.33" calcext:value-type="float">
            <text:p>47,120,725.33</text:p>
          </table:table-cell>
          <table:table-cell table:style-name="ce14" table:formula="of:=['24kc, size'.G3]" office:value-type="float" office:value="57841567.79" calcext:value-type="float">
            <text:p>57,841,567.79</text:p>
          </table:table-cell>
          <table:table-cell table:style-name="ce19" table:formula="of:=[.G8]/[.I5]" office:value-type="percentage" office:value="1.01573869596268" calcext:value-type="percentage">
            <text:p>101,57%</text:p>
          </table:table-cell>
          <table:table-cell/>
          <table:table-cell table:style-name="ce23" table:formula="of:=[.G8]/[.G8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MD5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4]" office:value-type="float" office:value="2564136.45" calcext:value-type="float">
            <text:p>2,564,136.45</text:p>
          </table:table-cell>
          <table:table-cell table:style-name="ce11" table:formula="of:=['34kc, speed'.D4]" office:value-type="float" office:value="8043151.84" calcext:value-type="float">
            <text:p>8,043,151.84</text:p>
          </table:table-cell>
          <table:table-cell table:style-name="ce11" table:formula="of:=['34kc, speed'.E4]" office:value-type="float" office:value="19454544.48" calcext:value-type="float">
            <text:p>19,454,544.48</text:p>
          </table:table-cell>
          <table:table-cell table:style-name="ce11" table:formula="of:=['34kc, speed'.F4]" office:value-type="float" office:value="30537535.57" calcext:value-type="float">
            <text:p>30,537,535.57</text:p>
          </table:table-cell>
          <table:table-cell table:style-name="ce11" table:formula="of:=['34kc, speed'.G4]" office:value-type="float" office:value="36274943.14" calcext:value-type="float">
            <text:p>36,274,943.14</text:p>
          </table:table-cell>
          <table:table-cell table:style-name="ce19" table:formula="of:=[.G10]/[.I10]" office:value-type="percentage" office:value="1" calcext:value-type="percentage">
            <text:p>100,00%</text:p>
          </table:table-cell>
          <table:table-cell table:formula="of:=MIN([.G10:.G13])" office:value-type="float" office:value="36274943.14" calcext:value-type="float">
            <text:p>36274943,14</text:p>
          </table:table-cell>
          <table:table-cell table:style-name="ce24" table:formula="of:=[.G10]/[.G13]" office:value-type="percentage" office:value="0.976448058522523" calcext:value-type="percentage">
            <text:p>97,64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MD5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4]" office:value-type="float" office:value="2497931.77" calcext:value-type="float">
            <text:p>2,497,931.77</text:p>
          </table:table-cell>
          <table:table-cell table:style-name="ce12" table:formula="of:=['34kc, size'.D4]" office:value-type="float" office:value="7988703.36" calcext:value-type="float">
            <text:p>7,988,703.36</text:p>
          </table:table-cell>
          <table:table-cell table:style-name="ce12" table:formula="of:=['34kc, size'.E4]" office:value-type="float" office:value="19648343.62" calcext:value-type="float">
            <text:p>19,648,343.62</text:p>
          </table:table-cell>
          <table:table-cell table:style-name="ce12" table:formula="of:=['34kc, size'.F4]" office:value-type="float" office:value="30927882.27" calcext:value-type="float">
            <text:p>30,927,882.27</text:p>
          </table:table-cell>
          <table:table-cell table:style-name="ce12" table:formula="of:=['34kc, size'.G4]" office:value-type="float" office:value="37077704.35" calcext:value-type="float">
            <text:p>37,077,704.35</text:p>
          </table:table-cell>
          <table:table-cell table:style-name="ce19" table:formula="of:=[.G11]/[.I10]" office:value-type="percentage" office:value="1.02212990953292" calcext:value-type="percentage">
            <text:p>102,21%</text:p>
          </table:table-cell>
          <table:table-cell/>
          <table:table-cell table:style-name="ce24" table:formula="of:=[.G11]/[.G13]" office:value-type="percentage" office:value="0.998056765721221" calcext:value-type="percentage">
            <text:p>99,81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MD5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4]" office:value-type="float" office:value="2628150.34" calcext:value-type="float">
            <text:p>2,628,150.34</text:p>
          </table:table-cell>
          <table:table-cell table:style-name="ce13" table:formula="of:=['24kc, speed'.D4]" office:value-type="float" office:value="8134698.67" calcext:value-type="float">
            <text:p>8,134,698.67</text:p>
          </table:table-cell>
          <table:table-cell table:style-name="ce13" table:formula="of:=['24kc, speed'.E4]" office:value-type="float" office:value="19699927.76" calcext:value-type="float">
            <text:p>19,699,927.76</text:p>
          </table:table-cell>
          <table:table-cell table:style-name="ce13" table:formula="of:=['24kc, speed'.F4]" office:value-type="float" office:value="30589174.58" calcext:value-type="float">
            <text:p>30,589,174.58</text:p>
          </table:table-cell>
          <table:table-cell table:style-name="ce13" table:formula="of:=['24kc, speed'.G4]" office:value-type="float" office:value="36335218.73" calcext:value-type="float">
            <text:p>36,335,218.73</text:p>
          </table:table-cell>
          <table:table-cell table:style-name="ce19" table:formula="of:=[.G12]/[.I10]" office:value-type="percentage" office:value="1.00166163155011" calcext:value-type="percentage">
            <text:p>100,17%</text:p>
          </table:table-cell>
          <table:table-cell/>
          <table:table-cell table:style-name="ce24" table:formula="of:=[.G12]/[.G13]" office:value-type="percentage" office:value="0.978070555423611" calcext:value-type="percentage">
            <text:p>97,81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MD5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4]" office:value-type="float" office:value="2529091.64" calcext:value-type="float">
            <text:p>2,529,091.64</text:p>
          </table:table-cell>
          <table:table-cell table:style-name="ce14" table:formula="of:=['24kc, size'.D4]" office:value-type="float" office:value="8033905.02" calcext:value-type="float">
            <text:p>8,033,905.02</text:p>
          </table:table-cell>
          <table:table-cell table:style-name="ce14" table:formula="of:=['24kc, size'.E4]" office:value-type="float" office:value="19622314.09" calcext:value-type="float">
            <text:p>19,622,314.09</text:p>
          </table:table-cell>
          <table:table-cell table:style-name="ce14" table:formula="of:=['24kc, size'.F4]" office:value-type="float" office:value="31055816.84" calcext:value-type="float">
            <text:p>31,055,816.84</text:p>
          </table:table-cell>
          <table:table-cell table:style-name="ce14" table:formula="of:=['24kc, size'.G4]" office:value-type="float" office:value="37149895.3" calcext:value-type="float">
            <text:p>37,149,895.30</text:p>
          </table:table-cell>
          <table:table-cell table:style-name="ce19" table:formula="of:=[.G13]/[.I10]" office:value-type="percentage" office:value="1.02412001465097" calcext:value-type="percentage">
            <text:p>102,41%</text:p>
          </table:table-cell>
          <table:table-cell/>
          <table:table-cell table:style-name="ce24" table:formula="of:=[.G13]/[.G13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HMAC(MD5)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5]" office:value-type="float" office:value="1977191.95" calcext:value-type="float">
            <text:p>1,977,191.95</text:p>
          </table:table-cell>
          <table:table-cell table:style-name="ce11" table:formula="of:=['34kc, speed'.D5]" office:value-type="float" office:value="6597222.74" calcext:value-type="float">
            <text:p>6,597,222.74</text:p>
          </table:table-cell>
          <table:table-cell table:style-name="ce11" table:formula="of:=['34kc, speed'.E5]" office:value-type="float" office:value="17217755.18" calcext:value-type="float">
            <text:p>17,217,755.18</text:p>
          </table:table-cell>
          <table:table-cell table:style-name="ce11" table:formula="of:=['34kc, speed'.F5]" office:value-type="float" office:value="29034179.87" calcext:value-type="float">
            <text:p>29,034,179.87</text:p>
          </table:table-cell>
          <table:table-cell table:style-name="ce11" table:formula="of:=['34kc, speed'.G5]" office:value-type="float" office:value="36267468.46" calcext:value-type="float">
            <text:p>36,267,468.46</text:p>
          </table:table-cell>
          <table:table-cell table:style-name="ce19" table:formula="of:=[.G15]/[.I15]" office:value-type="percentage" office:value="1.00397185174343" calcext:value-type="percentage">
            <text:p>100,40%</text:p>
          </table:table-cell>
          <table:table-cell table:formula="of:=MIN([.G15:.G18])" office:value-type="float" office:value="36123989.33" calcext:value-type="float">
            <text:p>36123989,33</text:p>
          </table:table-cell>
          <table:table-cell table:style-name="ce25" table:formula="of:=[.G15]/[.G18]" office:value-type="percentage" office:value="0.984403347343869" calcext:value-type="percentage">
            <text:p>98,44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HMAC(MD5)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5]" office:value-type="float" office:value="1969872.91" calcext:value-type="float">
            <text:p>1,969,872.91</text:p>
          </table:table-cell>
          <table:table-cell table:style-name="ce12" table:formula="of:=['34kc, size'.D5]" office:value-type="float" office:value="6533244.15" calcext:value-type="float">
            <text:p>6,533,244.15</text:p>
          </table:table-cell>
          <table:table-cell table:style-name="ce12" table:formula="of:=['34kc, size'.E5]" office:value-type="float" office:value="17257557.33" calcext:value-type="float">
            <text:p>17,257,557.33</text:p>
          </table:table-cell>
          <table:table-cell table:style-name="ce12" table:formula="of:=['34kc, size'.F5]" office:value-type="float" office:value="29467911.71" calcext:value-type="float">
            <text:p>29,467,911.71</text:p>
          </table:table-cell>
          <table:table-cell table:style-name="ce12" table:formula="of:=['34kc, size'.G5]" office:value-type="float" office:value="36943454.18" calcext:value-type="float">
            <text:p>36,943,454.18</text:p>
          </table:table-cell>
          <table:table-cell table:style-name="ce19" table:formula="of:=[.G16]/[.I15]" office:value-type="percentage" office:value="1.0226847827496" calcext:value-type="percentage">
            <text:p>102,27%</text:p>
          </table:table-cell>
          <table:table-cell/>
          <table:table-cell table:style-name="ce26" table:formula="of:=[.G16]/[.G18]" office:value-type="percentage" office:value="1.00275154295224" calcext:value-type="percentage">
            <text:p>100,28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HMAC(MD5)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5]" office:value-type="float" office:value="2048784" calcext:value-type="float">
            <text:p>2,048,784.00</text:p>
          </table:table-cell>
          <table:table-cell table:style-name="ce13" table:formula="of:=['24kc, speed'.D5]" office:value-type="float" office:value="6737894.31" calcext:value-type="float">
            <text:p>6,737,894.31</text:p>
          </table:table-cell>
          <table:table-cell table:style-name="ce13" table:formula="of:=['24kc, speed'.E5]" office:value-type="float" office:value="17571822.82" calcext:value-type="float">
            <text:p>17,571,822.82</text:p>
          </table:table-cell>
          <table:table-cell table:style-name="ce13" table:formula="of:=['24kc, speed'.F5]" office:value-type="float" office:value="29270249.66" calcext:value-type="float">
            <text:p>29,270,249.66</text:p>
          </table:table-cell>
          <table:table-cell table:style-name="ce13" table:formula="of:=['24kc, speed'.G5]" office:value-type="float" office:value="36123989.33" calcext:value-type="float">
            <text:p>36,123,989.33</text:p>
          </table:table-cell>
          <table:table-cell table:style-name="ce19" table:formula="of:=[.G17]/[.I15]" office:value-type="percentage" office:value="1" calcext:value-type="percentage">
            <text:p>100,00%</text:p>
          </table:table-cell>
          <table:table-cell/>
          <table:table-cell table:style-name="ce26" table:formula="of:=[.G17]/[.G18]" office:value-type="percentage" office:value="0.980508911315014" calcext:value-type="percentage">
            <text:p>98,05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HMAC(MD5)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5]" office:value-type="float" office:value="2002183.28" calcext:value-type="float">
            <text:p>2,002,183.28</text:p>
          </table:table-cell>
          <table:table-cell table:style-name="ce14" table:formula="of:=['24kc, size'.D5]" office:value-type="float" office:value="6458777.26" calcext:value-type="float">
            <text:p>6,458,777.26</text:p>
          </table:table-cell>
          <table:table-cell table:style-name="ce14" table:formula="of:=['24kc, size'.E5]" office:value-type="float" office:value="17516327.52" calcext:value-type="float">
            <text:p>17,516,327.52</text:p>
          </table:table-cell>
          <table:table-cell table:style-name="ce14" table:formula="of:=['24kc, size'.F5]" office:value-type="float" office:value="29457979.93" calcext:value-type="float">
            <text:p>29,457,979.93</text:p>
          </table:table-cell>
          <table:table-cell table:style-name="ce14" table:formula="of:=['24kc, size'.G5]" office:value-type="float" office:value="36842081.61" calcext:value-type="float">
            <text:p>36,842,081.61</text:p>
          </table:table-cell>
          <table:table-cell table:style-name="ce19" table:formula="of:=[.G18]/[.I15]" office:value-type="percentage" office:value="1.0198785431321" calcext:value-type="percentage">
            <text:p>101,99%</text:p>
          </table:table-cell>
          <table:table-cell/>
          <table:table-cell table:style-name="ce26" table:formula="of:=[.G18]/[.G18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SHA1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6]" office:value-type="float" office:value="2324483.22" calcext:value-type="float">
            <text:p>2,324,483.22</text:p>
          </table:table-cell>
          <table:table-cell table:style-name="ce11" table:formula="of:=['34kc, speed'.D6]" office:value-type="float" office:value="6398694.31" calcext:value-type="float">
            <text:p>6,398,694.31</text:p>
          </table:table-cell>
          <table:table-cell table:style-name="ce11" table:formula="of:=['34kc, speed'.E6]" office:value-type="float" office:value="13330322.41" calcext:value-type="float">
            <text:p>13,330,322.41</text:p>
          </table:table-cell>
          <table:table-cell table:style-name="ce11" table:formula="of:=['34kc, speed'.F6]" office:value-type="float" office:value="18384579.87" calcext:value-type="float">
            <text:p>18,384,579.87</text:p>
          </table:table-cell>
          <table:table-cell table:style-name="ce11" table:formula="of:=['34kc, speed'.G6]" office:value-type="float" office:value="20488192" calcext:value-type="float">
            <text:p>20,488,192.00</text:p>
          </table:table-cell>
          <table:table-cell table:style-name="ce19" table:formula="of:=[.G20]/[.I20]" office:value-type="percentage" office:value="1.00972049670302" calcext:value-type="percentage">
            <text:p>100,97%</text:p>
          </table:table-cell>
          <table:table-cell table:formula="of:=MIN([.G20:.G23])" office:value-type="float" office:value="20290953.85" calcext:value-type="float">
            <text:p>20290953,85</text:p>
          </table:table-cell>
          <table:table-cell table:style-name="ce28" table:formula="of:=[.G20]/[.G23]" office:value-type="percentage" office:value="1.00186940830245" calcext:value-type="percentage">
            <text:p>100,19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SHA1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6]" office:value-type="float" office:value="2284698.33" calcext:value-type="float">
            <text:p>2,284,698.33</text:p>
          </table:table-cell>
          <table:table-cell table:style-name="ce12" table:formula="of:=['34kc, size'.D6]" office:value-type="float" office:value="6359018.67" calcext:value-type="float">
            <text:p>6,359,018.67</text:p>
          </table:table-cell>
          <table:table-cell table:style-name="ce12" table:formula="of:=['34kc, size'.E6]" office:value-type="float" office:value="12746136.91" calcext:value-type="float">
            <text:p>12,746,136.91</text:p>
          </table:table-cell>
          <table:table-cell table:style-name="ce12" table:formula="of:=['34kc, size'.F6]" office:value-type="float" office:value="18359151.68" calcext:value-type="float">
            <text:p>18,359,151.68</text:p>
          </table:table-cell>
          <table:table-cell table:style-name="ce12" table:formula="of:=['34kc, size'.G6]" office:value-type="float" office:value="20482739.8" calcext:value-type="float">
            <text:p>20,482,739.80</text:p>
          </table:table-cell>
          <table:table-cell table:style-name="ce19" table:formula="of:=[.G21]/[.I20]" office:value-type="percentage" office:value="1.00945179568283" calcext:value-type="percentage">
            <text:p>100,95%</text:p>
          </table:table-cell>
          <table:table-cell/>
          <table:table-cell table:style-name="ce28" table:formula="of:=[.G21]/[.G23]" office:value-type="percentage" office:value="1.00160279656882" calcext:value-type="percentage">
            <text:p>100,16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SHA1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6]" office:value-type="float" office:value="2359700.33" calcext:value-type="float">
            <text:p>2,359,700.33</text:p>
          </table:table-cell>
          <table:table-cell table:style-name="ce13" table:formula="of:=['24kc, speed'.D6]" office:value-type="float" office:value="6345728.86" calcext:value-type="float">
            <text:p>6,345,728.86</text:p>
          </table:table-cell>
          <table:table-cell table:style-name="ce13" table:formula="of:=['24kc, speed'.E6]" office:value-type="float" office:value="13426386.62" calcext:value-type="float">
            <text:p>13,426,386.62</text:p>
          </table:table-cell>
          <table:table-cell table:style-name="ce13" table:formula="of:=['24kc, speed'.F6]" office:value-type="float" office:value="18269866.67" calcext:value-type="float">
            <text:p>18,269,866.67</text:p>
          </table:table-cell>
          <table:table-cell table:style-name="ce13" table:formula="of:=['24kc, speed'.G6]" office:value-type="float" office:value="20290953.85" calcext:value-type="float">
            <text:p>20,290,953.85</text:p>
          </table:table-cell>
          <table:table-cell table:style-name="ce19" table:formula="of:=[.G22]/[.I20]" office:value-type="percentage" office:value="1" calcext:value-type="percentage">
            <text:p>100,00%</text:p>
          </table:table-cell>
          <table:table-cell/>
          <table:table-cell table:style-name="ce28" table:formula="of:=[.G22]/[.G23]" office:value-type="percentage" office:value="0.992224493385836" calcext:value-type="percentage">
            <text:p>99,22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SHA1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6]" office:value-type="float" office:value="2306069.33" calcext:value-type="float">
            <text:p>2,306,069.33</text:p>
          </table:table-cell>
          <table:table-cell table:style-name="ce14" table:formula="of:=['24kc, size'.D6]" office:value-type="float" office:value="6429174.58" calcext:value-type="float">
            <text:p>6,429,174.58</text:p>
          </table:table-cell>
          <table:table-cell table:style-name="ce14" table:formula="of:=['24kc, size'.E6]" office:value-type="float" office:value="13339654.85" calcext:value-type="float">
            <text:p>13,339,654.85</text:p>
          </table:table-cell>
          <table:table-cell table:style-name="ce14" table:formula="of:=['24kc, size'.F6]" office:value-type="float" office:value="18352622.82" calcext:value-type="float">
            <text:p>18,352,622.82</text:p>
          </table:table-cell>
          <table:table-cell table:style-name="ce14" table:formula="of:=['24kc, size'.G6]" office:value-type="float" office:value="20449962.67" calcext:value-type="float">
            <text:p>20,449,962.67</text:p>
          </table:table-cell>
          <table:table-cell table:style-name="ce19" table:formula="of:=[.G23]/[.I20]" office:value-type="percentage" office:value="1.00783643889664" calcext:value-type="percentage">
            <text:p>100,78%</text:p>
          </table:table-cell>
          <table:table-cell/>
          <table:table-cell table:style-name="ce28" table:formula="of:=[.G23]/[.G23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DES-CBC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9]" office:value-type="float" office:value="4303058.19" calcext:value-type="float">
            <text:p>4,303,058.19</text:p>
          </table:table-cell>
          <table:table-cell table:style-name="ce11" table:formula="of:=['34kc, speed'.D9]" office:value-type="float" office:value="4594474.67" calcext:value-type="float">
            <text:p>4,594,474.67</text:p>
          </table:table-cell>
          <table:table-cell table:style-name="ce11" table:formula="of:=['34kc, speed'.E9]" office:value-type="float" office:value="4669645.48" calcext:value-type="float">
            <text:p>4,669,645.48</text:p>
          </table:table-cell>
          <table:table-cell table:style-name="ce11" table:formula="of:=['34kc, speed'.F9]" office:value-type="float" office:value="4679577.26" calcext:value-type="float">
            <text:p>4,679,577.26</text:p>
          </table:table-cell>
          <table:table-cell table:style-name="ce11" table:formula="of:=['34kc, speed'.G9]" office:value-type="float" office:value="4676837.46" calcext:value-type="float">
            <text:p>4,676,837.46</text:p>
          </table:table-cell>
          <table:table-cell table:style-name="ce19" table:formula="of:=[.G25]/[.I25]" office:value-type="percentage" office:value="1.28678364562923" calcext:value-type="percentage">
            <text:p>128,68%</text:p>
          </table:table-cell>
          <table:table-cell table:formula="of:=MIN([.G25:.G28])" office:value-type="float" office:value="3634517.33" calcext:value-type="float">
            <text:p>3634517,33</text:p>
          </table:table-cell>
          <table:table-cell table:style-name="ce29" table:formula="of:=[.G25]/[.G28]" office:value-type="percentage" office:value="1.28678364562923" calcext:value-type="percentage">
            <text:p>128,68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DES-CBC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9]" office:value-type="float" office:value="4200444.15" calcext:value-type="float">
            <text:p>4,200,444.15</text:p>
          </table:table-cell>
          <table:table-cell table:style-name="ce12" table:formula="of:=['34kc, size'.D9]" office:value-type="float" office:value="4406731.77" calcext:value-type="float">
            <text:p>4,406,731.77</text:p>
          </table:table-cell>
          <table:table-cell table:style-name="ce12" table:formula="of:=['34kc, size'.E9]" office:value-type="float" office:value="4445838.13" calcext:value-type="float">
            <text:p>4,445,838.13</text:p>
          </table:table-cell>
          <table:table-cell table:style-name="ce12" table:formula="of:=['34kc, size'.F9]" office:value-type="float" office:value="4468955.18" calcext:value-type="float">
            <text:p>4,468,955.18</text:p>
          </table:table-cell>
          <table:table-cell table:style-name="ce12" table:formula="of:=['34kc, size'.G9]" office:value-type="float" office:value="4457653.51" calcext:value-type="float">
            <text:p>4,457,653.51</text:p>
          </table:table-cell>
          <table:table-cell table:style-name="ce19" table:formula="of:=[.G26]/[.I25]" office:value-type="percentage" office:value="1.22647743985307" calcext:value-type="percentage">
            <text:p>122,65%</text:p>
          </table:table-cell>
          <table:table-cell/>
          <table:table-cell table:style-name="ce29" table:formula="of:=[.G26]/[.G28]" office:value-type="percentage" office:value="1.22647743985307" calcext:value-type="percentage">
            <text:p>122,65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DES-CBC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9]" office:value-type="float" office:value="3844309.33" calcext:value-type="float">
            <text:p>3,844,309.33</text:p>
          </table:table-cell>
          <table:table-cell table:style-name="ce13" table:formula="of:=['24kc, speed'.D9]" office:value-type="float" office:value="4003693.96" calcext:value-type="float">
            <text:p>4,003,693.96</text:p>
          </table:table-cell>
          <table:table-cell table:style-name="ce13" table:formula="of:=['24kc, speed'.E9]" office:value-type="float" office:value="4125367.22" calcext:value-type="float">
            <text:p>4,125,367.22</text:p>
          </table:table-cell>
          <table:table-cell table:style-name="ce13" table:formula="of:=['24kc, speed'.F9]" office:value-type="float" office:value="4162319.46" calcext:value-type="float">
            <text:p>4,162,319.46</text:p>
          </table:table-cell>
          <table:table-cell table:style-name="ce13" table:formula="of:=['24kc, speed'.G9]" office:value-type="float" office:value="4126037.33" calcext:value-type="float">
            <text:p>4,126,037.33</text:p>
          </table:table-cell>
          <table:table-cell table:style-name="ce19" table:formula="of:=[.G27]/[.I25]" office:value-type="percentage" office:value="1.13523666428631" calcext:value-type="percentage">
            <text:p>113,52%</text:p>
          </table:table-cell>
          <table:table-cell/>
          <table:table-cell table:style-name="ce29" table:formula="of:=[.G27]/[.G28]" office:value-type="percentage" office:value="1.13523666428631" calcext:value-type="percentage">
            <text:p>113,52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DES-CBC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9]" office:value-type="float" office:value="3534797.32" calcext:value-type="float">
            <text:p>3,534,797.32</text:p>
          </table:table-cell>
          <table:table-cell table:style-name="ce14" table:formula="of:=['24kc, size'.D9]" office:value-type="float" office:value="3656725.33" calcext:value-type="float">
            <text:p>3,656,725.33</text:p>
          </table:table-cell>
          <table:table-cell table:style-name="ce14" table:formula="of:=['24kc, size'.E9]" office:value-type="float" office:value="3706948.49" calcext:value-type="float">
            <text:p>3,706,948.49</text:p>
          </table:table-cell>
          <table:table-cell table:style-name="ce14" table:formula="of:=['24kc, size'.F9]" office:value-type="float" office:value="3717907.69" calcext:value-type="float">
            <text:p>3,717,907.69</text:p>
          </table:table-cell>
          <table:table-cell table:style-name="ce14" table:formula="of:=['24kc, size'.G9]" office:value-type="float" office:value="3634517.33" calcext:value-type="float">
            <text:p>3,634,517.33</text:p>
          </table:table-cell>
          <table:table-cell table:style-name="ce19" table:formula="of:=[.G28]/[.I25]" office:value-type="percentage" office:value="1" calcext:value-type="percentage">
            <text:p>100,00%</text:p>
          </table:table-cell>
          <table:table-cell/>
          <table:table-cell table:style-name="ce29" table:formula="of:=[.G28]/[.G28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DES-EDE3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10]" office:value-type="float" office:value="1650368" calcext:value-type="float">
            <text:p>1,650,368.00</text:p>
          </table:table-cell>
          <table:table-cell table:style-name="ce11" table:formula="of:=['34kc, speed'.D10]" office:value-type="float" office:value="1686581.94" calcext:value-type="float">
            <text:p>1,686,581.94</text:p>
          </table:table-cell>
          <table:table-cell table:style-name="ce11" table:formula="of:=['34kc, speed'.E10]" office:value-type="float" office:value="1704805.37" calcext:value-type="float">
            <text:p>1,704,805.37</text:p>
          </table:table-cell>
          <table:table-cell table:style-name="ce11" table:formula="of:=['34kc, speed'.F10]" office:value-type="float" office:value="1706437.58" calcext:value-type="float">
            <text:p>1,706,437.58</text:p>
          </table:table-cell>
          <table:table-cell table:style-name="ce11" table:formula="of:=['34kc, speed'.G10]" office:value-type="float" office:value="1687388.7" calcext:value-type="float">
            <text:p>1,687,388.70</text:p>
          </table:table-cell>
          <table:table-cell table:style-name="ce19" table:formula="of:=[.G30]/[.I30]" office:value-type="percentage" office:value="1.28203360854541" calcext:value-type="percentage">
            <text:p>128,20%</text:p>
          </table:table-cell>
          <table:table-cell table:formula="of:=MIN([.G30:.G33])" office:value-type="float" office:value="1316181.33" calcext:value-type="float">
            <text:p>1316181,33</text:p>
          </table:table-cell>
          <table:table-cell table:style-name="ce30" table:formula="of:=[.G30]/[.G33]" office:value-type="percentage" office:value="1.28203360854541" calcext:value-type="percentage">
            <text:p>128,20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DES-EDE3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10]" office:value-type="float" office:value="1543983.95" calcext:value-type="float">
            <text:p>1,543,983.95</text:p>
          </table:table-cell>
          <table:table-cell table:style-name="ce12" table:formula="of:=['34kc, size'.D10]" office:value-type="float" office:value="1566506.67" calcext:value-type="float">
            <text:p>1,566,506.67</text:p>
          </table:table-cell>
          <table:table-cell table:style-name="ce12" table:formula="of:=['34kc, size'.E10]" office:value-type="float" office:value="1568730.2" calcext:value-type="float">
            <text:p>1,568,730.20</text:p>
          </table:table-cell>
          <table:table-cell table:style-name="ce12" table:formula="of:=['34kc, size'.F10]" office:value-type="float" office:value="1555178.6" calcext:value-type="float">
            <text:p>1,555,178.60</text:p>
          </table:table-cell>
          <table:table-cell table:style-name="ce12" table:formula="of:=['34kc, size'.G10]" office:value-type="float" office:value="1580864.21" calcext:value-type="float">
            <text:p>1,580,864.21</text:p>
          </table:table-cell>
          <table:table-cell table:style-name="ce19" table:formula="of:=[.G31]/[.I30]" office:value-type="percentage" office:value="1.20109909931635" calcext:value-type="percentage">
            <text:p>120,11%</text:p>
          </table:table-cell>
          <table:table-cell/>
          <table:table-cell table:style-name="ce30" table:formula="of:=[.G31]/[.G33]" office:value-type="percentage" office:value="1.20109909931635" calcext:value-type="percentage">
            <text:p>120,11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DES-EDE3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10]" office:value-type="float" office:value="1460708.72" calcext:value-type="float">
            <text:p>1,460,708.72</text:p>
          </table:table-cell>
          <table:table-cell table:style-name="ce13" table:formula="of:=['24kc, speed'.D10]" office:value-type="float" office:value="1479812.71" calcext:value-type="float">
            <text:p>1,479,812.71</text:p>
          </table:table-cell>
          <table:table-cell table:style-name="ce13" table:formula="of:=['24kc, speed'.E10]" office:value-type="float" office:value="1495538.26" calcext:value-type="float">
            <text:p>1,495,538.26</text:p>
          </table:table-cell>
          <table:table-cell table:style-name="ce13" table:formula="of:=['24kc, speed'.F10]" office:value-type="float" office:value="1457653.69" calcext:value-type="float">
            <text:p>1,457,653.69</text:p>
          </table:table-cell>
          <table:table-cell table:style-name="ce13" table:formula="of:=['24kc, speed'.G10]" office:value-type="float" office:value="1478958.39" calcext:value-type="float">
            <text:p>1,478,958.39</text:p>
          </table:table-cell>
          <table:table-cell table:style-name="ce19" table:formula="of:=[.G32]/[.I30]" office:value-type="percentage" office:value="1.12367373422627" calcext:value-type="percentage">
            <text:p>112,37%</text:p>
          </table:table-cell>
          <table:table-cell/>
          <table:table-cell table:style-name="ce30" table:formula="of:=[.G32]/[.G33]" office:value-type="percentage" office:value="1.12367373422627" calcext:value-type="percentage">
            <text:p>112,37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DES-EDE3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10]" office:value-type="float" office:value="1279796.66" calcext:value-type="float">
            <text:p>1,279,796.66</text:p>
          </table:table-cell>
          <table:table-cell table:style-name="ce14" table:formula="of:=['24kc, size'.D10]" office:value-type="float" office:value="1316918.12" calcext:value-type="float">
            <text:p>1,316,918.12</text:p>
          </table:table-cell>
          <table:table-cell table:style-name="ce14" table:formula="of:=['24kc, size'.E10]" office:value-type="float" office:value="1321922.15" calcext:value-type="float">
            <text:p>1,321,922.15</text:p>
          </table:table-cell>
          <table:table-cell table:style-name="ce14" table:formula="of:=['24kc, size'.F10]" office:value-type="float" office:value="1322295.65" calcext:value-type="float">
            <text:p>1,322,295.65</text:p>
          </table:table-cell>
          <table:table-cell table:style-name="ce14" table:formula="of:=['24kc, size'.G10]" office:value-type="float" office:value="1316181.33" calcext:value-type="float">
            <text:p>1,316,181.33</text:p>
          </table:table-cell>
          <table:table-cell table:style-name="ce19" table:formula="of:=[.G33]/[.I30]" office:value-type="percentage" office:value="1" calcext:value-type="percentage">
            <text:p>100,00%</text:p>
          </table:table-cell>
          <table:table-cell/>
          <table:table-cell table:style-name="ce30" table:formula="of:=[.G33]/[.G33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Blowfish-CBC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15]" office:value-type="float" office:value="8294821.33" calcext:value-type="float">
            <text:p>8,294,821.33</text:p>
          </table:table-cell>
          <table:table-cell table:style-name="ce11" table:formula="of:=['34kc, speed'.D15]" office:value-type="float" office:value="9247058.19" calcext:value-type="float">
            <text:p>9,247,058.19</text:p>
          </table:table-cell>
          <table:table-cell table:style-name="ce11" table:formula="of:=['34kc, speed'.E15]" office:value-type="float" office:value="9491092.98" calcext:value-type="float">
            <text:p>9,491,092.98</text:p>
          </table:table-cell>
          <table:table-cell table:style-name="ce11" table:formula="of:=['34kc, speed'.F15]" office:value-type="float" office:value="9479160.84" calcext:value-type="float">
            <text:p>9,479,160.84</text:p>
          </table:table-cell>
          <table:table-cell table:style-name="ce11" table:formula="of:=['34kc, speed'.G15]" office:value-type="float" office:value="9353722.65" calcext:value-type="float">
            <text:p>9,353,722.65</text:p>
          </table:table-cell>
          <table:table-cell table:style-name="ce19" table:formula="of:=[.G35]/[.I35]" office:value-type="percentage" office:value="1.19228525660526" calcext:value-type="percentage">
            <text:p>119,23%</text:p>
          </table:table-cell>
          <table:table-cell table:formula="of:=MIN([.G35:.G38])" office:value-type="float" office:value="7845205.33" calcext:value-type="float">
            <text:p>7845205,33</text:p>
          </table:table-cell>
          <table:table-cell table:style-name="ce31" table:formula="of:=[.G35]/[.G38]" office:value-type="percentage" office:value="1.19228525660526" calcext:value-type="percentage">
            <text:p>119,23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Blowfish-CBC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15]" office:value-type="float" office:value="6994162.16" calcext:value-type="float">
            <text:p>6,994,162.16</text:p>
          </table:table-cell>
          <table:table-cell table:style-name="ce12" table:formula="of:=['34kc, size'.D15]" office:value-type="float" office:value="7834627.42" calcext:value-type="float">
            <text:p>7,834,627.42</text:p>
          </table:table-cell>
          <table:table-cell table:style-name="ce12" table:formula="of:=['34kc, size'.E15]" office:value-type="float" office:value="8153428.19" calcext:value-type="float">
            <text:p>8,153,428.19</text:p>
          </table:table-cell>
          <table:table-cell table:style-name="ce12" table:formula="of:=['34kc, size'.F15]" office:value-type="float" office:value="8243028.76" calcext:value-type="float">
            <text:p>8,243,028.76</text:p>
          </table:table-cell>
          <table:table-cell table:style-name="ce12" table:formula="of:=['34kc, size'.G15]" office:value-type="float" office:value="8257755.18" calcext:value-type="float">
            <text:p>8,257,755.18</text:p>
          </table:table-cell>
          <table:table-cell table:style-name="ce19" table:formula="of:=[.G36]/[.I35]" office:value-type="percentage" office:value="1.0525862399576" calcext:value-type="percentage">
            <text:p>105,26%</text:p>
          </table:table-cell>
          <table:table-cell/>
          <table:table-cell table:style-name="ce31" table:formula="of:=[.G36]/[.G38]" office:value-type="percentage" office:value="1.0525862399576" calcext:value-type="percentage">
            <text:p>105,26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Blowfish-CBC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15]" office:value-type="float" office:value="8124575.25" calcext:value-type="float">
            <text:p>8,124,575.25</text:p>
          </table:table-cell>
          <table:table-cell table:style-name="ce13" table:formula="of:=['24kc, speed'.D15]" office:value-type="float" office:value="9002295.65" calcext:value-type="float">
            <text:p>9,002,295.65</text:p>
          </table:table-cell>
          <table:table-cell table:style-name="ce13" table:formula="of:=['24kc, speed'.E15]" office:value-type="float" office:value="9254100.33" calcext:value-type="float">
            <text:p>9,254,100.33</text:p>
          </table:table-cell>
          <table:table-cell table:style-name="ce13" table:formula="of:=['24kc, speed'.F15]" office:value-type="float" office:value="9287680" calcext:value-type="float">
            <text:p>9,287,680.00</text:p>
          </table:table-cell>
          <table:table-cell table:style-name="ce13" table:formula="of:=['24kc, speed'.G15]" office:value-type="float" office:value="9194766.56" calcext:value-type="float">
            <text:p>9,194,766.56</text:p>
          </table:table-cell>
          <table:table-cell table:style-name="ce19" table:formula="of:=[.G37]/[.I35]" office:value-type="percentage" office:value="1.1720236976895" calcext:value-type="percentage">
            <text:p>117,20%</text:p>
          </table:table-cell>
          <table:table-cell/>
          <table:table-cell table:style-name="ce31" table:formula="of:=[.G37]/[.G38]" office:value-type="percentage" office:value="1.1720236976895" calcext:value-type="percentage">
            <text:p>117,20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Blowfish-CBC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15]" office:value-type="float" office:value="7067616" calcext:value-type="float">
            <text:p>7,067,616.00</text:p>
          </table:table-cell>
          <table:table-cell table:style-name="ce14" table:formula="of:=['24kc, size'.D15]" office:value-type="float" office:value="7542560.54" calcext:value-type="float">
            <text:p>7,542,560.54</text:p>
          </table:table-cell>
          <table:table-cell table:style-name="ce14" table:formula="of:=['24kc, size'.E15]" office:value-type="float" office:value="7866244.3" calcext:value-type="float">
            <text:p>7,866,244.30</text:p>
          </table:table-cell>
          <table:table-cell table:style-name="ce14" table:formula="of:=['24kc, size'.F15]" office:value-type="float" office:value="7863909.03" calcext:value-type="float">
            <text:p>7,863,909.03</text:p>
          </table:table-cell>
          <table:table-cell table:style-name="ce14" table:formula="of:=['24kc, size'.G15]" office:value-type="float" office:value="7845205.33" calcext:value-type="float">
            <text:p>7,845,205.33</text:p>
          </table:table-cell>
          <table:table-cell table:style-name="ce19" table:formula="of:=[.G38]/[.I35]" office:value-type="percentage" office:value="1" calcext:value-type="percentage">
            <text:p>100,00%</text:p>
          </table:table-cell>
          <table:table-cell/>
          <table:table-cell table:style-name="ce31" table:formula="of:=[.G38]/[.G38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Cast-CBC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16]" office:value-type="float" office:value="8174646.15" calcext:value-type="float">
            <text:p>8,174,646.15</text:p>
          </table:table-cell>
          <table:table-cell table:style-name="ce11" table:formula="of:=['34kc, speed'.D16]" office:value-type="float" office:value="9144101.67" calcext:value-type="float">
            <text:p>9,144,101.67</text:p>
          </table:table-cell>
          <table:table-cell table:style-name="ce11" table:formula="of:=['34kc, speed'.E16]" office:value-type="float" office:value="9399823.41" calcext:value-type="float">
            <text:p>9,399,823.41</text:p>
          </table:table-cell>
          <table:table-cell table:style-name="ce11" table:formula="of:=['34kc, speed'.F16]" office:value-type="float" office:value="9427285.33" calcext:value-type="float">
            <text:p>9,427,285.33</text:p>
          </table:table-cell>
          <table:table-cell table:style-name="ce11" table:formula="of:=['34kc, speed'.G16]" office:value-type="float" office:value="9471486.29" calcext:value-type="float">
            <text:p>9,471,486.29</text:p>
          </table:table-cell>
          <table:table-cell table:style-name="ce19" table:formula="of:=[.G40]/[.I40]" office:value-type="percentage" office:value="1.20175728191488" calcext:value-type="percentage">
            <text:p>120,18%</text:p>
          </table:table-cell>
          <table:table-cell table:formula="of:=MIN([.G40:.G43])" office:value-type="float" office:value="7881363.76" calcext:value-type="float">
            <text:p>7881363,76</text:p>
          </table:table-cell>
          <table:table-cell table:style-name="ce32" table:formula="of:=[.G40]/[.G43]" office:value-type="percentage" office:value="1.20175728191488" calcext:value-type="percentage">
            <text:p>120,18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Cast-CBC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16]" office:value-type="float" office:value="7701157.33" calcext:value-type="float">
            <text:p>7,701,157.33</text:p>
          </table:table-cell>
          <table:table-cell table:style-name="ce12" table:formula="of:=['34kc, size'.D16]" office:value-type="float" office:value="8325648.32" calcext:value-type="float">
            <text:p>8,325,648.32</text:p>
          </table:table-cell>
          <table:table-cell table:style-name="ce12" table:formula="of:=['34kc, size'.E16]" office:value-type="float" office:value="8436622.22" calcext:value-type="float">
            <text:p>8,436,622.22</text:p>
          </table:table-cell>
          <table:table-cell table:style-name="ce12" table:formula="of:=['34kc, size'.F16]" office:value-type="float" office:value="8688931.1" calcext:value-type="float">
            <text:p>8,688,931.10</text:p>
          </table:table-cell>
          <table:table-cell table:style-name="ce12" table:formula="of:=['34kc, size'.G16]" office:value-type="float" office:value="8660505.69" calcext:value-type="float">
            <text:p>8,660,505.69</text:p>
          </table:table-cell>
          <table:table-cell table:style-name="ce19" table:formula="of:=[.G41]/[.I40]" office:value-type="percentage" office:value="1.09885877035068" calcext:value-type="percentage">
            <text:p>109,89%</text:p>
          </table:table-cell>
          <table:table-cell/>
          <table:table-cell table:style-name="ce32" table:formula="of:=[.G41]/[.G43]" office:value-type="percentage" office:value="1.09885877035068" calcext:value-type="percentage">
            <text:p>109,89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Cast-CBC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16]" office:value-type="float" office:value="7169369.13" calcext:value-type="float">
            <text:p>7,169,369.13</text:p>
          </table:table-cell>
          <table:table-cell table:style-name="ce13" table:formula="of:=['24kc, speed'.D16]" office:value-type="float" office:value="7889294.98" calcext:value-type="float">
            <text:p>7,889,294.98</text:p>
          </table:table-cell>
          <table:table-cell table:style-name="ce13" table:formula="of:=['24kc, speed'.E16]" office:value-type="float" office:value="8205099.67" calcext:value-type="float">
            <text:p>8,205,099.67</text:p>
          </table:table-cell>
          <table:table-cell table:style-name="ce13" table:formula="of:=['24kc, speed'.F16]" office:value-type="float" office:value="8294400" calcext:value-type="float">
            <text:p>8,294,400.00</text:p>
          </table:table-cell>
          <table:table-cell table:style-name="ce13" table:formula="of:=['24kc, speed'.G16]" office:value-type="float" office:value="8227498.67" calcext:value-type="float">
            <text:p>8,227,498.67</text:p>
          </table:table-cell>
          <table:table-cell table:style-name="ce19" table:formula="of:=[.G42]/[.I40]" office:value-type="percentage" office:value="1.04391814926203" calcext:value-type="percentage">
            <text:p>104,39%</text:p>
          </table:table-cell>
          <table:table-cell/>
          <table:table-cell table:style-name="ce32" table:formula="of:=[.G42]/[.G43]" office:value-type="percentage" office:value="1.04391814926203" calcext:value-type="percentage">
            <text:p>104,39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Cast-CBC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16]" office:value-type="float" office:value="7121187.96" calcext:value-type="float">
            <text:p>7,121,187.96</text:p>
          </table:table-cell>
          <table:table-cell table:style-name="ce14" table:formula="of:=['24kc, size'.D16]" office:value-type="float" office:value="7729402.01" calcext:value-type="float">
            <text:p>7,729,402.01</text:p>
          </table:table-cell>
          <table:table-cell table:style-name="ce14" table:formula="of:=['24kc, size'.E16]" office:value-type="float" office:value="7942099.33" calcext:value-type="float">
            <text:p>7,942,099.33</text:p>
          </table:table-cell>
          <table:table-cell table:style-name="ce14" table:formula="of:=['24kc, size'.F16]" office:value-type="float" office:value="7958089.63" calcext:value-type="float">
            <text:p>7,958,089.63</text:p>
          </table:table-cell>
          <table:table-cell table:style-name="ce14" table:formula="of:=['24kc, size'.G16]" office:value-type="float" office:value="7881363.76" calcext:value-type="float">
            <text:p>7,881,363.76</text:p>
          </table:table-cell>
          <table:table-cell table:style-name="ce19" table:formula="of:=[.G43]/[.I40]" office:value-type="percentage" office:value="1" calcext:value-type="percentage">
            <text:p>100,00%</text:p>
          </table:table-cell>
          <table:table-cell/>
          <table:table-cell table:style-name="ce32" table:formula="of:=[.G43]/[.G43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AES-128-CBC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17]" office:value-type="float" office:value="6266745.15" calcext:value-type="float">
            <text:p>6,266,745.15</text:p>
          </table:table-cell>
          <table:table-cell table:style-name="ce11" table:formula="of:=['34kc, speed'.D17]" office:value-type="float" office:value="6897830.1" calcext:value-type="float">
            <text:p>6,897,830.10</text:p>
          </table:table-cell>
          <table:table-cell table:style-name="ce11" table:formula="of:=['34kc, speed'.E17]" office:value-type="float" office:value="7017225.42" calcext:value-type="float">
            <text:p>7,017,225.42</text:p>
          </table:table-cell>
          <table:table-cell table:style-name="ce11" table:formula="of:=['34kc, speed'.F17]" office:value-type="float" office:value="7040000" calcext:value-type="float">
            <text:p>7,040,000.00</text:p>
          </table:table-cell>
          <table:table-cell table:style-name="ce11" table:formula="of:=['34kc, speed'.G17]" office:value-type="float" office:value="7074161.87" calcext:value-type="float">
            <text:p>7,074,161.87</text:p>
          </table:table-cell>
          <table:table-cell table:style-name="ce19" table:formula="of:=[.G45]/[.I45]" office:value-type="percentage" office:value="1.04029008817961" calcext:value-type="percentage">
            <text:p>104,03%</text:p>
          </table:table-cell>
          <table:table-cell table:formula="of:=MIN([.G45:.G48])" office:value-type="float" office:value="6800181.94" calcext:value-type="float">
            <text:p>6800181,94</text:p>
          </table:table-cell>
          <table:table-cell table:style-name="ce33" table:formula="of:=[.G45]/[.G48]" office:value-type="percentage" office:value="1.04029008817961" calcext:value-type="percentage">
            <text:p>104,03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AES-128-CBC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17]" office:value-type="float" office:value="5944032" calcext:value-type="float">
            <text:p>5,944,032.00</text:p>
          </table:table-cell>
          <table:table-cell table:style-name="ce12" table:formula="of:=['34kc, size'.D17]" office:value-type="float" office:value="6712655.03" calcext:value-type="float">
            <text:p>6,712,655.03</text:p>
          </table:table-cell>
          <table:table-cell table:style-name="ce12" table:formula="of:=['34kc, size'.E17]" office:value-type="float" office:value="6914577.18" calcext:value-type="float">
            <text:p>6,914,577.18</text:p>
          </table:table-cell>
          <table:table-cell table:style-name="ce12" table:formula="of:=['34kc, size'.F17]" office:value-type="float" office:value="6977975.84" calcext:value-type="float">
            <text:p>6,977,975.84</text:p>
          </table:table-cell>
          <table:table-cell table:style-name="ce12" table:formula="of:=['34kc, size'.G17]" office:value-type="float" office:value="6933162.67" calcext:value-type="float">
            <text:p>6,933,162.67</text:p>
          </table:table-cell>
          <table:table-cell table:style-name="ce19" table:formula="of:=[.G46]/[.I45]" office:value-type="percentage" office:value="1.01955546648212" calcext:value-type="percentage">
            <text:p>101,96%</text:p>
          </table:table-cell>
          <table:table-cell/>
          <table:table-cell table:style-name="ce33" table:formula="of:=[.G46]/[.G48]" office:value-type="percentage" office:value="1.01955546648212" calcext:value-type="percentage">
            <text:p>101,96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AES-128-CBC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17]" office:value-type="float" office:value="6456984.62" calcext:value-type="float">
            <text:p>6,456,984.62</text:p>
          </table:table-cell>
          <table:table-cell table:style-name="ce13" table:formula="of:=['24kc, speed'.D17]" office:value-type="float" office:value="6923318.12" calcext:value-type="float">
            <text:p>6,923,318.12</text:p>
          </table:table-cell>
          <table:table-cell table:style-name="ce13" table:formula="of:=['24kc, speed'.E17]" office:value-type="float" office:value="7018240" calcext:value-type="float">
            <text:p>7,018,240.00</text:p>
          </table:table-cell>
          <table:table-cell table:style-name="ce13" table:formula="of:=['24kc, speed'.F17]" office:value-type="float" office:value="7111800.67" calcext:value-type="float">
            <text:p>7,111,800.67</text:p>
          </table:table-cell>
          <table:table-cell table:style-name="ce13" table:formula="of:=['24kc, speed'.G17]" office:value-type="float" office:value="7045120" calcext:value-type="float">
            <text:p>7,045,120.00</text:p>
          </table:table-cell>
          <table:table-cell table:style-name="ce19" table:formula="of:=[.G47]/[.I45]" office:value-type="percentage" office:value="1.03601933921197" calcext:value-type="percentage">
            <text:p>103,60%</text:p>
          </table:table-cell>
          <table:table-cell/>
          <table:table-cell table:style-name="ce33" table:formula="of:=[.G47]/[.G48]" office:value-type="percentage" office:value="1.03601933921197" calcext:value-type="percentage">
            <text:p>103,60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AES-128-CBC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17]" office:value-type="float" office:value="5904337.12" calcext:value-type="float">
            <text:p>5,904,337.12</text:p>
          </table:table-cell>
          <table:table-cell table:style-name="ce14" table:formula="of:=['24kc, size'.D17]" office:value-type="float" office:value="6624064.21" calcext:value-type="float">
            <text:p>6,624,064.21</text:p>
          </table:table-cell>
          <table:table-cell table:style-name="ce14" table:formula="of:=['24kc, size'.E17]" office:value-type="float" office:value="6819788.63" calcext:value-type="float">
            <text:p>6,819,788.63</text:p>
          </table:table-cell>
          <table:table-cell table:style-name="ce14" table:formula="of:=['24kc, size'.F17]" office:value-type="float" office:value="6863872" calcext:value-type="float">
            <text:p>6,863,872.00</text:p>
          </table:table-cell>
          <table:table-cell table:style-name="ce14" table:formula="of:=['24kc, size'.G17]" office:value-type="float" office:value="6800181.94" calcext:value-type="float">
            <text:p>6,800,181.94</text:p>
          </table:table-cell>
          <table:table-cell table:style-name="ce19" table:formula="of:=[.G48]/[.I45]" office:value-type="percentage" office:value="1" calcext:value-type="percentage">
            <text:p>100,00%</text:p>
          </table:table-cell>
          <table:table-cell/>
          <table:table-cell table:style-name="ce33" table:formula="of:=[.G48]/[.G48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AES-192-CBC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18]" office:value-type="float" office:value="5518233.56" calcext:value-type="float">
            <text:p>5,518,233.56</text:p>
          </table:table-cell>
          <table:table-cell table:style-name="ce11" table:formula="of:=['34kc, speed'.D18]" office:value-type="float" office:value="5864519.06" calcext:value-type="float">
            <text:p>5,864,519.06</text:p>
          </table:table-cell>
          <table:table-cell table:style-name="ce11" table:formula="of:=['34kc, speed'.E18]" office:value-type="float" office:value="5946049.5" calcext:value-type="float">
            <text:p>5,946,049.50</text:p>
          </table:table-cell>
          <table:table-cell table:style-name="ce11" table:formula="of:=['34kc, speed'.F18]" office:value-type="float" office:value="5987146.49" calcext:value-type="float">
            <text:p>5,987,146.49</text:p>
          </table:table-cell>
          <table:table-cell table:style-name="ce11" table:formula="of:=['34kc, speed'.G18]" office:value-type="float" office:value="5991941.14" calcext:value-type="float">
            <text:p>5,991,941.14</text:p>
          </table:table-cell>
          <table:table-cell table:style-name="ce19" table:formula="of:=[.G50]/[.I50]" office:value-type="percentage" office:value="1.02093003288015" calcext:value-type="percentage">
            <text:p>102,09%</text:p>
          </table:table-cell>
          <table:table-cell table:formula="of:=MIN([.G50:.G53])" office:value-type="float" office:value="5869100.67" calcext:value-type="float">
            <text:p>5869100,67</text:p>
          </table:table-cell>
          <table:table-cell table:style-name="ce34" table:formula="of:=[.G50]/[.G53]" office:value-type="percentage" office:value="1.02093003288015" calcext:value-type="percentage">
            <text:p>102,09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AES-192-CBC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18]" office:value-type="float" office:value="5077501" calcext:value-type="float">
            <text:p>5,077,501.00</text:p>
          </table:table-cell>
          <table:table-cell table:style-name="ce12" table:formula="of:=['34kc, size'.D18]" office:value-type="float" office:value="5700409.36" calcext:value-type="float">
            <text:p>5,700,409.36</text:p>
          </table:table-cell>
          <table:table-cell table:style-name="ce12" table:formula="of:=['34kc, size'.E18]" office:value-type="float" office:value="5833898.67" calcext:value-type="float">
            <text:p>5,833,898.67</text:p>
          </table:table-cell>
          <table:table-cell table:style-name="ce12" table:formula="of:=['34kc, size'.F18]" office:value-type="float" office:value="5874346.67" calcext:value-type="float">
            <text:p>5,874,346.67</text:p>
          </table:table-cell>
          <table:table-cell table:style-name="ce12" table:formula="of:=['34kc, size'.G18]" office:value-type="float" office:value="5896048.16" calcext:value-type="float">
            <text:p>5,896,048.16</text:p>
          </table:table-cell>
          <table:table-cell table:style-name="ce19" table:formula="of:=[.G51]/[.I50]" office:value-type="percentage" office:value="1.00459141724008" calcext:value-type="percentage">
            <text:p>100,46%</text:p>
          </table:table-cell>
          <table:table-cell/>
          <table:table-cell table:style-name="ce34" table:formula="of:=[.G51]/[.G53]" office:value-type="percentage" office:value="1.00459141724008" calcext:value-type="percentage">
            <text:p>100,46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AES-192-CBC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18]" office:value-type="float" office:value="5540800" calcext:value-type="float">
            <text:p>5,540,800.00</text:p>
          </table:table-cell>
          <table:table-cell table:style-name="ce13" table:formula="of:=['24kc, speed'.D18]" office:value-type="float" office:value="5841962.67" calcext:value-type="float">
            <text:p>5,841,962.67</text:p>
          </table:table-cell>
          <table:table-cell table:style-name="ce13" table:formula="of:=['24kc, speed'.E18]" office:value-type="float" office:value="5957693.65" calcext:value-type="float">
            <text:p>5,957,693.65</text:p>
          </table:table-cell>
          <table:table-cell table:style-name="ce13" table:formula="of:=['24kc, speed'.F18]" office:value-type="float" office:value="5954953.85" calcext:value-type="float">
            <text:p>5,954,953.85</text:p>
          </table:table-cell>
          <table:table-cell table:style-name="ce13" table:formula="of:=['24kc, speed'.G18]" office:value-type="float" office:value="5983721.74" calcext:value-type="float">
            <text:p>5,983,721.74</text:p>
          </table:table-cell>
          <table:table-cell table:style-name="ce19" table:formula="of:=[.G52]/[.I50]" office:value-type="percentage" office:value="1.01952957981891" calcext:value-type="percentage">
            <text:p>101,95%</text:p>
          </table:table-cell>
          <table:table-cell/>
          <table:table-cell table:style-name="ce34" table:formula="of:=[.G52]/[.G53]" office:value-type="percentage" office:value="1.01952957981891" calcext:value-type="percentage">
            <text:p>101,95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AES-192-CBC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18]" office:value-type="float" office:value="5123703.01" calcext:value-type="float">
            <text:p>5,123,703.01</text:p>
          </table:table-cell>
          <table:table-cell table:style-name="ce14" table:formula="of:=['24kc, size'.D18]" office:value-type="float" office:value="5663529.1" calcext:value-type="float">
            <text:p>5,663,529.10</text:p>
          </table:table-cell>
          <table:table-cell table:style-name="ce14" table:formula="of:=['24kc, size'.E18]" office:value-type="float" office:value="5797376" calcext:value-type="float">
            <text:p>5,797,376.00</text:p>
          </table:table-cell>
          <table:table-cell table:style-name="ce14" table:formula="of:=['24kc, size'.F18]" office:value-type="float" office:value="5851868.9" calcext:value-type="float">
            <text:p>5,851,868.90</text:p>
          </table:table-cell>
          <table:table-cell table:style-name="ce14" table:formula="of:=['24kc, size'.G18]" office:value-type="float" office:value="5869100.67" calcext:value-type="float">
            <text:p>5,869,100.67</text:p>
          </table:table-cell>
          <table:table-cell table:style-name="ce19" table:formula="of:=[.G53]/[.I50]" office:value-type="percentage" office:value="1" calcext:value-type="percentage">
            <text:p>100,00%</text:p>
          </table:table-cell>
          <table:table-cell/>
          <table:table-cell table:style-name="ce34" table:formula="of:=[.G53]/[.G53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AES-256-CBC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19]" office:value-type="float" office:value="4766120.81" calcext:value-type="float">
            <text:p>4,766,120.81</text:p>
          </table:table-cell>
          <table:table-cell table:style-name="ce11" table:formula="of:=['34kc, speed'.D19]" office:value-type="float" office:value="5072938.67" calcext:value-type="float">
            <text:p>5,072,938.67</text:p>
          </table:table-cell>
          <table:table-cell table:style-name="ce11" table:formula="of:=['34kc, speed'.E19]" office:value-type="float" office:value="5167677.85" calcext:value-type="float">
            <text:p>5,167,677.85</text:p>
          </table:table-cell>
          <table:table-cell table:style-name="ce11" table:formula="of:=['34kc, speed'.F19]" office:value-type="float" office:value="5179933.11" calcext:value-type="float">
            <text:p>5,179,933.11</text:p>
          </table:table-cell>
          <table:table-cell table:style-name="ce11" table:formula="of:=['34kc, speed'.G19]" office:value-type="float" office:value="5233470.27" calcext:value-type="float">
            <text:p>5,233,470.27</text:p>
          </table:table-cell>
          <table:table-cell table:style-name="ce19" table:formula="of:=[.G55]/[.I55]" office:value-type="percentage" office:value="1.0297388356551" calcext:value-type="percentage">
            <text:p>102,97%</text:p>
          </table:table-cell>
          <table:table-cell table:formula="of:=MIN([.G55:.G58])" office:value-type="float" office:value="5082327.76" calcext:value-type="float">
            <text:p>5082327,76</text:p>
          </table:table-cell>
          <table:table-cell table:style-name="ce35" table:formula="of:=[.G55]/[.G58]" office:value-type="percentage" office:value="1.0297388356551" calcext:value-type="percentage">
            <text:p>102,97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AES-256-CBC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19]" office:value-type="float" office:value="4571065.77" calcext:value-type="float">
            <text:p>4,571,065.77</text:p>
          </table:table-cell>
          <table:table-cell table:style-name="ce12" table:formula="of:=['34kc, size'.D19]" office:value-type="float" office:value="4974469.57" calcext:value-type="float">
            <text:p>4,974,469.57</text:p>
          </table:table-cell>
          <table:table-cell table:style-name="ce12" table:formula="of:=['34kc, size'.E19]" office:value-type="float" office:value="5060608" calcext:value-type="float">
            <text:p>5,060,608.00</text:p>
          </table:table-cell>
          <table:table-cell table:style-name="ce12" table:formula="of:=['34kc, size'.F19]" office:value-type="float" office:value="5124109.7" calcext:value-type="float">
            <text:p>5,124,109.70</text:p>
          </table:table-cell>
          <table:table-cell table:style-name="ce12" table:formula="of:=['34kc, size'.G19]" office:value-type="float" office:value="5112465.55" calcext:value-type="float">
            <text:p>5,112,465.55</text:p>
          </table:table-cell>
          <table:table-cell table:style-name="ce19" table:formula="of:=[.G56]/[.I55]" office:value-type="percentage" office:value="1.00592991861666" calcext:value-type="percentage">
            <text:p>100,59%</text:p>
          </table:table-cell>
          <table:table-cell/>
          <table:table-cell table:style-name="ce35" table:formula="of:=[.G56]/[.G58]" office:value-type="percentage" office:value="1.00592991861666" calcext:value-type="percentage">
            <text:p>100,59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AES-256-CBC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19]" office:value-type="float" office:value="4826080" calcext:value-type="float">
            <text:p>4,826,080.00</text:p>
          </table:table-cell>
          <table:table-cell table:style-name="ce13" table:formula="of:=['24kc, speed'.D19]" office:value-type="float" office:value="5093458.19" calcext:value-type="float">
            <text:p>5,093,458.19</text:p>
          </table:table-cell>
          <table:table-cell table:style-name="ce13" table:formula="of:=['24kc, speed'.E19]" office:value-type="float" office:value="5164093.65" calcext:value-type="float">
            <text:p>5,164,093.65</text:p>
          </table:table-cell>
          <table:table-cell table:style-name="ce13" table:formula="of:=['24kc, speed'.F19]" office:value-type="float" office:value="5189522.41" calcext:value-type="float">
            <text:p>5,189,522.41</text:p>
          </table:table-cell>
          <table:table-cell table:style-name="ce13" table:formula="of:=['24kc, speed'.G19]" office:value-type="float" office:value="5158229.33" calcext:value-type="float">
            <text:p>5,158,229.33</text:p>
          </table:table-cell>
          <table:table-cell table:style-name="ce19" table:formula="of:=[.G57]/[.I55]" office:value-type="percentage" office:value="1.01493441068429" calcext:value-type="percentage">
            <text:p>101,49%</text:p>
          </table:table-cell>
          <table:table-cell/>
          <table:table-cell table:style-name="ce35" table:formula="of:=[.G57]/[.G58]" office:value-type="percentage" office:value="1.01493441068429" calcext:value-type="percentage">
            <text:p>101,49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AES-256-CBC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19]" office:value-type="float" office:value="4528331.77" calcext:value-type="float">
            <text:p>4,528,331.77</text:p>
          </table:table-cell>
          <table:table-cell table:style-name="ce14" table:formula="of:=['24kc, size'.D19]" office:value-type="float" office:value="4922645.33" calcext:value-type="float">
            <text:p>4,922,645.33</text:p>
          </table:table-cell>
          <table:table-cell table:style-name="ce14" table:formula="of:=['24kc, size'.E19]" office:value-type="float" office:value="5068026.85" calcext:value-type="float">
            <text:p>5,068,026.85</text:p>
          </table:table-cell>
          <table:table-cell table:style-name="ce14" table:formula="of:=['24kc, size'.F19]" office:value-type="float" office:value="5077875.59" calcext:value-type="float">
            <text:p>5,077,875.59</text:p>
          </table:table-cell>
          <table:table-cell table:style-name="ce14" table:formula="of:=['24kc, size'.G19]" office:value-type="float" office:value="5082327.76" calcext:value-type="float">
            <text:p>5,082,327.76</text:p>
          </table:table-cell>
          <table:table-cell table:style-name="ce19" table:formula="of:=[.G58]/[.I55]" office:value-type="percentage" office:value="1" calcext:value-type="percentage">
            <text:p>100,00%</text:p>
          </table:table-cell>
          <table:table-cell/>
          <table:table-cell table:style-name="ce35" table:formula="of:=[.G58]/[.G58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SHA256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23]" office:value-type="float" office:value="1704365.1" calcext:value-type="float">
            <text:p>1,704,365.10</text:p>
          </table:table-cell>
          <table:table-cell table:style-name="ce11" table:formula="of:=['34kc, speed'.D23]" office:value-type="float" office:value="3823240.13" calcext:value-type="float">
            <text:p>3,823,240.13</text:p>
          </table:table-cell>
          <table:table-cell table:style-name="ce11" table:formula="of:=['34kc, speed'.E23]" office:value-type="float" office:value="6521921.07" calcext:value-type="float">
            <text:p>6,521,921.07</text:p>
          </table:table-cell>
          <table:table-cell table:style-name="ce11" table:formula="of:=['34kc, speed'.F23]" office:value-type="float" office:value="7923029.33" calcext:value-type="float">
            <text:p>7,923,029.33</text:p>
          </table:table-cell>
          <table:table-cell table:style-name="ce11" table:formula="of:=['34kc, speed'.G23]" office:value-type="float" office:value="8476939.13" calcext:value-type="float">
            <text:p>8,476,939.13</text:p>
          </table:table-cell>
          <table:table-cell table:style-name="ce19" table:formula="of:=[.G60]/[.I60]" office:value-type="percentage" office:value="1.00740025234458" calcext:value-type="percentage">
            <text:p>100,74%</text:p>
          </table:table-cell>
          <table:table-cell table:formula="of:=MIN([.G60:.G63])" office:value-type="float" office:value="8414668.46" calcext:value-type="float">
            <text:p>8414668,46</text:p>
          </table:table-cell>
          <table:table-cell table:style-name="ce36" table:formula="of:=[.G60]/[.G63]" office:value-type="percentage" office:value="1.00740025234458" calcext:value-type="percentage">
            <text:p>100,74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SHA256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23]" office:value-type="float" office:value="1722138.67" calcext:value-type="float">
            <text:p>1,722,138.67</text:p>
          </table:table-cell>
          <table:table-cell table:style-name="ce12" table:formula="of:=['34kc, size'.D23]" office:value-type="float" office:value="3824481.61" calcext:value-type="float">
            <text:p>3,824,481.61</text:p>
          </table:table-cell>
          <table:table-cell table:style-name="ce12" table:formula="of:=['34kc, size'.E23]" office:value-type="float" office:value="6558410.74" calcext:value-type="float">
            <text:p>6,558,410.74</text:p>
          </table:table-cell>
          <table:table-cell table:style-name="ce12" table:formula="of:=['34kc, size'.F23]" office:value-type="float" office:value="7959459.53" calcext:value-type="float">
            <text:p>7,959,459.53</text:p>
          </table:table-cell>
          <table:table-cell table:style-name="ce12" table:formula="of:=['34kc, size'.G23]" office:value-type="float" office:value="8445952" calcext:value-type="float">
            <text:p>8,445,952.00</text:p>
          </table:table-cell>
          <table:table-cell table:style-name="ce19" table:formula="of:=[.G61]/[.I60]" office:value-type="percentage" office:value="1.00371773886859" calcext:value-type="percentage">
            <text:p>100,37%</text:p>
          </table:table-cell>
          <table:table-cell/>
          <table:table-cell table:style-name="ce36" table:formula="of:=[.G61]/[.G63]" office:value-type="percentage" office:value="1.00371773886859" calcext:value-type="percentage">
            <text:p>100,37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SHA256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23]" office:value-type="float" office:value="1757320.81" calcext:value-type="float">
            <text:p>1,757,320.81</text:p>
          </table:table-cell>
          <table:table-cell table:style-name="ce13" table:formula="of:=['24kc, speed'.D23]" office:value-type="float" office:value="3851044.82" calcext:value-type="float">
            <text:p>3,851,044.82</text:p>
          </table:table-cell>
          <table:table-cell table:style-name="ce13" table:formula="of:=['24kc, speed'.E23]" office:value-type="float" office:value="6528085.33" calcext:value-type="float">
            <text:p>6,528,085.33</text:p>
          </table:table-cell>
          <table:table-cell table:style-name="ce13" table:formula="of:=['24kc, speed'.F23]" office:value-type="float" office:value="7955692.31" calcext:value-type="float">
            <text:p>7,955,692.31</text:p>
          </table:table-cell>
          <table:table-cell table:style-name="ce13" table:formula="of:=['24kc, speed'.G23]" office:value-type="float" office:value="8465979.93" calcext:value-type="float">
            <text:p>8,465,979.93</text:p>
          </table:table-cell>
          <table:table-cell table:style-name="ce19" table:formula="of:=[.G62]/[.I60]" office:value-type="percentage" office:value="1.00609785997439" calcext:value-type="percentage">
            <text:p>100,61%</text:p>
          </table:table-cell>
          <table:table-cell/>
          <table:table-cell table:style-name="ce36" table:formula="of:=[.G62]/[.G63]" office:value-type="percentage" office:value="1.00609785997439" calcext:value-type="percentage">
            <text:p>100,61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SHA256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23]" office:value-type="float" office:value="1740452.17" calcext:value-type="float">
            <text:p>1,740,452.17</text:p>
          </table:table-cell>
          <table:table-cell table:style-name="ce14" table:formula="of:=['24kc, size'.D23]" office:value-type="float" office:value="3836425.42" calcext:value-type="float">
            <text:p>3,836,425.42</text:p>
          </table:table-cell>
          <table:table-cell table:style-name="ce14" table:formula="of:=['24kc, size'.E23]" office:value-type="float" office:value="6561073.83" calcext:value-type="float">
            <text:p>6,561,073.83</text:p>
          </table:table-cell>
          <table:table-cell table:style-name="ce14" table:formula="of:=['24kc, size'.F23]" office:value-type="float" office:value="7937541.14" calcext:value-type="float">
            <text:p>7,937,541.14</text:p>
          </table:table-cell>
          <table:table-cell table:style-name="ce14" table:formula="of:=['24kc, size'.G23]" office:value-type="float" office:value="8414668.46" calcext:value-type="float">
            <text:p>8,414,668.46</text:p>
          </table:table-cell>
          <table:table-cell table:style-name="ce19" table:formula="of:=[.G63]/[.I60]" office:value-type="percentage" office:value="1" calcext:value-type="percentage">
            <text:p>100,00%</text:p>
          </table:table-cell>
          <table:table-cell/>
          <table:table-cell table:style-name="ce36" table:formula="of:=[.G63]/[.G63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SHA512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24]" office:value-type="float" office:value="468430.77" calcext:value-type="float">
            <text:p>468,430.77</text:p>
          </table:table-cell>
          <table:table-cell table:style-name="ce11" table:formula="of:=['34kc, speed'.D24]" office:value-type="float" office:value="1871325.75" calcext:value-type="float">
            <text:p>1,871,325.75</text:p>
          </table:table-cell>
          <table:table-cell table:style-name="ce11" table:formula="of:=['34kc, speed'.E24]" office:value-type="float" office:value="2577664" calcext:value-type="float">
            <text:p>2,577,664.00</text:p>
          </table:table-cell>
          <table:table-cell table:style-name="ce11" table:formula="of:=['34kc, speed'.F24]" office:value-type="float" office:value="3513792.64" calcext:value-type="float">
            <text:p>3,513,792.64</text:p>
          </table:table-cell>
          <table:table-cell table:style-name="ce11" table:formula="of:=['34kc, speed'.G24]" office:value-type="float" office:value="3936558.39" calcext:value-type="float">
            <text:p>3,936,558.39</text:p>
          </table:table-cell>
          <table:table-cell table:style-name="ce19" table:formula="of:=[.G65]/[.I65]" office:value-type="percentage" office:value="1.01254782925016" calcext:value-type="percentage">
            <text:p>101,25%</text:p>
          </table:table-cell>
          <table:table-cell table:formula="of:=MIN([.G65:.G68])" office:value-type="float" office:value="3887775.25" calcext:value-type="float">
            <text:p>3887775,25</text:p>
          </table:table-cell>
          <table:table-cell table:style-name="ce37" table:formula="of:=[.G65]/[.G68]" office:value-type="percentage" office:value="0.801341533515121" calcext:value-type="percentage">
            <text:p>80,13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SHA512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24]" office:value-type="float" office:value="579806.71" calcext:value-type="float">
            <text:p>579,806.71</text:p>
          </table:table-cell>
          <table:table-cell table:style-name="ce12" table:formula="of:=['34kc, size'.D24]" office:value-type="float" office:value="2305177.26" calcext:value-type="float">
            <text:p>2,305,177.26</text:p>
          </table:table-cell>
          <table:table-cell table:style-name="ce12" table:formula="of:=['34kc, size'.E24]" office:value-type="float" office:value="3267210.7" calcext:value-type="float">
            <text:p>3,267,210.70</text:p>
          </table:table-cell>
          <table:table-cell table:style-name="ce12" table:formula="of:=['34kc, size'.F24]" office:value-type="float" office:value="4454572.39" calcext:value-type="float">
            <text:p>4,454,572.39</text:p>
          </table:table-cell>
          <table:table-cell table:style-name="ce12" table:formula="of:=['34kc, size'.G24]" office:value-type="float" office:value="4939858.19" calcext:value-type="float">
            <text:p>4,939,858.19</text:p>
          </table:table-cell>
          <table:table-cell table:style-name="ce19" table:formula="of:=[.G66]/[.I65]" office:value-type="percentage" office:value="1.27061310707197" calcext:value-type="percentage">
            <text:p>127,06%</text:p>
          </table:table-cell>
          <table:table-cell/>
          <table:table-cell table:style-name="ce37" table:formula="of:=[.G66]/[.G68]" office:value-type="percentage" office:value="1.0055772441678" calcext:value-type="percentage">
            <text:p>100,56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SHA512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24]" office:value-type="float" office:value="465107.69" calcext:value-type="float">
            <text:p>465,107.69</text:p>
          </table:table-cell>
          <table:table-cell table:style-name="ce13" table:formula="of:=['24kc, speed'.D24]" office:value-type="float" office:value="1853589.33" calcext:value-type="float">
            <text:p>1,853,589.33</text:p>
          </table:table-cell>
          <table:table-cell table:style-name="ce13" table:formula="of:=['24kc, speed'.E24]" office:value-type="float" office:value="2579692.31" calcext:value-type="float">
            <text:p>2,579,692.31</text:p>
          </table:table-cell>
          <table:table-cell table:style-name="ce13" table:formula="of:=['24kc, speed'.F24]" office:value-type="float" office:value="3492216.72" calcext:value-type="float">
            <text:p>3,492,216.72</text:p>
          </table:table-cell>
          <table:table-cell table:style-name="ce13" table:formula="of:=['24kc, speed'.G24]" office:value-type="float" office:value="3887775.25" calcext:value-type="float">
            <text:p>3,887,775.25</text:p>
          </table:table-cell>
          <table:table-cell table:style-name="ce19" table:formula="of:=[.G67]/[.I65]" office:value-type="percentage" office:value="1" calcext:value-type="percentage">
            <text:p>100,00%</text:p>
          </table:table-cell>
          <table:table-cell/>
          <table:table-cell table:style-name="ce37" table:formula="of:=[.G67]/[.G68]" office:value-type="percentage" office:value="0.791411042882342" calcext:value-type="percentage">
            <text:p>79,14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SHA512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24]" office:value-type="float" office:value="585030.87" calcext:value-type="float">
            <text:p>585,030.87</text:p>
          </table:table-cell>
          <table:table-cell table:style-name="ce14" table:formula="of:=['24kc, size'.D24]" office:value-type="float" office:value="2326603.34" calcext:value-type="float">
            <text:p>2,326,603.34</text:p>
          </table:table-cell>
          <table:table-cell table:style-name="ce14" table:formula="of:=['24kc, size'.E24]" office:value-type="float" office:value="3244373.33" calcext:value-type="float">
            <text:p>3,244,373.33</text:p>
          </table:table-cell>
          <table:table-cell table:style-name="ce14" table:formula="of:=['24kc, size'.F24]" office:value-type="float" office:value="4414159.2" calcext:value-type="float">
            <text:p>4,414,159.20</text:p>
          </table:table-cell>
          <table:table-cell table:style-name="ce14" table:formula="of:=['24kc, size'.G24]" office:value-type="float" office:value="4912460.2" calcext:value-type="float">
            <text:p>4,912,460.20</text:p>
          </table:table-cell>
          <table:table-cell table:style-name="ce19" table:formula="of:=[.G68]/[.I65]" office:value-type="percentage" office:value="1.26356589157256" calcext:value-type="percentage">
            <text:p>126,36%</text:p>
          </table:table-cell>
          <table:table-cell/>
          <table:table-cell table:style-name="ce37" table:formula="of:=[.G68]/[.G68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AES-128-IGE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26]" office:value-type="float" office:value="6236261.33" calcext:value-type="float">
            <text:p>6,236,261.33</text:p>
          </table:table-cell>
          <table:table-cell table:style-name="ce11" table:formula="of:=['34kc, speed'.D26]" office:value-type="float" office:value="6810502.01" calcext:value-type="float">
            <text:p>6,810,502.01</text:p>
          </table:table-cell>
          <table:table-cell table:style-name="ce11" table:formula="of:=['34kc, speed'.E26]" office:value-type="float" office:value="6958904.7" calcext:value-type="float">
            <text:p>6,958,904.70</text:p>
          </table:table-cell>
          <table:table-cell table:style-name="ce11" table:formula="of:=['34kc, speed'.F26]" office:value-type="float" office:value="6975186.62" calcext:value-type="float">
            <text:p>6,975,186.62</text:p>
          </table:table-cell>
          <table:table-cell table:style-name="ce11" table:formula="of:=['34kc, speed'.G26]" office:value-type="float" office:value="6933162.67" calcext:value-type="float">
            <text:p>6,933,162.67</text:p>
          </table:table-cell>
          <table:table-cell table:style-name="ce19" table:formula="of:=[.G70]/[.I70]" office:value-type="percentage" office:value="1.05437848375004" calcext:value-type="percentage">
            <text:p>105,44%</text:p>
          </table:table-cell>
          <table:table-cell table:formula="of:=MIN([.G70:.G73])" office:value-type="float" office:value="6575591.95" calcext:value-type="float">
            <text:p>6575591,95</text:p>
          </table:table-cell>
          <table:table-cell table:style-name="ce38" table:formula="of:=[.G70]/[.G73]" office:value-type="percentage" office:value="1.04309013472349" calcext:value-type="percentage">
            <text:p>104,31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AES-128-IGE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26]" office:value-type="float" office:value="5538820.07" calcext:value-type="float">
            <text:p>5,538,820.07</text:p>
          </table:table-cell>
          <table:table-cell table:style-name="ce12" table:formula="of:=['34kc, size'.D26]" office:value-type="float" office:value="6352682.67" calcext:value-type="float">
            <text:p>6,352,682.67</text:p>
          </table:table-cell>
          <table:table-cell table:style-name="ce12" table:formula="of:=['34kc, size'.E26]" office:value-type="float" office:value="6595404.71" calcext:value-type="float">
            <text:p>6,595,404.71</text:p>
          </table:table-cell>
          <table:table-cell table:style-name="ce12" table:formula="of:=['34kc, size'.F26]" office:value-type="float" office:value="6686238.93" calcext:value-type="float">
            <text:p>6,686,238.93</text:p>
          </table:table-cell>
          <table:table-cell table:style-name="ce12" table:formula="of:=['34kc, size'.G26]" office:value-type="float" office:value="6575591.95" calcext:value-type="float">
            <text:p>6,575,591.95</text:p>
          </table:table-cell>
          <table:table-cell table:style-name="ce19" table:formula="of:=[.G71]/[.I70]" office:value-type="percentage" office:value="1" calcext:value-type="percentage">
            <text:p>100,00%</text:p>
          </table:table-cell>
          <table:table-cell/>
          <table:table-cell table:style-name="ce38" table:formula="of:=[.G71]/[.G73]" office:value-type="percentage" office:value="0.989293835941716" calcext:value-type="percentage">
            <text:p>98,93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AES-128-IGE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26]" office:value-type="float" office:value="6247127.76" calcext:value-type="float">
            <text:p>6,247,127.76</text:p>
          </table:table-cell>
          <table:table-cell table:style-name="ce13" table:formula="of:=['24kc, speed'.D26]" office:value-type="float" office:value="6834641.61" calcext:value-type="float">
            <text:p>6,834,641.61</text:p>
          </table:table-cell>
          <table:table-cell table:style-name="ce13" table:formula="of:=['24kc, speed'.E26]" office:value-type="float" office:value="6961316.39" calcext:value-type="float">
            <text:p>6,961,316.39</text:p>
          </table:table-cell>
          <table:table-cell table:style-name="ce13" table:formula="of:=['24kc, speed'.F26]" office:value-type="float" office:value="6796970.67" calcext:value-type="float">
            <text:p>6,796,970.67</text:p>
          </table:table-cell>
          <table:table-cell table:style-name="ce13" table:formula="of:=['24kc, speed'.G26]" office:value-type="float" office:value="6880730.2" calcext:value-type="float">
            <text:p>6,880,730.20</text:p>
          </table:table-cell>
          <table:table-cell table:style-name="ce19" table:formula="of:=[.G72]/[.I70]" office:value-type="percentage" office:value="1.04640468148271" calcext:value-type="percentage">
            <text:p>104,64%</text:p>
          </table:table-cell>
          <table:table-cell/>
          <table:table-cell table:style-name="ce38" table:formula="of:=[.G72]/[.G73]" office:value-type="percentage" office:value="1.0352017012914" calcext:value-type="percentage">
            <text:p>103,52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AES-128-IGE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26]" office:value-type="float" office:value="5580533.33" calcext:value-type="float">
            <text:p>5,580,533.33</text:p>
          </table:table-cell>
          <table:table-cell table:style-name="ce14" table:formula="of:=['24kc, size'.D26]" office:value-type="float" office:value="6268939.13" calcext:value-type="float">
            <text:p>6,268,939.13</text:p>
          </table:table-cell>
          <table:table-cell table:style-name="ce14" table:formula="of:=['24kc, size'.E26]" office:value-type="float" office:value="6409161.2" calcext:value-type="float">
            <text:p>6,409,161.20</text:p>
          </table:table-cell>
          <table:table-cell table:style-name="ce14" table:formula="of:=['24kc, size'.F26]" office:value-type="float" office:value="6695727.09" calcext:value-type="float">
            <text:p>6,695,727.09</text:p>
          </table:table-cell>
          <table:table-cell table:style-name="ce14" table:formula="of:=['24kc, size'.G26]" office:value-type="float" office:value="6646753.18" calcext:value-type="float">
            <text:p>6,646,753.18</text:p>
          </table:table-cell>
          <table:table-cell table:style-name="ce19" table:formula="of:=[.G73]/[.I70]" office:value-type="percentage" office:value="1.01082202644889" calcext:value-type="percentage">
            <text:p>101,08%</text:p>
          </table:table-cell>
          <table:table-cell/>
          <table:table-cell table:style-name="ce38" table:formula="of:=[.G73]/[.G73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AES-192-IGE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27]" office:value-type="float" office:value="5382389.3" calcext:value-type="float">
            <text:p>5,382,389.30</text:p>
          </table:table-cell>
          <table:table-cell table:style-name="ce11" table:formula="of:=['34kc, speed'.D27]" office:value-type="float" office:value="5796387.96" calcext:value-type="float">
            <text:p>5,796,387.96</text:p>
          </table:table-cell>
          <table:table-cell table:style-name="ce11" table:formula="of:=['34kc, speed'.E27]" office:value-type="float" office:value="5877212.04" calcext:value-type="float">
            <text:p>5,877,212.04</text:p>
          </table:table-cell>
          <table:table-cell table:style-name="ce11" table:formula="of:=['34kc, speed'.F27]" office:value-type="float" office:value="5822416.05" calcext:value-type="float">
            <text:p>5,822,416.05</text:p>
          </table:table-cell>
          <table:table-cell table:style-name="ce11" table:formula="of:=['34kc, speed'.G27]" office:value-type="float" office:value="5907007.36" calcext:value-type="float">
            <text:p>5,907,007.36</text:p>
          </table:table-cell>
          <table:table-cell table:style-name="ce19" table:formula="of:=[.G75]/[.I75]" office:value-type="percentage" office:value="1.18306851491527" calcext:value-type="percentage">
            <text:p>118,31%</text:p>
          </table:table-cell>
          <table:table-cell table:formula="of:=MIN([.G75:.G78])" office:value-type="float" office:value="4992954.58" calcext:value-type="float">
            <text:p>4992954,58</text:p>
          </table:table-cell>
          <table:table-cell table:style-name="ce39" table:formula="of:=[.G75]/[.G78]" office:value-type="percentage" office:value="1.18306851491527" calcext:value-type="percentage">
            <text:p>118,31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AES-192-IGE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27]" office:value-type="float" office:value="4732250.67" calcext:value-type="float">
            <text:p>4,732,250.67</text:p>
          </table:table-cell>
          <table:table-cell table:style-name="ce12" table:formula="of:=['34kc, size'.D27]" office:value-type="float" office:value="5473990.64" calcext:value-type="float">
            <text:p>5,473,990.64</text:p>
          </table:table-cell>
          <table:table-cell table:style-name="ce12" table:formula="of:=['34kc, size'.E27]" office:value-type="float" office:value="5655973.24" calcext:value-type="float">
            <text:p>5,655,973.24</text:p>
          </table:table-cell>
          <table:table-cell table:style-name="ce12" table:formula="of:=['34kc, size'.F27]" office:value-type="float" office:value="5698440.13" calcext:value-type="float">
            <text:p>5,698,440.13</text:p>
          </table:table-cell>
          <table:table-cell table:style-name="ce12" table:formula="of:=['34kc, size'.G27]" office:value-type="float" office:value="5674124.41" calcext:value-type="float">
            <text:p>5,674,124.41</text:p>
          </table:table-cell>
          <table:table-cell table:style-name="ce19" table:formula="of:=[.G76]/[.I75]" office:value-type="percentage" office:value="1.13642620197839" calcext:value-type="percentage">
            <text:p>113,64%</text:p>
          </table:table-cell>
          <table:table-cell/>
          <table:table-cell table:style-name="ce39" table:formula="of:=[.G76]/[.G78]" office:value-type="percentage" office:value="1.13642620197839" calcext:value-type="percentage">
            <text:p>113,64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AES-192-IGE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27]" office:value-type="float" office:value="5392080.27" calcext:value-type="float">
            <text:p>5,392,080.27</text:p>
          </table:table-cell>
          <table:table-cell table:style-name="ce13" table:formula="of:=['24kc, speed'.D27]" office:value-type="float" office:value="5818244.3" calcext:value-type="float">
            <text:p>5,818,244.30</text:p>
          </table:table-cell>
          <table:table-cell table:style-name="ce13" table:formula="of:=['24kc, speed'.E27]" office:value-type="float" office:value="5884928" calcext:value-type="float">
            <text:p>5,884,928.00</text:p>
          </table:table-cell>
          <table:table-cell table:style-name="ce13" table:formula="of:=['24kc, speed'.F27]" office:value-type="float" office:value="5926829.53" calcext:value-type="float">
            <text:p>5,926,829.53</text:p>
          </table:table-cell>
          <table:table-cell table:style-name="ce13" table:formula="of:=['24kc, speed'.G27]" office:value-type="float" office:value="5887828.76" calcext:value-type="float">
            <text:p>5,887,828.76</text:p>
          </table:table-cell>
          <table:table-cell table:style-name="ce19" table:formula="of:=[.G77]/[.I75]" office:value-type="percentage" office:value="1.17922738243695" calcext:value-type="percentage">
            <text:p>117,92%</text:p>
          </table:table-cell>
          <table:table-cell/>
          <table:table-cell table:style-name="ce39" table:formula="of:=[.G77]/[.G78]" office:value-type="percentage" office:value="1.17922738243695" calcext:value-type="percentage">
            <text:p>117,92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AES-192-IGE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27]" office:value-type="float" office:value="4874782.61" calcext:value-type="float">
            <text:p>4,874,782.61</text:p>
          </table:table-cell>
          <table:table-cell table:style-name="ce14" table:formula="of:=['24kc, size'.D27]" office:value-type="float" office:value="5485099.67" calcext:value-type="float">
            <text:p>5,485,099.67</text:p>
          </table:table-cell>
          <table:table-cell table:style-name="ce14" table:formula="of:=['24kc, size'.E27]" office:value-type="float" office:value="5654249.66" calcext:value-type="float">
            <text:p>5,654,249.66</text:p>
          </table:table-cell>
          <table:table-cell table:style-name="ce14" table:formula="of:=['24kc, size'.F27]" office:value-type="float" office:value="5684565.33" calcext:value-type="float">
            <text:p>5,684,565.33</text:p>
          </table:table-cell>
          <table:table-cell table:style-name="ce14" table:formula="of:=['24kc, size'.G27]" office:value-type="float" office:value="4992954.58" calcext:value-type="float">
            <text:p>4,992,954.58</text:p>
          </table:table-cell>
          <table:table-cell table:style-name="ce19" table:formula="of:=[.G78]/[.I75]" office:value-type="percentage" office:value="1" calcext:value-type="percentage">
            <text:p>100,00%</text:p>
          </table:table-cell>
          <table:table-cell/>
          <table:table-cell table:style-name="ce39" table:formula="of:=[.G78]/[.G78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AES-256-IGE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28]" office:value-type="float" office:value="4743325.75" calcext:value-type="float">
            <text:p>4,743,325.75</text:p>
          </table:table-cell>
          <table:table-cell table:style-name="ce11" table:formula="of:=['34kc, speed'.D28]" office:value-type="float" office:value="4872397.32" calcext:value-type="float">
            <text:p>4,872,397.32</text:p>
          </table:table-cell>
          <table:table-cell table:style-name="ce11" table:formula="of:=['34kc, speed'.E28]" office:value-type="float" office:value="4713072.05" calcext:value-type="float">
            <text:p>4,713,072.05</text:p>
          </table:table-cell>
          <table:table-cell table:style-name="ce11" table:formula="of:=['34kc, speed'.F28]" office:value-type="float" office:value="5020692.62" calcext:value-type="float">
            <text:p>5,020,692.62</text:p>
          </table:table-cell>
          <table:table-cell table:style-name="ce11" table:formula="of:=['34kc, speed'.G28]" office:value-type="float" office:value="4939940.94" calcext:value-type="float">
            <text:p>4,939,940.94</text:p>
          </table:table-cell>
          <table:table-cell table:style-name="ce19" table:formula="of:=[.G80]/[.I80]" office:value-type="percentage" office:value="1" calcext:value-type="percentage">
            <text:p>100,00%</text:p>
          </table:table-cell>
          <table:table-cell table:formula="of:=MIN([.G80:.G83])" office:value-type="float" office:value="4939940.94" calcext:value-type="float">
            <text:p>4939940,94</text:p>
          </table:table-cell>
          <table:table-cell table:style-name="ce40" table:formula="of:=[.G80]/[.G83]" office:value-type="percentage" office:value="0.995599227493635" calcext:value-type="percentage">
            <text:p>99,56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AES-256-IGE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28]" office:value-type="float" office:value="4305460.87" calcext:value-type="float">
            <text:p>4,305,460.87</text:p>
          </table:table-cell>
          <table:table-cell table:style-name="ce12" table:formula="of:=['34kc, size'.D28]" office:value-type="float" office:value="4806999.33" calcext:value-type="float">
            <text:p>4,806,999.33</text:p>
          </table:table-cell>
          <table:table-cell table:style-name="ce12" table:formula="of:=['34kc, size'.E28]" office:value-type="float" office:value="4943796.66" calcext:value-type="float">
            <text:p>4,943,796.66</text:p>
          </table:table-cell>
          <table:table-cell table:style-name="ce12" table:formula="of:=['34kc, size'.F28]" office:value-type="float" office:value="4949674.67" calcext:value-type="float">
            <text:p>4,949,674.67</text:p>
          </table:table-cell>
          <table:table-cell table:style-name="ce12" table:formula="of:=['34kc, size'.G28]" office:value-type="float" office:value="4948077.59" calcext:value-type="float">
            <text:p>4,948,077.59</text:p>
          </table:table-cell>
          <table:table-cell table:style-name="ce19" table:formula="of:=[.G81]/[.I80]" office:value-type="percentage" office:value="1.00164711483373" calcext:value-type="percentage">
            <text:p>100,16%</text:p>
          </table:table-cell>
          <table:table-cell/>
          <table:table-cell table:style-name="ce40" table:formula="of:=[.G81]/[.G83]" office:value-type="percentage" office:value="0.997239093749685" calcext:value-type="percentage">
            <text:p>99,72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AES-256-IGE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28]" office:value-type="float" office:value="4728299.67" calcext:value-type="float">
            <text:p>4,728,299.67</text:p>
          </table:table-cell>
          <table:table-cell table:style-name="ce13" table:formula="of:=['24kc, speed'.D28]" office:value-type="float" office:value="5044826.76" calcext:value-type="float">
            <text:p>5,044,826.76</text:p>
          </table:table-cell>
          <table:table-cell table:style-name="ce13" table:formula="of:=['24kc, speed'.E28]" office:value-type="float" office:value="5129503.68" calcext:value-type="float">
            <text:p>5,129,503.68</text:p>
          </table:table-cell>
          <table:table-cell table:style-name="ce13" table:formula="of:=['24kc, speed'.F28]" office:value-type="float" office:value="5150582.55" calcext:value-type="float">
            <text:p>5,150,582.55</text:p>
          </table:table-cell>
          <table:table-cell table:style-name="ce13" table:formula="of:=['24kc, speed'.G28]" office:value-type="float" office:value="5112465.55" calcext:value-type="float">
            <text:p>5,112,465.55</text:p>
          </table:table-cell>
          <table:table-cell table:style-name="ce19" table:formula="of:=[.G82]/[.I80]" office:value-type="percentage" office:value="1.03492442765925" calcext:value-type="percentage">
            <text:p>103,49%</text:p>
          </table:table-cell>
          <table:table-cell/>
          <table:table-cell table:style-name="ce40" table:formula="of:=[.G82]/[.G83]" office:value-type="percentage" office:value="1.03036996069184" calcext:value-type="percentage">
            <text:p>103,04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AES-256-IGE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28]" office:value-type="float" office:value="4354432.21" calcext:value-type="float">
            <text:p>4,354,432.21</text:p>
          </table:table-cell>
          <table:table-cell table:style-name="ce14" table:formula="of:=['24kc, size'.D28]" office:value-type="float" office:value="4828520.81" calcext:value-type="float">
            <text:p>4,828,520.81</text:p>
          </table:table-cell>
          <table:table-cell table:style-name="ce14" table:formula="of:=['24kc, size'.E28]" office:value-type="float" office:value="4936433.44" calcext:value-type="float">
            <text:p>4,936,433.44</text:p>
          </table:table-cell>
          <table:table-cell table:style-name="ce14" table:formula="of:=['24kc, size'.F28]" office:value-type="float" office:value="4979242.81" calcext:value-type="float">
            <text:p>4,979,242.81</text:p>
          </table:table-cell>
          <table:table-cell table:style-name="ce14" table:formula="of:=['24kc, size'.G28]" office:value-type="float" office:value="4961776.59" calcext:value-type="float">
            <text:p>4,961,776.59</text:p>
          </table:table-cell>
          <table:table-cell table:style-name="ce19" table:formula="of:=[.G83]/[.I80]" office:value-type="percentage" office:value="1.00442022491062" calcext:value-type="percentage">
            <text:p>100,44%</text:p>
          </table:table-cell>
          <table:table-cell/>
          <table:table-cell table:style-name="ce40" table:formula="of:=[.G83]/[.G83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style-name="ce2" table:number-columns-repeated="2"/>
          <table:table-cell table:style-name="ce15" table:number-columns-repeated="5"/>
          <table:table-cell table:style-name="ce18"/>
          <table:table-cell/>
          <table:table-cell table:style-name="ce27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4">
            <text:p>GHASH</text:p>
          </table:table-cell>
          <table:table-cell table:style-name="ce7" office:value-type="string" calcext:value-type="string">
            <text:p>34kc, speed</text:p>
          </table:table-cell>
          <table:table-cell table:style-name="ce11" table:formula="of:=['34kc, speed'.C29]" office:value-type="float" office:value="7836596.66" calcext:value-type="float">
            <text:p>7,836,596.66</text:p>
          </table:table-cell>
          <table:table-cell table:style-name="ce11" table:formula="of:=['34kc, speed'.D29]" office:value-type="float" office:value="8626986.67" calcext:value-type="float">
            <text:p>8,626,986.67</text:p>
          </table:table-cell>
          <table:table-cell table:style-name="ce11" table:formula="of:=['34kc, speed'.E29]" office:value-type="float" office:value="8915006.06" calcext:value-type="float">
            <text:p>8,915,006.06</text:p>
          </table:table-cell>
          <table:table-cell table:style-name="ce11" table:formula="of:=['34kc, speed'.F29]" office:value-type="float" office:value="8934828.09" calcext:value-type="float">
            <text:p>8,934,828.09</text:p>
          </table:table-cell>
          <table:table-cell table:style-name="ce11" table:formula="of:=['34kc, speed'.G29]" office:value-type="float" office:value="8939726.17" calcext:value-type="float">
            <text:p>8,939,726.17</text:p>
          </table:table-cell>
          <table:table-cell table:style-name="ce19" table:formula="of:=[.G85]/[.I85]" office:value-type="percentage" office:value="1.12708557910018" calcext:value-type="percentage">
            <text:p>112,71%</text:p>
          </table:table-cell>
          <table:table-cell table:formula="of:=MIN([.G85:.G88])" office:value-type="float" office:value="7931719.06" calcext:value-type="float">
            <text:p>7931719,06</text:p>
          </table:table-cell>
          <table:table-cell table:style-name="ce41" table:formula="of:=[.G85]/[.G88]" office:value-type="percentage" office:value="1.12708557910018" calcext:value-type="percentage">
            <text:p>112,71%</text:p>
          </table:table-cell>
          <table:table-cell table:number-columns-repeated="13"/>
          <table:table-cell table:style-name="ce46" table:number-columns-repeated="999"/>
        </table:table-row>
        <table:table-row table:style-name="ro2">
          <table:covered-table-cell table:style-name="ce4" office:value-type="string" calcext:value-type="string">
            <text:p>GHASH</text:p>
          </table:covered-table-cell>
          <table:table-cell table:style-name="ce4" office:value-type="string" calcext:value-type="string">
            <text:p>34kc, size</text:p>
          </table:table-cell>
          <table:table-cell table:style-name="ce12" table:formula="of:=['34kc, size'.C29]" office:value-type="float" office:value="7675788.63" calcext:value-type="float">
            <text:p>7,675,788.63</text:p>
          </table:table-cell>
          <table:table-cell table:style-name="ce12" table:formula="of:=['34kc, size'.D29]" office:value-type="float" office:value="8366362.54" calcext:value-type="float">
            <text:p>8,366,362.54</text:p>
          </table:table-cell>
          <table:table-cell table:style-name="ce12" table:formula="of:=['34kc, size'.E29]" office:value-type="float" office:value="8548773.24" calcext:value-type="float">
            <text:p>8,548,773.24</text:p>
          </table:table-cell>
          <table:table-cell table:style-name="ce12" table:formula="of:=['34kc, size'.F29]" office:value-type="float" office:value="8579681.61" calcext:value-type="float">
            <text:p>8,579,681.61</text:p>
          </table:table-cell>
          <table:table-cell table:style-name="ce12" table:formula="of:=['34kc, size'.G29]" office:value-type="float" office:value="8592010.7" calcext:value-type="float">
            <text:p>8,592,010.70</text:p>
          </table:table-cell>
          <table:table-cell table:style-name="ce19" table:formula="of:=[.G86]/[.I85]" office:value-type="percentage" office:value="1.0832469777365" calcext:value-type="percentage">
            <text:p>108,32%</text:p>
          </table:table-cell>
          <table:table-cell/>
          <table:table-cell table:style-name="ce41" table:formula="of:=[.G86]/[.G88]" office:value-type="percentage" office:value="1.0832469777365" calcext:value-type="percentage">
            <text:p>108,32%</text:p>
          </table:table-cell>
          <table:table-cell table:number-columns-repeated="13"/>
          <table:table-cell table:style-name="ce43" table:number-columns-repeated="999"/>
        </table:table-row>
        <table:table-row table:style-name="ro2">
          <table:covered-table-cell table:style-name="ce5" office:value-type="string" calcext:value-type="string">
            <text:p>GHASH</text:p>
          </table:covered-table-cell>
          <table:table-cell table:style-name="ce5" office:value-type="string" calcext:value-type="string">
            <text:p>24kc, speed</text:p>
          </table:table-cell>
          <table:table-cell table:style-name="ce13" table:formula="of:=['24kc, speed'.C29]" office:value-type="float" office:value="7374528" calcext:value-type="float">
            <text:p>7,374,528.00</text:p>
          </table:table-cell>
          <table:table-cell table:style-name="ce13" table:formula="of:=['24kc, speed'.D29]" office:value-type="float" office:value="7996981.94" calcext:value-type="float">
            <text:p>7,996,981.94</text:p>
          </table:table-cell>
          <table:table-cell table:style-name="ce13" table:formula="of:=['24kc, speed'.E29]" office:value-type="float" office:value="8170852.17" calcext:value-type="float">
            <text:p>8,170,852.17</text:p>
          </table:table-cell>
          <table:table-cell table:style-name="ce13" table:formula="of:=['24kc, speed'.F29]" office:value-type="float" office:value="8094426.94" calcext:value-type="float">
            <text:p>8,094,426.94</text:p>
          </table:table-cell>
          <table:table-cell table:style-name="ce13" table:formula="of:=['24kc, speed'.G29]" office:value-type="float" office:value="8186538.67" calcext:value-type="float">
            <text:p>8,186,538.67</text:p>
          </table:table-cell>
          <table:table-cell table:style-name="ce19" table:formula="of:=[.G87]/[.I85]" office:value-type="percentage" office:value="1.03212665603413" calcext:value-type="percentage">
            <text:p>103,21%</text:p>
          </table:table-cell>
          <table:table-cell/>
          <table:table-cell table:style-name="ce41" table:formula="of:=[.G87]/[.G88]" office:value-type="percentage" office:value="1.03212665603413" calcext:value-type="percentage">
            <text:p>103,21%</text:p>
          </table:table-cell>
          <table:table-cell table:number-columns-repeated="13"/>
          <table:table-cell table:style-name="ce44" table:number-columns-repeated="999"/>
        </table:table-row>
        <table:table-row table:style-name="ro2">
          <table:covered-table-cell table:style-name="ce6" office:value-type="string" calcext:value-type="string">
            <text:p>GHASH</text:p>
          </table:covered-table-cell>
          <table:table-cell table:style-name="ce6" office:value-type="string" calcext:value-type="string">
            <text:p>24kc, size</text:p>
          </table:table-cell>
          <table:table-cell table:style-name="ce14" table:formula="of:=['24kc, size'.C29]" office:value-type="float" office:value="7159652.17" calcext:value-type="float">
            <text:p>7,159,652.17</text:p>
          </table:table-cell>
          <table:table-cell table:style-name="ce14" table:formula="of:=['24kc, size'.D29]" office:value-type="float" office:value="7727026.09" calcext:value-type="float">
            <text:p>7,727,026.09</text:p>
          </table:table-cell>
          <table:table-cell table:style-name="ce14" table:formula="of:=['24kc, size'.E29]" office:value-type="float" office:value="7890279.6" calcext:value-type="float">
            <text:p>7,890,279.60</text:p>
          </table:table-cell>
          <table:table-cell table:style-name="ce14" table:formula="of:=['24kc, size'.F29]" office:value-type="float" office:value="7926239.46" calcext:value-type="float">
            <text:p>7,926,239.46</text:p>
          </table:table-cell>
          <table:table-cell table:style-name="ce14" table:formula="of:=['24kc, size'.G29]" office:value-type="float" office:value="7931719.06" calcext:value-type="float">
            <text:p>7,931,719.06</text:p>
          </table:table-cell>
          <table:table-cell table:style-name="ce19" table:formula="of:=[.G88]/[.I85]" office:value-type="percentage" office:value="1" calcext:value-type="percentage">
            <text:p>100,00%</text:p>
          </table:table-cell>
          <table:table-cell/>
          <table:table-cell table:style-name="ce41" table:formula="of:=[.G88]/[.G88]" office:value-type="percentage" office:value="1" calcext:value-type="percentage">
            <text:p>100,00%</text:p>
          </table:table-cell>
          <table:table-cell table:number-columns-repeated="13"/>
          <table:table-cell table:style-name="ce45" table:number-columns-repeated="99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9" table:number-columns-repeated="6"/>
          <table:table-cell table:number-columns-repeated="1015"/>
        </table:table-row>
        <table:table-row table:style-name="ro1" table:number-rows-repeated="104848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Summary - symmetric algorithms and hash computations'.H1:'Summary - symmetric algorithms and hash computations'.H1048576">
            <calcext:condition calcext:apply-style-name="Untitled1" calcext:value="=1" calcext:base-cell-address="'24kc, size'.H1"/>
            <calcext:condition calcext:apply-style-name="Untitled4" calcext:value="&gt;1.1" calcext:base-cell-address="'24kc, size'.H1"/>
            <calcext:condition calcext:apply-style-name="Untitled5" calcext:value="&gt;1.05" calcext:base-cell-address="'24kc, size'.H1"/>
            <calcext:condition calcext:apply-style-name="Untitled6" calcext:value="&gt;1" calcext:base-cell-address="'24kc, size'.H1"/>
          </calcext:conditional-format>
          <calcext:conditional-format calcext:target-range-address="'Summary - symmetric algorithms and hash computations'.J10:'Summary - symmetric algorithms and hash computations'.J13">
            <calcext:condition calcext:apply-style-name="Untitled1" calcext:value="=1" calcext:base-cell-address="'24kc, size'.J10"/>
            <calcext:condition calcext:apply-style-name="Untitled4" calcext:value="&gt;1.1" calcext:base-cell-address="'24kc, size'.J10"/>
            <calcext:condition calcext:apply-style-name="Untitled5" calcext:value="&gt;1.05" calcext:base-cell-address="'24kc, size'.J10"/>
            <calcext:condition calcext:apply-style-name="Untitled6" calcext:value="&gt;1" calcext:base-cell-address="'24kc, size'.J10"/>
            <calcext:condition calcext:apply-style-name="Untitled7" calcext:value="&lt;1" calcext:base-cell-address="'24kc, size'.J10"/>
          </calcext:conditional-format>
          <calcext:conditional-format calcext:target-range-address="'Summary - symmetric algorithms and hash computations'.J15:'Summary - symmetric algorithms and hash computations'.J18">
            <calcext:condition calcext:apply-style-name="Untitled1" calcext:value="=1" calcext:base-cell-address="'24kc, size'.J15"/>
            <calcext:condition calcext:apply-style-name="Untitled4" calcext:value="&gt;1.1" calcext:base-cell-address="'24kc, size'.J15"/>
            <calcext:condition calcext:apply-style-name="Untitled5" calcext:value="&gt;1.05" calcext:base-cell-address="'24kc, size'.J15"/>
            <calcext:condition calcext:apply-style-name="Untitled6" calcext:value="&gt;1" calcext:base-cell-address="'24kc, size'.J15"/>
            <calcext:condition calcext:apply-style-name="Untitled7" calcext:value="&lt;1" calcext:base-cell-address="'24kc, size'.J15"/>
          </calcext:conditional-format>
          <calcext:conditional-format calcext:target-range-address="'Summary - symmetric algorithms and hash computations'.J20:'Summary - symmetric algorithms and hash computations'.J23">
            <calcext:condition calcext:apply-style-name="Untitled1" calcext:value="=1" calcext:base-cell-address="'24kc, size'.J20"/>
            <calcext:condition calcext:apply-style-name="Untitled4" calcext:value="&gt;1.1" calcext:base-cell-address="'24kc, size'.J20"/>
            <calcext:condition calcext:apply-style-name="Untitled5" calcext:value="&gt;1.05" calcext:base-cell-address="'24kc, size'.J20"/>
            <calcext:condition calcext:apply-style-name="Untitled6" calcext:value="&gt;1" calcext:base-cell-address="'24kc, size'.J20"/>
            <calcext:condition calcext:apply-style-name="Untitled7" calcext:value="&lt;1" calcext:base-cell-address="'24kc, size'.J20"/>
          </calcext:conditional-format>
          <calcext:conditional-format calcext:target-range-address="'Summary - symmetric algorithms and hash computations'.J25:'Summary - symmetric algorithms and hash computations'.J28">
            <calcext:condition calcext:apply-style-name="Untitled1" calcext:value="=1" calcext:base-cell-address="'24kc, size'.J25"/>
            <calcext:condition calcext:apply-style-name="Untitled4" calcext:value="&gt;1.1" calcext:base-cell-address="'24kc, size'.J25"/>
            <calcext:condition calcext:apply-style-name="Untitled5" calcext:value="&gt;1.05" calcext:base-cell-address="'24kc, size'.J25"/>
            <calcext:condition calcext:apply-style-name="Untitled6" calcext:value="&gt;1" calcext:base-cell-address="'24kc, size'.J25"/>
            <calcext:condition calcext:apply-style-name="Untitled7" calcext:value="&lt;1" calcext:base-cell-address="'24kc, size'.J25"/>
          </calcext:conditional-format>
          <calcext:conditional-format calcext:target-range-address="'Summary - symmetric algorithms and hash computations'.J30:'Summary - symmetric algorithms and hash computations'.J33">
            <calcext:condition calcext:apply-style-name="Untitled1" calcext:value="=1" calcext:base-cell-address="'24kc, size'.J30"/>
            <calcext:condition calcext:apply-style-name="Untitled4" calcext:value="&gt;1.1" calcext:base-cell-address="'24kc, size'.J30"/>
            <calcext:condition calcext:apply-style-name="Untitled5" calcext:value="&gt;1.05" calcext:base-cell-address="'24kc, size'.J30"/>
            <calcext:condition calcext:apply-style-name="Untitled6" calcext:value="&gt;1" calcext:base-cell-address="'24kc, size'.J30"/>
            <calcext:condition calcext:apply-style-name="Untitled7" calcext:value="&lt;1" calcext:base-cell-address="'24kc, size'.J30"/>
          </calcext:conditional-format>
          <calcext:conditional-format calcext:target-range-address="'Summary - symmetric algorithms and hash computations'.J35:'Summary - symmetric algorithms and hash computations'.J38">
            <calcext:condition calcext:apply-style-name="Untitled1" calcext:value="=1" calcext:base-cell-address="'24kc, size'.J35"/>
            <calcext:condition calcext:apply-style-name="Untitled4" calcext:value="&gt;1.1" calcext:base-cell-address="'24kc, size'.J35"/>
            <calcext:condition calcext:apply-style-name="Untitled5" calcext:value="&gt;1.05" calcext:base-cell-address="'24kc, size'.J35"/>
            <calcext:condition calcext:apply-style-name="Untitled6" calcext:value="&gt;1" calcext:base-cell-address="'24kc, size'.J35"/>
            <calcext:condition calcext:apply-style-name="Untitled7" calcext:value="&lt;1" calcext:base-cell-address="'24kc, size'.J35"/>
          </calcext:conditional-format>
          <calcext:conditional-format calcext:target-range-address="'Summary - symmetric algorithms and hash computations'.J40:'Summary - symmetric algorithms and hash computations'.J43">
            <calcext:condition calcext:apply-style-name="Untitled1" calcext:value="=1" calcext:base-cell-address="'24kc, size'.J40"/>
            <calcext:condition calcext:apply-style-name="Untitled4" calcext:value="&gt;1.1" calcext:base-cell-address="'24kc, size'.J40"/>
            <calcext:condition calcext:apply-style-name="Untitled5" calcext:value="&gt;1.05" calcext:base-cell-address="'24kc, size'.J40"/>
            <calcext:condition calcext:apply-style-name="Untitled6" calcext:value="&gt;1" calcext:base-cell-address="'24kc, size'.J40"/>
            <calcext:condition calcext:apply-style-name="Untitled7" calcext:value="&lt;1" calcext:base-cell-address="'24kc, size'.J40"/>
          </calcext:conditional-format>
          <calcext:conditional-format calcext:target-range-address="'Summary - symmetric algorithms and hash computations'.J45:'Summary - symmetric algorithms and hash computations'.J48">
            <calcext:condition calcext:apply-style-name="Untitled1" calcext:value="=1" calcext:base-cell-address="'24kc, size'.J45"/>
            <calcext:condition calcext:apply-style-name="Untitled4" calcext:value="&gt;1.1" calcext:base-cell-address="'24kc, size'.J45"/>
            <calcext:condition calcext:apply-style-name="Untitled5" calcext:value="&gt;1.05" calcext:base-cell-address="'24kc, size'.J45"/>
            <calcext:condition calcext:apply-style-name="Untitled6" calcext:value="&gt;1" calcext:base-cell-address="'24kc, size'.J45"/>
            <calcext:condition calcext:apply-style-name="Untitled7" calcext:value="&lt;1" calcext:base-cell-address="'24kc, size'.J45"/>
          </calcext:conditional-format>
          <calcext:conditional-format calcext:target-range-address="'Summary - symmetric algorithms and hash computations'.J50:'Summary - symmetric algorithms and hash computations'.J53">
            <calcext:condition calcext:apply-style-name="Untitled1" calcext:value="=1" calcext:base-cell-address="'24kc, size'.J50"/>
            <calcext:condition calcext:apply-style-name="Untitled4" calcext:value="&gt;1.1" calcext:base-cell-address="'24kc, size'.J50"/>
            <calcext:condition calcext:apply-style-name="Untitled5" calcext:value="&gt;1.05" calcext:base-cell-address="'24kc, size'.J50"/>
            <calcext:condition calcext:apply-style-name="Untitled6" calcext:value="&gt;1" calcext:base-cell-address="'24kc, size'.J50"/>
            <calcext:condition calcext:apply-style-name="Untitled7" calcext:value="&lt;1" calcext:base-cell-address="'24kc, size'.J50"/>
          </calcext:conditional-format>
          <calcext:conditional-format calcext:target-range-address="'Summary - symmetric algorithms and hash computations'.J55:'Summary - symmetric algorithms and hash computations'.J58">
            <calcext:condition calcext:apply-style-name="Untitled1" calcext:value="=1" calcext:base-cell-address="'24kc, size'.J55"/>
            <calcext:condition calcext:apply-style-name="Untitled4" calcext:value="&gt;1.1" calcext:base-cell-address="'24kc, size'.J55"/>
            <calcext:condition calcext:apply-style-name="Untitled5" calcext:value="&gt;1.05" calcext:base-cell-address="'24kc, size'.J55"/>
            <calcext:condition calcext:apply-style-name="Untitled6" calcext:value="&gt;1" calcext:base-cell-address="'24kc, size'.J55"/>
            <calcext:condition calcext:apply-style-name="Untitled7" calcext:value="&lt;1" calcext:base-cell-address="'24kc, size'.J55"/>
          </calcext:conditional-format>
          <calcext:conditional-format calcext:target-range-address="'Summary - symmetric algorithms and hash computations'.J60:'Summary - symmetric algorithms and hash computations'.J63">
            <calcext:condition calcext:apply-style-name="Untitled1" calcext:value="=1" calcext:base-cell-address="'24kc, size'.J60"/>
            <calcext:condition calcext:apply-style-name="Untitled4" calcext:value="&gt;1.1" calcext:base-cell-address="'24kc, size'.J60"/>
            <calcext:condition calcext:apply-style-name="Untitled5" calcext:value="&gt;1.05" calcext:base-cell-address="'24kc, size'.J60"/>
            <calcext:condition calcext:apply-style-name="Untitled6" calcext:value="&gt;1" calcext:base-cell-address="'24kc, size'.J60"/>
            <calcext:condition calcext:apply-style-name="Untitled7" calcext:value="&lt;1" calcext:base-cell-address="'24kc, size'.J60"/>
          </calcext:conditional-format>
          <calcext:conditional-format calcext:target-range-address="'Summary - symmetric algorithms and hash computations'.J65:'Summary - symmetric algorithms and hash computations'.J68">
            <calcext:condition calcext:apply-style-name="Untitled1" calcext:value="=1" calcext:base-cell-address="'24kc, size'.J65"/>
            <calcext:condition calcext:apply-style-name="Untitled4" calcext:value="&gt;1.1" calcext:base-cell-address="'24kc, size'.J65"/>
            <calcext:condition calcext:apply-style-name="Untitled5" calcext:value="&gt;1.05" calcext:base-cell-address="'24kc, size'.J65"/>
            <calcext:condition calcext:apply-style-name="Untitled6" calcext:value="&gt;1" calcext:base-cell-address="'24kc, size'.J65"/>
            <calcext:condition calcext:apply-style-name="Untitled7" calcext:value="&lt;1" calcext:base-cell-address="'24kc, size'.J65"/>
          </calcext:conditional-format>
          <calcext:conditional-format calcext:target-range-address="'Summary - symmetric algorithms and hash computations'.J70:'Summary - symmetric algorithms and hash computations'.J73">
            <calcext:condition calcext:apply-style-name="Untitled1" calcext:value="=1" calcext:base-cell-address="'24kc, size'.J70"/>
            <calcext:condition calcext:apply-style-name="Untitled4" calcext:value="&gt;1.1" calcext:base-cell-address="'24kc, size'.J70"/>
            <calcext:condition calcext:apply-style-name="Untitled5" calcext:value="&gt;1.05" calcext:base-cell-address="'24kc, size'.J70"/>
            <calcext:condition calcext:apply-style-name="Untitled6" calcext:value="&gt;1" calcext:base-cell-address="'24kc, size'.J70"/>
            <calcext:condition calcext:apply-style-name="Untitled7" calcext:value="&lt;1" calcext:base-cell-address="'24kc, size'.J70"/>
          </calcext:conditional-format>
          <calcext:conditional-format calcext:target-range-address="'Summary - symmetric algorithms and hash computations'.J75:'Summary - symmetric algorithms and hash computations'.J78">
            <calcext:condition calcext:apply-style-name="Untitled1" calcext:value="=1" calcext:base-cell-address="'24kc, size'.J75"/>
            <calcext:condition calcext:apply-style-name="Untitled4" calcext:value="&gt;1.1" calcext:base-cell-address="'24kc, size'.J75"/>
            <calcext:condition calcext:apply-style-name="Untitled5" calcext:value="&gt;1.05" calcext:base-cell-address="'24kc, size'.J75"/>
            <calcext:condition calcext:apply-style-name="Untitled6" calcext:value="&gt;1" calcext:base-cell-address="'24kc, size'.J75"/>
            <calcext:condition calcext:apply-style-name="Untitled7" calcext:value="&lt;1" calcext:base-cell-address="'24kc, size'.J75"/>
          </calcext:conditional-format>
          <calcext:conditional-format calcext:target-range-address="'Summary - symmetric algorithms and hash computations'.J80:'Summary - symmetric algorithms and hash computations'.J83">
            <calcext:condition calcext:apply-style-name="Untitled1" calcext:value="=1" calcext:base-cell-address="'24kc, size'.J80"/>
            <calcext:condition calcext:apply-style-name="Untitled4" calcext:value="&gt;1.1" calcext:base-cell-address="'24kc, size'.J80"/>
            <calcext:condition calcext:apply-style-name="Untitled5" calcext:value="&gt;1.05" calcext:base-cell-address="'24kc, size'.J80"/>
            <calcext:condition calcext:apply-style-name="Untitled6" calcext:value="&gt;1" calcext:base-cell-address="'24kc, size'.J80"/>
            <calcext:condition calcext:apply-style-name="Untitled7" calcext:value="&lt;1" calcext:base-cell-address="'24kc, size'.J80"/>
          </calcext:conditional-format>
          <calcext:conditional-format calcext:target-range-address="'Summary - symmetric algorithms and hash computations'.J85:'Summary - symmetric algorithms and hash computations'.J88">
            <calcext:condition calcext:apply-style-name="Untitled1" calcext:value="=1" calcext:base-cell-address="'24kc, size'.J85"/>
            <calcext:condition calcext:apply-style-name="Untitled4" calcext:value="&gt;1.1" calcext:base-cell-address="'24kc, size'.J85"/>
            <calcext:condition calcext:apply-style-name="Untitled5" calcext:value="&gt;1.05" calcext:base-cell-address="'24kc, size'.J85"/>
            <calcext:condition calcext:apply-style-name="Untitled6" calcext:value="&gt;1" calcext:base-cell-address="'24kc, size'.J85"/>
            <calcext:condition calcext:apply-style-name="Untitled7" calcext:value="&lt;1" calcext:base-cell-address="'24kc, size'.J85"/>
          </calcext:conditional-format>
          <calcext:conditional-format calcext:target-range-address="'Summary - symmetric algorithms and hash computations'.J89:'Summary - symmetric algorithms and hash computations'.J1048576 'Summary - symmetric algorithms and hash computations'.J1:'Summary - symmetric algorithms and hash computations'.J3 'Summary - symmetric algorithms and hash computations'.J5:'Summary - symmetric algorithms and hash computations'.J8 'Summary - symmetric algorithms and hash computations'.J16:'Summary - symmetric algorithms and hash computations'.J19 'Summary - symmetric algorithms and hash computations'.J24:'Summary - symmetric algorithms and hash computations'.J24 'Summary - symmetric algorithms and hash computations'.J29:'Summary - symmetric algorithms and hash computations'.J29 'Summary - symmetric algorithms and hash computations'.J34:'Summary - symmetric algorithms and hash computations'.J34 'Summary - symmetric algorithms and hash computations'.J39:'Summary - symmetric algorithms and hash computations'.J39 'Summary - symmetric algorithms and hash computations'.J44:'Summary - symmetric algorithms and hash computations'.J44 'Summary - symmetric algorithms and hash computations'.J49:'Summary - symmetric algorithms and hash computations'.J49 'Summary - symmetric algorithms and hash computations'.J54:'Summary - symmetric algorithms and hash computations'.J54 'Summary - symmetric algorithms and hash computations'.J59:'Summary - symmetric algorithms and hash computations'.J59 'Summary - symmetric algorithms and hash computations'.J64:'Summary - symmetric algorithms and hash computations'.J64 'Summary - symmetric algorithms and hash computations'.J69:'Summary - symmetric algorithms and hash computations'.J69 'Summary - symmetric algorithms and hash computations'.J74:'Summary - symmetric algorithms and hash computations'.J74 'Summary - symmetric algorithms and hash computations'.J79:'Summary - symmetric algorithms and hash computations'.J79 'Summary - symmetric algorithms and hash computations'.J84:'Summary - symmetric algorithms and hash computations'.J84">
            <calcext:condition calcext:apply-style-name="Untitled1" calcext:value="=1" calcext:base-cell-address="'24kc, size'.J1"/>
            <calcext:condition calcext:apply-style-name="Untitled4" calcext:value="&gt;1.1" calcext:base-cell-address="'24kc, size'.J1"/>
            <calcext:condition calcext:apply-style-name="Untitled5" calcext:value="between(1.05,1.1)" calcext:base-cell-address="'24kc, size'.J1"/>
            <calcext:condition calcext:apply-style-name="Untitled6" calcext:value="between(1,1.05)" calcext:base-cell-address="'24kc, size'.J1"/>
            <calcext:condition calcext:apply-style-name="Untitled7" calcext:value="between(1,0.4)" calcext:base-cell-address="'24kc, size'.J1"/>
            <calcext:condition calcext:apply-style-name="Default" calcext:value="=0" calcext:base-cell-address="'24kc, size'.J1"/>
          </calcext:conditional-format>
        </calcext:conditional-formats>
      </table:table>
      <table:table table:name="34kc, speed" table:style-name="ta1">
        <office:forms form:automatic-focus="false" form:apply-design-mode="false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number-columns-repeated="4" table:default-cell-style-name="ce47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d2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dc2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4</text:p>
          </table:table-cell>
          <table:table-cell table:style-name="ce48" office:value-type="float" office:value="3280032" calcext:value-type="float">
            <text:p>3,280,032.00</text:p>
          </table:table-cell>
          <table:table-cell table:style-name="ce48" office:value-type="float" office:value="10734812.04" calcext:value-type="float">
            <text:p>10,734,812.04</text:p>
          </table:table-cell>
          <table:table-cell table:style-name="ce48" office:value-type="float" office:value="27902539.6" calcext:value-type="float">
            <text:p>27,902,539.60</text:p>
          </table:table-cell>
          <table:table-cell table:style-name="ce48" office:value-type="float" office:value="46243498.67" calcext:value-type="float">
            <text:p>46,243,498.67</text:p>
          </table:table-cell>
          <table:table-cell table:style-name="ce48" office:value-type="float" office:value="57478250.17" calcext:value-type="float">
            <text:p>57,478,250.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d5</text:p>
          </table:table-cell>
          <table:table-cell table:style-name="ce48" office:value-type="float" office:value="2564136.45" calcext:value-type="float">
            <text:p>2,564,136.45</text:p>
          </table:table-cell>
          <table:table-cell table:style-name="ce48" office:value-type="float" office:value="8043151.84" calcext:value-type="float">
            <text:p>8,043,151.84</text:p>
          </table:table-cell>
          <table:table-cell table:style-name="ce48" office:value-type="float" office:value="19454544.48" calcext:value-type="float">
            <text:p>19,454,544.48</text:p>
          </table:table-cell>
          <table:table-cell table:style-name="ce48" office:value-type="float" office:value="30537535.57" calcext:value-type="float">
            <text:p>30,537,535.57</text:p>
          </table:table-cell>
          <table:table-cell table:style-name="ce48" office:value-type="float" office:value="36274943.14" calcext:value-type="float">
            <text:p>36,274,943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mac(md5)</text:p>
          </table:table-cell>
          <table:table-cell table:style-name="ce48" office:value-type="float" office:value="1977191.95" calcext:value-type="float">
            <text:p>1,977,191.95</text:p>
          </table:table-cell>
          <table:table-cell table:style-name="ce48" office:value-type="float" office:value="6597222.74" calcext:value-type="float">
            <text:p>6,597,222.74</text:p>
          </table:table-cell>
          <table:table-cell table:style-name="ce48" office:value-type="float" office:value="17217755.18" calcext:value-type="float">
            <text:p>17,217,755.18</text:p>
          </table:table-cell>
          <table:table-cell table:style-name="ce48" office:value-type="float" office:value="29034179.87" calcext:value-type="float">
            <text:p>29,034,179.87</text:p>
          </table:table-cell>
          <table:table-cell table:style-name="ce48" office:value-type="float" office:value="36267468.46" calcext:value-type="float">
            <text:p>36,267,468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1</text:p>
          </table:table-cell>
          <table:table-cell table:style-name="ce48" office:value-type="float" office:value="2324483.22" calcext:value-type="float">
            <text:p>2,324,483.22</text:p>
          </table:table-cell>
          <table:table-cell table:style-name="ce48" office:value-type="float" office:value="6398694.31" calcext:value-type="float">
            <text:p>6,398,694.31</text:p>
          </table:table-cell>
          <table:table-cell table:style-name="ce48" office:value-type="float" office:value="13330322.41" calcext:value-type="float">
            <text:p>13,330,322.41</text:p>
          </table:table-cell>
          <table:table-cell table:style-name="ce48" office:value-type="float" office:value="18384579.87" calcext:value-type="float">
            <text:p>18,384,579.87</text:p>
          </table:table-cell>
          <table:table-cell table:style-name="ce48" office:value-type="float" office:value="20488192" calcext:value-type="float">
            <text:p>20,488,192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md160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c4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 cbc</text:p>
          </table:table-cell>
          <table:table-cell table:style-name="ce48" office:value-type="float" office:value="4303058.19" calcext:value-type="float">
            <text:p>4,303,058.19</text:p>
          </table:table-cell>
          <table:table-cell table:style-name="ce48" office:value-type="float" office:value="4594474.67" calcext:value-type="float">
            <text:p>4,594,474.67</text:p>
          </table:table-cell>
          <table:table-cell table:style-name="ce48" office:value-type="float" office:value="4669645.48" calcext:value-type="float">
            <text:p>4,669,645.48</text:p>
          </table:table-cell>
          <table:table-cell table:style-name="ce48" office:value-type="float" office:value="4679577.26" calcext:value-type="float">
            <text:p>4,679,577.26</text:p>
          </table:table-cell>
          <table:table-cell table:style-name="ce48" office:value-type="float" office:value="4676837.46" calcext:value-type="float">
            <text:p>4,676,837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 ede3</text:p>
          </table:table-cell>
          <table:table-cell table:style-name="ce48" office:value-type="float" office:value="1650368" calcext:value-type="float">
            <text:p>1,650,368.00</text:p>
          </table:table-cell>
          <table:table-cell table:style-name="ce48" office:value-type="float" office:value="1686581.94" calcext:value-type="float">
            <text:p>1,686,581.94</text:p>
          </table:table-cell>
          <table:table-cell table:style-name="ce48" office:value-type="float" office:value="1704805.37" calcext:value-type="float">
            <text:p>1,704,805.37</text:p>
          </table:table-cell>
          <table:table-cell table:style-name="ce48" office:value-type="float" office:value="1706437.58" calcext:value-type="float">
            <text:p>1,706,437.58</text:p>
          </table:table-cell>
          <table:table-cell table:style-name="ce48" office:value-type="float" office:value="1687388.7" calcext:value-type="float">
            <text:p>1,687,388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a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ed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c2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c5-32/12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owfish cbc</text:p>
          </table:table-cell>
          <table:table-cell table:style-name="ce48" office:value-type="float" office:value="8294821.33" calcext:value-type="float">
            <text:p>8,294,821.33</text:p>
          </table:table-cell>
          <table:table-cell table:style-name="ce48" office:value-type="float" office:value="9247058.19" calcext:value-type="float">
            <text:p>9,247,058.19</text:p>
          </table:table-cell>
          <table:table-cell table:style-name="ce48" office:value-type="float" office:value="9491092.98" calcext:value-type="float">
            <text:p>9,491,092.98</text:p>
          </table:table-cell>
          <table:table-cell table:style-name="ce48" office:value-type="float" office:value="9479160.84" calcext:value-type="float">
            <text:p>9,479,160.84</text:p>
          </table:table-cell>
          <table:table-cell table:style-name="ce48" office:value-type="float" office:value="9353722.65" calcext:value-type="float">
            <text:p>9,353,722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 cbc</text:p>
          </table:table-cell>
          <table:table-cell table:style-name="ce48" office:value-type="float" office:value="8174646.15" calcext:value-type="float">
            <text:p>8,174,646.15</text:p>
          </table:table-cell>
          <table:table-cell table:style-name="ce48" office:value-type="float" office:value="9144101.67" calcext:value-type="float">
            <text:p>9,144,101.67</text:p>
          </table:table-cell>
          <table:table-cell table:style-name="ce48" office:value-type="float" office:value="9399823.41" calcext:value-type="float">
            <text:p>9,399,823.41</text:p>
          </table:table-cell>
          <table:table-cell table:style-name="ce48" office:value-type="float" office:value="9427285.33" calcext:value-type="float">
            <text:p>9,427,285.33</text:p>
          </table:table-cell>
          <table:table-cell table:style-name="ce48" office:value-type="float" office:value="9471486.29" calcext:value-type="float">
            <text:p>9,471,486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es-128 cbc</text:p>
          </table:table-cell>
          <table:table-cell table:style-name="ce48" office:value-type="float" office:value="6266745.15" calcext:value-type="float">
            <text:p>6,266,745.15</text:p>
          </table:table-cell>
          <table:table-cell table:style-name="ce48" office:value-type="float" office:value="6897830.1" calcext:value-type="float">
            <text:p>6,897,830.10</text:p>
          </table:table-cell>
          <table:table-cell table:style-name="ce48" office:value-type="float" office:value="7017225.42" calcext:value-type="float">
            <text:p>7,017,225.42</text:p>
          </table:table-cell>
          <table:table-cell table:style-name="ce48" office:value-type="float" office:value="7040000" calcext:value-type="float">
            <text:p>7,040,000.00</text:p>
          </table:table-cell>
          <table:table-cell table:style-name="ce48" office:value-type="float" office:value="7074161.87" calcext:value-type="float">
            <text:p>7,074,161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es-192 cbc</text:p>
          </table:table-cell>
          <table:table-cell table:style-name="ce48" office:value-type="float" office:value="5518233.56" calcext:value-type="float">
            <text:p>5,518,233.56</text:p>
          </table:table-cell>
          <table:table-cell table:style-name="ce48" office:value-type="float" office:value="5864519.06" calcext:value-type="float">
            <text:p>5,864,519.06</text:p>
          </table:table-cell>
          <table:table-cell table:style-name="ce48" office:value-type="float" office:value="5946049.5" calcext:value-type="float">
            <text:p>5,946,049.50</text:p>
          </table:table-cell>
          <table:table-cell table:style-name="ce48" office:value-type="float" office:value="5987146.49" calcext:value-type="float">
            <text:p>5,987,146.49</text:p>
          </table:table-cell>
          <table:table-cell table:style-name="ce48" office:value-type="float" office:value="5991941.14" calcext:value-type="float">
            <text:p>5,991,941.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es-256 cbc</text:p>
          </table:table-cell>
          <table:table-cell table:style-name="ce48" office:value-type="float" office:value="4766120.81" calcext:value-type="float">
            <text:p>4,766,120.81</text:p>
          </table:table-cell>
          <table:table-cell table:style-name="ce48" office:value-type="float" office:value="5072938.67" calcext:value-type="float">
            <text:p>5,072,938.67</text:p>
          </table:table-cell>
          <table:table-cell table:style-name="ce48" office:value-type="float" office:value="5167677.85" calcext:value-type="float">
            <text:p>5,167,677.85</text:p>
          </table:table-cell>
          <table:table-cell table:style-name="ce48" office:value-type="float" office:value="5179933.11" calcext:value-type="float">
            <text:p>5,179,933.11</text:p>
          </table:table-cell>
          <table:table-cell table:style-name="ce48" office:value-type="float" office:value="5233470.27" calcext:value-type="float">
            <text:p>5,233,470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mellia-128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ellia-192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mellia-256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256</text:p>
          </table:table-cell>
          <table:table-cell table:style-name="ce48" office:value-type="float" office:value="1704365.1" calcext:value-type="float">
            <text:p>1,704,365.10</text:p>
          </table:table-cell>
          <table:table-cell table:style-name="ce48" office:value-type="float" office:value="3823240.13" calcext:value-type="float">
            <text:p>3,823,240.13</text:p>
          </table:table-cell>
          <table:table-cell table:style-name="ce48" office:value-type="float" office:value="6521921.07" calcext:value-type="float">
            <text:p>6,521,921.07</text:p>
          </table:table-cell>
          <table:table-cell table:style-name="ce48" office:value-type="float" office:value="7923029.33" calcext:value-type="float">
            <text:p>7,923,029.33</text:p>
          </table:table-cell>
          <table:table-cell table:style-name="ce48" office:value-type="float" office:value="8476939.13" calcext:value-type="float">
            <text:p>8,476,939.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a512</text:p>
          </table:table-cell>
          <table:table-cell table:style-name="ce48" office:value-type="float" office:value="468430.77" calcext:value-type="float">
            <text:p>468,430.77</text:p>
          </table:table-cell>
          <table:table-cell table:style-name="ce48" office:value-type="float" office:value="1871325.75" calcext:value-type="float">
            <text:p>1,871,325.75</text:p>
          </table:table-cell>
          <table:table-cell table:style-name="ce48" office:value-type="float" office:value="2577664" calcext:value-type="float">
            <text:p>2,577,664.00</text:p>
          </table:table-cell>
          <table:table-cell table:style-name="ce48" office:value-type="float" office:value="3513792.64" calcext:value-type="float">
            <text:p>3,513,792.64</text:p>
          </table:table-cell>
          <table:table-cell table:style-name="ce48" office:value-type="float" office:value="3936558.39" calcext:value-type="float">
            <text:p>3,936,558.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irlpool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es-128 ige</text:p>
          </table:table-cell>
          <table:table-cell table:style-name="ce48" office:value-type="float" office:value="6236261.33" calcext:value-type="float">
            <text:p>6,236,261.33</text:p>
          </table:table-cell>
          <table:table-cell table:style-name="ce48" office:value-type="float" office:value="6810502.01" calcext:value-type="float">
            <text:p>6,810,502.01</text:p>
          </table:table-cell>
          <table:table-cell table:style-name="ce48" office:value-type="float" office:value="6958904.7" calcext:value-type="float">
            <text:p>6,958,904.70</text:p>
          </table:table-cell>
          <table:table-cell table:style-name="ce48" office:value-type="float" office:value="6975186.62" calcext:value-type="float">
            <text:p>6,975,186.62</text:p>
          </table:table-cell>
          <table:table-cell table:style-name="ce48" office:value-type="float" office:value="6933162.67" calcext:value-type="float">
            <text:p>6,933,162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es-192 ige</text:p>
          </table:table-cell>
          <table:table-cell table:style-name="ce48" office:value-type="float" office:value="5382389.3" calcext:value-type="float">
            <text:p>5,382,389.30</text:p>
          </table:table-cell>
          <table:table-cell table:style-name="ce48" office:value-type="float" office:value="5796387.96" calcext:value-type="float">
            <text:p>5,796,387.96</text:p>
          </table:table-cell>
          <table:table-cell table:style-name="ce48" office:value-type="float" office:value="5877212.04" calcext:value-type="float">
            <text:p>5,877,212.04</text:p>
          </table:table-cell>
          <table:table-cell table:style-name="ce48" office:value-type="float" office:value="5822416.05" calcext:value-type="float">
            <text:p>5,822,416.05</text:p>
          </table:table-cell>
          <table:table-cell table:style-name="ce48" office:value-type="float" office:value="5907007.36" calcext:value-type="float">
            <text:p>5,907,007.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es-256 ige</text:p>
          </table:table-cell>
          <table:table-cell table:style-name="ce48" office:value-type="float" office:value="4743325.75" calcext:value-type="float">
            <text:p>4,743,325.75</text:p>
          </table:table-cell>
          <table:table-cell table:style-name="ce48" office:value-type="float" office:value="4872397.32" calcext:value-type="float">
            <text:p>4,872,397.32</text:p>
          </table:table-cell>
          <table:table-cell table:style-name="ce48" office:value-type="float" office:value="4713072.05" calcext:value-type="float">
            <text:p>4,713,072.05</text:p>
          </table:table-cell>
          <table:table-cell table:style-name="ce48" office:value-type="float" office:value="5020692.62" calcext:value-type="float">
            <text:p>5,020,692.62</text:p>
          </table:table-cell>
          <table:table-cell table:style-name="ce48" office:value-type="float" office:value="4939940.94" calcext:value-type="float">
            <text:p>4,939,940.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ash</text:p>
          </table:table-cell>
          <table:table-cell table:style-name="ce48" office:value-type="float" office:value="7836596.66" calcext:value-type="float">
            <text:p>7,836,596.66</text:p>
          </table:table-cell>
          <table:table-cell table:style-name="ce48" office:value-type="float" office:value="8626986.67" calcext:value-type="float">
            <text:p>8,626,986.67</text:p>
          </table:table-cell>
          <table:table-cell table:style-name="ce48" office:value-type="float" office:value="8915006.06" calcext:value-type="float">
            <text:p>8,915,006.06</text:p>
          </table:table-cell>
          <table:table-cell table:style-name="ce48" office:value-type="float" office:value="8934828.09" calcext:value-type="float">
            <text:p>8,934,828.09</text:p>
          </table:table-cell>
          <table:table-cell table:style-name="ce48" office:value-type="float" office:value="8939726.17" calcext:value-type="float">
            <text:p>8,939,726.17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34kc, size" table:style-name="ta1">
        <office:forms form:automatic-focus="false" form:apply-design-mode="false"/>
        <table:table-column table:style-name="co6" table:default-cell-style-name="ce47"/>
        <table:table-column table:style-name="co7" table:default-cell-style-name="ce47"/>
        <table:table-column table:style-name="co8" table:default-cell-style-name="ce48"/>
        <table:table-column table:style-name="co9" table:number-columns-repeated="4" table:default-cell-style-name="ce48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d2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dc2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4</text:p>
          </table:table-cell>
          <table:table-cell office:value-type="float" office:value="3226627.42" calcext:value-type="float">
            <text:p>3,226,627.42</text:p>
          </table:table-cell>
          <table:table-cell office:value-type="float" office:value="10728426.67" calcext:value-type="float">
            <text:p>10,728,426.67</text:p>
          </table:table-cell>
          <table:table-cell office:value-type="float" office:value="28112824.08" calcext:value-type="float">
            <text:p>28,112,824.08</text:p>
          </table:table-cell>
          <table:table-cell office:value-type="float" office:value="47008449.5" calcext:value-type="float">
            <text:p>47,008,449.50</text:p>
          </table:table-cell>
          <table:table-cell office:value-type="float" office:value="58330327.76" calcext:value-type="float">
            <text:p>58,330,327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d5</text:p>
          </table:table-cell>
          <table:table-cell office:value-type="float" office:value="2497931.77" calcext:value-type="float">
            <text:p>2,497,931.77</text:p>
          </table:table-cell>
          <table:table-cell office:value-type="float" office:value="7988703.36" calcext:value-type="float">
            <text:p>7,988,703.36</text:p>
          </table:table-cell>
          <table:table-cell office:value-type="float" office:value="19648343.62" calcext:value-type="float">
            <text:p>19,648,343.62</text:p>
          </table:table-cell>
          <table:table-cell office:value-type="float" office:value="30927882.27" calcext:value-type="float">
            <text:p>30,927,882.27</text:p>
          </table:table-cell>
          <table:table-cell office:value-type="float" office:value="37077704.35" calcext:value-type="float">
            <text:p>37,077,704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mac(md5)</text:p>
          </table:table-cell>
          <table:table-cell office:value-type="float" office:value="1969872.91" calcext:value-type="float">
            <text:p>1,969,872.91</text:p>
          </table:table-cell>
          <table:table-cell office:value-type="float" office:value="6533244.15" calcext:value-type="float">
            <text:p>6,533,244.15</text:p>
          </table:table-cell>
          <table:table-cell office:value-type="float" office:value="17257557.33" calcext:value-type="float">
            <text:p>17,257,557.33</text:p>
          </table:table-cell>
          <table:table-cell office:value-type="float" office:value="29467911.71" calcext:value-type="float">
            <text:p>29,467,911.71</text:p>
          </table:table-cell>
          <table:table-cell office:value-type="float" office:value="36943454.18" calcext:value-type="float">
            <text:p>36,943,454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1</text:p>
          </table:table-cell>
          <table:table-cell office:value-type="float" office:value="2284698.33" calcext:value-type="float">
            <text:p>2,284,698.33</text:p>
          </table:table-cell>
          <table:table-cell office:value-type="float" office:value="6359018.67" calcext:value-type="float">
            <text:p>6,359,018.67</text:p>
          </table:table-cell>
          <table:table-cell office:value-type="float" office:value="12746136.91" calcext:value-type="float">
            <text:p>12,746,136.91</text:p>
          </table:table-cell>
          <table:table-cell office:value-type="float" office:value="18359151.68" calcext:value-type="float">
            <text:p>18,359,151.68</text:p>
          </table:table-cell>
          <table:table-cell office:value-type="float" office:value="20482739.8" calcext:value-type="float">
            <text:p>20,482,739.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md16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c4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 cbc</text:p>
          </table:table-cell>
          <table:table-cell office:value-type="float" office:value="4200444.15" calcext:value-type="float">
            <text:p>4,200,444.15</text:p>
          </table:table-cell>
          <table:table-cell office:value-type="float" office:value="4406731.77" calcext:value-type="float">
            <text:p>4,406,731.77</text:p>
          </table:table-cell>
          <table:table-cell office:value-type="float" office:value="4445838.13" calcext:value-type="float">
            <text:p>4,445,838.13</text:p>
          </table:table-cell>
          <table:table-cell office:value-type="float" office:value="4468955.18" calcext:value-type="float">
            <text:p>4,468,955.18</text:p>
          </table:table-cell>
          <table:table-cell office:value-type="float" office:value="4457653.51" calcext:value-type="float">
            <text:p>4,457,653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 ede3</text:p>
          </table:table-cell>
          <table:table-cell office:value-type="float" office:value="1543983.95" calcext:value-type="float">
            <text:p>1,543,983.95</text:p>
          </table:table-cell>
          <table:table-cell office:value-type="float" office:value="1566506.67" calcext:value-type="float">
            <text:p>1,566,506.67</text:p>
          </table:table-cell>
          <table:table-cell office:value-type="float" office:value="1568730.2" calcext:value-type="float">
            <text:p>1,568,730.20</text:p>
          </table:table-cell>
          <table:table-cell office:value-type="float" office:value="1555178.6" calcext:value-type="float">
            <text:p>1,555,178.60</text:p>
          </table:table-cell>
          <table:table-cell office:value-type="float" office:value="1580864.21" calcext:value-type="float">
            <text:p>1,580,864.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a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ed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c2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c5-32/12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owfish cbc</text:p>
          </table:table-cell>
          <table:table-cell office:value-type="float" office:value="6994162.16" calcext:value-type="float">
            <text:p>6,994,162.16</text:p>
          </table:table-cell>
          <table:table-cell office:value-type="float" office:value="7834627.42" calcext:value-type="float">
            <text:p>7,834,627.42</text:p>
          </table:table-cell>
          <table:table-cell office:value-type="float" office:value="8153428.19" calcext:value-type="float">
            <text:p>8,153,428.19</text:p>
          </table:table-cell>
          <table:table-cell office:value-type="float" office:value="8243028.76" calcext:value-type="float">
            <text:p>8,243,028.76</text:p>
          </table:table-cell>
          <table:table-cell office:value-type="float" office:value="8257755.18" calcext:value-type="float">
            <text:p>8,257,755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 cbc</text:p>
          </table:table-cell>
          <table:table-cell office:value-type="float" office:value="7701157.33" calcext:value-type="float">
            <text:p>7,701,157.33</text:p>
          </table:table-cell>
          <table:table-cell office:value-type="float" office:value="8325648.32" calcext:value-type="float">
            <text:p>8,325,648.32</text:p>
          </table:table-cell>
          <table:table-cell office:value-type="float" office:value="8436622.22" calcext:value-type="float">
            <text:p>8,436,622.22</text:p>
          </table:table-cell>
          <table:table-cell office:value-type="float" office:value="8688931.1" calcext:value-type="float">
            <text:p>8,688,931.10</text:p>
          </table:table-cell>
          <table:table-cell office:value-type="float" office:value="8660505.69" calcext:value-type="float">
            <text:p>8,660,505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es-128 cbc</text:p>
          </table:table-cell>
          <table:table-cell office:value-type="float" office:value="5944032" calcext:value-type="float">
            <text:p>5,944,032.00</text:p>
          </table:table-cell>
          <table:table-cell office:value-type="float" office:value="6712655.03" calcext:value-type="float">
            <text:p>6,712,655.03</text:p>
          </table:table-cell>
          <table:table-cell office:value-type="float" office:value="6914577.18" calcext:value-type="float">
            <text:p>6,914,577.18</text:p>
          </table:table-cell>
          <table:table-cell office:value-type="float" office:value="6977975.84" calcext:value-type="float">
            <text:p>6,977,975.84</text:p>
          </table:table-cell>
          <table:table-cell office:value-type="float" office:value="6933162.67" calcext:value-type="float">
            <text:p>6,933,162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es-192 cbc</text:p>
          </table:table-cell>
          <table:table-cell office:value-type="float" office:value="5077501" calcext:value-type="float">
            <text:p>5,077,501.00</text:p>
          </table:table-cell>
          <table:table-cell office:value-type="float" office:value="5700409.36" calcext:value-type="float">
            <text:p>5,700,409.36</text:p>
          </table:table-cell>
          <table:table-cell office:value-type="float" office:value="5833898.67" calcext:value-type="float">
            <text:p>5,833,898.67</text:p>
          </table:table-cell>
          <table:table-cell office:value-type="float" office:value="5874346.67" calcext:value-type="float">
            <text:p>5,874,346.67</text:p>
          </table:table-cell>
          <table:table-cell office:value-type="float" office:value="5896048.16" calcext:value-type="float">
            <text:p>5,896,048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es-256 cbc</text:p>
          </table:table-cell>
          <table:table-cell office:value-type="float" office:value="4571065.77" calcext:value-type="float">
            <text:p>4,571,065.77</text:p>
          </table:table-cell>
          <table:table-cell office:value-type="float" office:value="4974469.57" calcext:value-type="float">
            <text:p>4,974,469.57</text:p>
          </table:table-cell>
          <table:table-cell office:value-type="float" office:value="5060608" calcext:value-type="float">
            <text:p>5,060,608.00</text:p>
          </table:table-cell>
          <table:table-cell office:value-type="float" office:value="5124109.7" calcext:value-type="float">
            <text:p>5,124,109.70</text:p>
          </table:table-cell>
          <table:table-cell office:value-type="float" office:value="5112465.55" calcext:value-type="float">
            <text:p>5,112,465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mellia-128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ellia-192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mellia-256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256</text:p>
          </table:table-cell>
          <table:table-cell office:value-type="float" office:value="1722138.67" calcext:value-type="float">
            <text:p>1,722,138.67</text:p>
          </table:table-cell>
          <table:table-cell office:value-type="float" office:value="3824481.61" calcext:value-type="float">
            <text:p>3,824,481.61</text:p>
          </table:table-cell>
          <table:table-cell office:value-type="float" office:value="6558410.74" calcext:value-type="float">
            <text:p>6,558,410.74</text:p>
          </table:table-cell>
          <table:table-cell office:value-type="float" office:value="7959459.53" calcext:value-type="float">
            <text:p>7,959,459.53</text:p>
          </table:table-cell>
          <table:table-cell office:value-type="float" office:value="8445952" calcext:value-type="float">
            <text:p>8,445,952.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a512</text:p>
          </table:table-cell>
          <table:table-cell office:value-type="float" office:value="579806.71" calcext:value-type="float">
            <text:p>579,806.71</text:p>
          </table:table-cell>
          <table:table-cell office:value-type="float" office:value="2305177.26" calcext:value-type="float">
            <text:p>2,305,177.26</text:p>
          </table:table-cell>
          <table:table-cell office:value-type="float" office:value="3267210.7" calcext:value-type="float">
            <text:p>3,267,210.70</text:p>
          </table:table-cell>
          <table:table-cell office:value-type="float" office:value="4454572.39" calcext:value-type="float">
            <text:p>4,454,572.39</text:p>
          </table:table-cell>
          <table:table-cell office:value-type="float" office:value="4939858.19" calcext:value-type="float">
            <text:p>4,939,858.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irlpool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es-128 ige</text:p>
          </table:table-cell>
          <table:table-cell office:value-type="float" office:value="5538820.07" calcext:value-type="float">
            <text:p>5,538,820.07</text:p>
          </table:table-cell>
          <table:table-cell office:value-type="float" office:value="6352682.67" calcext:value-type="float">
            <text:p>6,352,682.67</text:p>
          </table:table-cell>
          <table:table-cell office:value-type="float" office:value="6595404.71" calcext:value-type="float">
            <text:p>6,595,404.71</text:p>
          </table:table-cell>
          <table:table-cell office:value-type="float" office:value="6686238.93" calcext:value-type="float">
            <text:p>6,686,238.93</text:p>
          </table:table-cell>
          <table:table-cell office:value-type="float" office:value="6575591.95" calcext:value-type="float">
            <text:p>6,575,591.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es-192 ige</text:p>
          </table:table-cell>
          <table:table-cell office:value-type="float" office:value="4732250.67" calcext:value-type="float">
            <text:p>4,732,250.67</text:p>
          </table:table-cell>
          <table:table-cell office:value-type="float" office:value="5473990.64" calcext:value-type="float">
            <text:p>5,473,990.64</text:p>
          </table:table-cell>
          <table:table-cell office:value-type="float" office:value="5655973.24" calcext:value-type="float">
            <text:p>5,655,973.24</text:p>
          </table:table-cell>
          <table:table-cell office:value-type="float" office:value="5698440.13" calcext:value-type="float">
            <text:p>5,698,440.13</text:p>
          </table:table-cell>
          <table:table-cell office:value-type="float" office:value="5674124.41" calcext:value-type="float">
            <text:p>5,674,124.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es-256 ige</text:p>
          </table:table-cell>
          <table:table-cell office:value-type="float" office:value="4305460.87" calcext:value-type="float">
            <text:p>4,305,460.87</text:p>
          </table:table-cell>
          <table:table-cell office:value-type="float" office:value="4806999.33" calcext:value-type="float">
            <text:p>4,806,999.33</text:p>
          </table:table-cell>
          <table:table-cell office:value-type="float" office:value="4943796.66" calcext:value-type="float">
            <text:p>4,943,796.66</text:p>
          </table:table-cell>
          <table:table-cell office:value-type="float" office:value="4949674.67" calcext:value-type="float">
            <text:p>4,949,674.67</text:p>
          </table:table-cell>
          <table:table-cell office:value-type="float" office:value="4948077.59" calcext:value-type="float">
            <text:p>4,948,077.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ash</text:p>
          </table:table-cell>
          <table:table-cell office:value-type="float" office:value="7675788.63" calcext:value-type="float">
            <text:p>7,675,788.63</text:p>
          </table:table-cell>
          <table:table-cell office:value-type="float" office:value="8366362.54" calcext:value-type="float">
            <text:p>8,366,362.54</text:p>
          </table:table-cell>
          <table:table-cell office:value-type="float" office:value="8548773.24" calcext:value-type="float">
            <text:p>8,548,773.24</text:p>
          </table:table-cell>
          <table:table-cell office:value-type="float" office:value="8579681.61" calcext:value-type="float">
            <text:p>8,579,681.61</text:p>
          </table:table-cell>
          <table:table-cell office:value-type="float" office:value="8592010.7" calcext:value-type="float">
            <text:p>8,592,010.70</text:p>
          </table:table-cell>
        </table:table-row>
      </table:table>
      <table:table table:name="24kc, speed" table:style-name="ta1">
        <office:forms form:automatic-focus="false" form:apply-design-mode="false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number-columns-repeated="4" table:default-cell-style-name="ce47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d2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dc2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4</text:p>
          </table:table-cell>
          <table:table-cell table:style-name="ce48" office:value-type="float" office:value="3340426.67" calcext:value-type="float">
            <text:p>3,340,426.67</text:p>
          </table:table-cell>
          <table:table-cell table:style-name="ce48" office:value-type="float" office:value="10951620.07" calcext:value-type="float">
            <text:p>10,951,620.07</text:p>
          </table:table-cell>
          <table:table-cell table:style-name="ce48" office:value-type="float" office:value="28111796.66" calcext:value-type="float">
            <text:p>28,111,796.66</text:p>
          </table:table-cell>
          <table:table-cell table:style-name="ce48" office:value-type="float" office:value="46504719.46" calcext:value-type="float">
            <text:p>46,504,719.46</text:p>
          </table:table-cell>
          <table:table-cell table:style-name="ce48" office:value-type="float" office:value="56945322.67" calcext:value-type="float">
            <text:p>56,945,322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d5</text:p>
          </table:table-cell>
          <table:table-cell table:style-name="ce48" office:value-type="float" office:value="2628150.34" calcext:value-type="float">
            <text:p>2,628,150.34</text:p>
          </table:table-cell>
          <table:table-cell table:style-name="ce48" office:value-type="float" office:value="8134698.67" calcext:value-type="float">
            <text:p>8,134,698.67</text:p>
          </table:table-cell>
          <table:table-cell table:style-name="ce48" office:value-type="float" office:value="19699927.76" calcext:value-type="float">
            <text:p>19,699,927.76</text:p>
          </table:table-cell>
          <table:table-cell table:style-name="ce48" office:value-type="float" office:value="30589174.58" calcext:value-type="float">
            <text:p>30,589,174.58</text:p>
          </table:table-cell>
          <table:table-cell table:style-name="ce48" office:value-type="float" office:value="36335218.73" calcext:value-type="float">
            <text:p>36,335,218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mac(md5)</text:p>
          </table:table-cell>
          <table:table-cell table:style-name="ce48" office:value-type="float" office:value="2048784" calcext:value-type="float">
            <text:p>2,048,784.00</text:p>
          </table:table-cell>
          <table:table-cell table:style-name="ce48" office:value-type="float" office:value="6737894.31" calcext:value-type="float">
            <text:p>6,737,894.31</text:p>
          </table:table-cell>
          <table:table-cell table:style-name="ce48" office:value-type="float" office:value="17571822.82" calcext:value-type="float">
            <text:p>17,571,822.82</text:p>
          </table:table-cell>
          <table:table-cell table:style-name="ce48" office:value-type="float" office:value="29270249.66" calcext:value-type="float">
            <text:p>29,270,249.66</text:p>
          </table:table-cell>
          <table:table-cell table:style-name="ce48" office:value-type="float" office:value="36123989.33" calcext:value-type="float">
            <text:p>36,123,989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1</text:p>
          </table:table-cell>
          <table:table-cell table:style-name="ce48" office:value-type="float" office:value="2359700.33" calcext:value-type="float">
            <text:p>2,359,700.33</text:p>
          </table:table-cell>
          <table:table-cell table:style-name="ce48" office:value-type="float" office:value="6345728.86" calcext:value-type="float">
            <text:p>6,345,728.86</text:p>
          </table:table-cell>
          <table:table-cell table:style-name="ce48" office:value-type="float" office:value="13426386.62" calcext:value-type="float">
            <text:p>13,426,386.62</text:p>
          </table:table-cell>
          <table:table-cell table:style-name="ce48" office:value-type="float" office:value="18269866.67" calcext:value-type="float">
            <text:p>18,269,866.67</text:p>
          </table:table-cell>
          <table:table-cell table:style-name="ce48" office:value-type="float" office:value="20290953.85" calcext:value-type="float">
            <text:p>20,290,953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md160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c4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 cbc</text:p>
          </table:table-cell>
          <table:table-cell table:style-name="ce48" office:value-type="float" office:value="3844309.33" calcext:value-type="float">
            <text:p>3,844,309.33</text:p>
          </table:table-cell>
          <table:table-cell table:style-name="ce48" office:value-type="float" office:value="4003693.96" calcext:value-type="float">
            <text:p>4,003,693.96</text:p>
          </table:table-cell>
          <table:table-cell table:style-name="ce48" office:value-type="float" office:value="4125367.22" calcext:value-type="float">
            <text:p>4,125,367.22</text:p>
          </table:table-cell>
          <table:table-cell table:style-name="ce48" office:value-type="float" office:value="4162319.46" calcext:value-type="float">
            <text:p>4,162,319.46</text:p>
          </table:table-cell>
          <table:table-cell table:style-name="ce48" office:value-type="float" office:value="4126037.33" calcext:value-type="float">
            <text:p>4,126,037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 ede3</text:p>
          </table:table-cell>
          <table:table-cell table:style-name="ce48" office:value-type="float" office:value="1460708.72" calcext:value-type="float">
            <text:p>1,460,708.72</text:p>
          </table:table-cell>
          <table:table-cell table:style-name="ce48" office:value-type="float" office:value="1479812.71" calcext:value-type="float">
            <text:p>1,479,812.71</text:p>
          </table:table-cell>
          <table:table-cell table:style-name="ce48" office:value-type="float" office:value="1495538.26" calcext:value-type="float">
            <text:p>1,495,538.26</text:p>
          </table:table-cell>
          <table:table-cell table:style-name="ce48" office:value-type="float" office:value="1457653.69" calcext:value-type="float">
            <text:p>1,457,653.69</text:p>
          </table:table-cell>
          <table:table-cell table:style-name="ce48" office:value-type="float" office:value="1478958.39" calcext:value-type="float">
            <text:p>1,478,958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a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ed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c2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c5-32/12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owfish cbc</text:p>
          </table:table-cell>
          <table:table-cell table:style-name="ce48" office:value-type="float" office:value="8124575.25" calcext:value-type="float">
            <text:p>8,124,575.25</text:p>
          </table:table-cell>
          <table:table-cell table:style-name="ce48" office:value-type="float" office:value="9002295.65" calcext:value-type="float">
            <text:p>9,002,295.65</text:p>
          </table:table-cell>
          <table:table-cell table:style-name="ce48" office:value-type="float" office:value="9254100.33" calcext:value-type="float">
            <text:p>9,254,100.33</text:p>
          </table:table-cell>
          <table:table-cell table:style-name="ce48" office:value-type="float" office:value="9287680" calcext:value-type="float">
            <text:p>9,287,680.00</text:p>
          </table:table-cell>
          <table:table-cell table:style-name="ce48" office:value-type="float" office:value="9194766.56" calcext:value-type="float">
            <text:p>9,194,766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 cbc</text:p>
          </table:table-cell>
          <table:table-cell table:style-name="ce48" office:value-type="float" office:value="7169369.13" calcext:value-type="float">
            <text:p>7,169,369.13</text:p>
          </table:table-cell>
          <table:table-cell table:style-name="ce48" office:value-type="float" office:value="7889294.98" calcext:value-type="float">
            <text:p>7,889,294.98</text:p>
          </table:table-cell>
          <table:table-cell table:style-name="ce48" office:value-type="float" office:value="8205099.67" calcext:value-type="float">
            <text:p>8,205,099.67</text:p>
          </table:table-cell>
          <table:table-cell table:style-name="ce48" office:value-type="float" office:value="8294400" calcext:value-type="float">
            <text:p>8,294,400.00</text:p>
          </table:table-cell>
          <table:table-cell table:style-name="ce48" office:value-type="float" office:value="8227498.67" calcext:value-type="float">
            <text:p>8,227,498.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es-128 cbc</text:p>
          </table:table-cell>
          <table:table-cell table:style-name="ce48" office:value-type="float" office:value="6456984.62" calcext:value-type="float">
            <text:p>6,456,984.62</text:p>
          </table:table-cell>
          <table:table-cell table:style-name="ce48" office:value-type="float" office:value="6923318.12" calcext:value-type="float">
            <text:p>6,923,318.12</text:p>
          </table:table-cell>
          <table:table-cell table:style-name="ce48" office:value-type="float" office:value="7018240" calcext:value-type="float">
            <text:p>7,018,240.00</text:p>
          </table:table-cell>
          <table:table-cell table:style-name="ce48" office:value-type="float" office:value="7111800.67" calcext:value-type="float">
            <text:p>7,111,800.67</text:p>
          </table:table-cell>
          <table:table-cell table:style-name="ce48" office:value-type="float" office:value="7045120" calcext:value-type="float">
            <text:p>7,045,12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es-192 cbc</text:p>
          </table:table-cell>
          <table:table-cell table:style-name="ce48" office:value-type="float" office:value="5540800" calcext:value-type="float">
            <text:p>5,540,800.00</text:p>
          </table:table-cell>
          <table:table-cell table:style-name="ce48" office:value-type="float" office:value="5841962.67" calcext:value-type="float">
            <text:p>5,841,962.67</text:p>
          </table:table-cell>
          <table:table-cell table:style-name="ce48" office:value-type="float" office:value="5957693.65" calcext:value-type="float">
            <text:p>5,957,693.65</text:p>
          </table:table-cell>
          <table:table-cell table:style-name="ce48" office:value-type="float" office:value="5954953.85" calcext:value-type="float">
            <text:p>5,954,953.85</text:p>
          </table:table-cell>
          <table:table-cell table:style-name="ce48" office:value-type="float" office:value="5983721.74" calcext:value-type="float">
            <text:p>5,983,721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es-256 cbc</text:p>
          </table:table-cell>
          <table:table-cell table:style-name="ce48" office:value-type="float" office:value="4826080" calcext:value-type="float">
            <text:p>4,826,080.00</text:p>
          </table:table-cell>
          <table:table-cell table:style-name="ce48" office:value-type="float" office:value="5093458.19" calcext:value-type="float">
            <text:p>5,093,458.19</text:p>
          </table:table-cell>
          <table:table-cell table:style-name="ce48" office:value-type="float" office:value="5164093.65" calcext:value-type="float">
            <text:p>5,164,093.65</text:p>
          </table:table-cell>
          <table:table-cell table:style-name="ce48" office:value-type="float" office:value="5189522.41" calcext:value-type="float">
            <text:p>5,189,522.41</text:p>
          </table:table-cell>
          <table:table-cell table:style-name="ce48" office:value-type="float" office:value="5158229.33" calcext:value-type="float">
            <text:p>5,158,229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mellia-128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ellia-192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mellia-256 cbc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256</text:p>
          </table:table-cell>
          <table:table-cell table:style-name="ce48" office:value-type="float" office:value="1757320.81" calcext:value-type="float">
            <text:p>1,757,320.81</text:p>
          </table:table-cell>
          <table:table-cell table:style-name="ce48" office:value-type="float" office:value="3851044.82" calcext:value-type="float">
            <text:p>3,851,044.82</text:p>
          </table:table-cell>
          <table:table-cell table:style-name="ce48" office:value-type="float" office:value="6528085.33" calcext:value-type="float">
            <text:p>6,528,085.33</text:p>
          </table:table-cell>
          <table:table-cell table:style-name="ce48" office:value-type="float" office:value="7955692.31" calcext:value-type="float">
            <text:p>7,955,692.31</text:p>
          </table:table-cell>
          <table:table-cell table:style-name="ce48" office:value-type="float" office:value="8465979.93" calcext:value-type="float">
            <text:p>8,465,979.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a512</text:p>
          </table:table-cell>
          <table:table-cell table:style-name="ce48" office:value-type="float" office:value="465107.69" calcext:value-type="float">
            <text:p>465,107.69</text:p>
          </table:table-cell>
          <table:table-cell table:style-name="ce48" office:value-type="float" office:value="1853589.33" calcext:value-type="float">
            <text:p>1,853,589.33</text:p>
          </table:table-cell>
          <table:table-cell table:style-name="ce48" office:value-type="float" office:value="2579692.31" calcext:value-type="float">
            <text:p>2,579,692.31</text:p>
          </table:table-cell>
          <table:table-cell table:style-name="ce48" office:value-type="float" office:value="3492216.72" calcext:value-type="float">
            <text:p>3,492,216.72</text:p>
          </table:table-cell>
          <table:table-cell table:style-name="ce48" office:value-type="float" office:value="3887775.25" calcext:value-type="float">
            <text:p>3,887,775.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irlpool</text:p>
          </table:table-cell>
          <table:table-cell table:number-columns-repeated="5" table:style-name="ce4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es-128 ige</text:p>
          </table:table-cell>
          <table:table-cell table:style-name="ce48" office:value-type="float" office:value="6247127.76" calcext:value-type="float">
            <text:p>6,247,127.76</text:p>
          </table:table-cell>
          <table:table-cell table:style-name="ce48" office:value-type="float" office:value="6834641.61" calcext:value-type="float">
            <text:p>6,834,641.61</text:p>
          </table:table-cell>
          <table:table-cell table:style-name="ce48" office:value-type="float" office:value="6961316.39" calcext:value-type="float">
            <text:p>6,961,316.39</text:p>
          </table:table-cell>
          <table:table-cell table:style-name="ce48" office:value-type="float" office:value="6796970.67" calcext:value-type="float">
            <text:p>6,796,970.67</text:p>
          </table:table-cell>
          <table:table-cell table:style-name="ce48" office:value-type="float" office:value="6880730.2" calcext:value-type="float">
            <text:p>6,880,730.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es-192 ige</text:p>
          </table:table-cell>
          <table:table-cell table:style-name="ce48" office:value-type="float" office:value="5392080.27" calcext:value-type="float">
            <text:p>5,392,080.27</text:p>
          </table:table-cell>
          <table:table-cell table:style-name="ce48" office:value-type="float" office:value="5818244.3" calcext:value-type="float">
            <text:p>5,818,244.30</text:p>
          </table:table-cell>
          <table:table-cell table:style-name="ce48" office:value-type="float" office:value="5884928" calcext:value-type="float">
            <text:p>5,884,928.00</text:p>
          </table:table-cell>
          <table:table-cell table:style-name="ce48" office:value-type="float" office:value="5926829.53" calcext:value-type="float">
            <text:p>5,926,829.53</text:p>
          </table:table-cell>
          <table:table-cell table:style-name="ce48" office:value-type="float" office:value="5887828.76" calcext:value-type="float">
            <text:p>5,887,828.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es-256 ige</text:p>
          </table:table-cell>
          <table:table-cell table:style-name="ce48" office:value-type="float" office:value="4728299.67" calcext:value-type="float">
            <text:p>4,728,299.67</text:p>
          </table:table-cell>
          <table:table-cell table:style-name="ce48" office:value-type="float" office:value="5044826.76" calcext:value-type="float">
            <text:p>5,044,826.76</text:p>
          </table:table-cell>
          <table:table-cell table:style-name="ce48" office:value-type="float" office:value="5129503.68" calcext:value-type="float">
            <text:p>5,129,503.68</text:p>
          </table:table-cell>
          <table:table-cell table:style-name="ce48" office:value-type="float" office:value="5150582.55" calcext:value-type="float">
            <text:p>5,150,582.55</text:p>
          </table:table-cell>
          <table:table-cell table:style-name="ce48" office:value-type="float" office:value="5112465.55" calcext:value-type="float">
            <text:p>5,112,465.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ash</text:p>
          </table:table-cell>
          <table:table-cell table:style-name="ce48" office:value-type="float" office:value="7374528" calcext:value-type="float">
            <text:p>7,374,528.00</text:p>
          </table:table-cell>
          <table:table-cell table:style-name="ce48" office:value-type="float" office:value="7996981.94" calcext:value-type="float">
            <text:p>7,996,981.94</text:p>
          </table:table-cell>
          <table:table-cell table:style-name="ce48" office:value-type="float" office:value="8170852.17" calcext:value-type="float">
            <text:p>8,170,852.17</text:p>
          </table:table-cell>
          <table:table-cell table:style-name="ce48" office:value-type="float" office:value="8094426.94" calcext:value-type="float">
            <text:p>8,094,426.94</text:p>
          </table:table-cell>
          <table:table-cell table:style-name="ce48" office:value-type="float" office:value="8186538.67" calcext:value-type="float">
            <text:p>8,186,538.67</text:p>
          </table:table-cell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4kc, size" table:style-name="ta1">
        <office:forms form:automatic-focus="false" form:apply-design-mode="false"/>
        <table:table-column table:style-name="co6" table:default-cell-style-name="ce47"/>
        <table:table-column table:style-name="co7" table:default-cell-style-name="ce47"/>
        <table:table-column table:style-name="co8" table:default-cell-style-name="ce48"/>
        <table:table-column table:style-name="co10" table:default-cell-style-name="ce48"/>
        <table:table-column table:style-name="co9" table:number-columns-repeated="3" table:default-cell-style-name="ce48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d2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dc2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d4</text:p>
          </table:table-cell>
          <table:table-cell office:value-type="float" office:value="3336872.24" calcext:value-type="float">
            <text:p>3,336,872.24</text:p>
          </table:table-cell>
          <table:table-cell office:value-type="float" office:value="11002884.28" calcext:value-type="float">
            <text:p>11,002,884.28</text:p>
          </table:table-cell>
          <table:table-cell office:value-type="float" office:value="28581369.13" calcext:value-type="float">
            <text:p>28,581,369.13</text:p>
          </table:table-cell>
          <table:table-cell office:value-type="float" office:value="47120725.33" calcext:value-type="float">
            <text:p>47,120,725.33</text:p>
          </table:table-cell>
          <table:table-cell office:value-type="float" office:value="57841567.79" calcext:value-type="float">
            <text:p>57,841,567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d5</text:p>
          </table:table-cell>
          <table:table-cell office:value-type="float" office:value="2529091.64" calcext:value-type="float">
            <text:p>2,529,091.64</text:p>
          </table:table-cell>
          <table:table-cell office:value-type="float" office:value="8033905.02" calcext:value-type="float">
            <text:p>8,033,905.02</text:p>
          </table:table-cell>
          <table:table-cell office:value-type="float" office:value="19622314.09" calcext:value-type="float">
            <text:p>19,622,314.09</text:p>
          </table:table-cell>
          <table:table-cell office:value-type="float" office:value="31055816.84" calcext:value-type="float">
            <text:p>31,055,816.84</text:p>
          </table:table-cell>
          <table:table-cell office:value-type="float" office:value="37149895.3" calcext:value-type="float">
            <text:p>37,149,895.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mac(md5)</text:p>
          </table:table-cell>
          <table:table-cell office:value-type="float" office:value="2002183.28" calcext:value-type="float">
            <text:p>2,002,183.28</text:p>
          </table:table-cell>
          <table:table-cell office:value-type="float" office:value="6458777.26" calcext:value-type="float">
            <text:p>6,458,777.26</text:p>
          </table:table-cell>
          <table:table-cell office:value-type="float" office:value="17516327.52" calcext:value-type="float">
            <text:p>17,516,327.52</text:p>
          </table:table-cell>
          <table:table-cell office:value-type="float" office:value="29457979.93" calcext:value-type="float">
            <text:p>29,457,979.93</text:p>
          </table:table-cell>
          <table:table-cell office:value-type="float" office:value="36842081.61" calcext:value-type="float">
            <text:p>36,842,081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1</text:p>
          </table:table-cell>
          <table:table-cell office:value-type="float" office:value="2306069.33" calcext:value-type="float">
            <text:p>2,306,069.33</text:p>
          </table:table-cell>
          <table:table-cell office:value-type="float" office:value="6429174.58" calcext:value-type="float">
            <text:p>6,429,174.58</text:p>
          </table:table-cell>
          <table:table-cell office:value-type="float" office:value="13339654.85" calcext:value-type="float">
            <text:p>13,339,654.85</text:p>
          </table:table-cell>
          <table:table-cell office:value-type="float" office:value="18352622.82" calcext:value-type="float">
            <text:p>18,352,622.82</text:p>
          </table:table-cell>
          <table:table-cell office:value-type="float" office:value="20449962.67" calcext:value-type="float">
            <text:p>20,449,962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md16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c4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 cbc</text:p>
          </table:table-cell>
          <table:table-cell office:value-type="float" office:value="3534797.32" calcext:value-type="float">
            <text:p>3,534,797.32</text:p>
          </table:table-cell>
          <table:table-cell office:value-type="float" office:value="3656725.33" calcext:value-type="float">
            <text:p>3,656,725.33</text:p>
          </table:table-cell>
          <table:table-cell office:value-type="float" office:value="3706948.49" calcext:value-type="float">
            <text:p>3,706,948.49</text:p>
          </table:table-cell>
          <table:table-cell office:value-type="float" office:value="3717907.69" calcext:value-type="float">
            <text:p>3,717,907.69</text:p>
          </table:table-cell>
          <table:table-cell office:value-type="float" office:value="3634517.33" calcext:value-type="float">
            <text:p>3,634,517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 ede3</text:p>
          </table:table-cell>
          <table:table-cell office:value-type="float" office:value="1279796.66" calcext:value-type="float">
            <text:p>1,279,796.66</text:p>
          </table:table-cell>
          <table:table-cell office:value-type="float" office:value="1316918.12" calcext:value-type="float">
            <text:p>1,316,918.12</text:p>
          </table:table-cell>
          <table:table-cell office:value-type="float" office:value="1321922.15" calcext:value-type="float">
            <text:p>1,321,922.15</text:p>
          </table:table-cell>
          <table:table-cell office:value-type="float" office:value="1322295.65" calcext:value-type="float">
            <text:p>1,322,295.65</text:p>
          </table:table-cell>
          <table:table-cell office:value-type="float" office:value="1316181.33" calcext:value-type="float">
            <text:p>1,316,181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a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ed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c2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c5-32/12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owfish cbc</text:p>
          </table:table-cell>
          <table:table-cell office:value-type="float" office:value="7067616" calcext:value-type="float">
            <text:p>7,067,616.00</text:p>
          </table:table-cell>
          <table:table-cell office:value-type="float" office:value="7542560.54" calcext:value-type="float">
            <text:p>7,542,560.54</text:p>
          </table:table-cell>
          <table:table-cell office:value-type="float" office:value="7866244.3" calcext:value-type="float">
            <text:p>7,866,244.30</text:p>
          </table:table-cell>
          <table:table-cell office:value-type="float" office:value="7863909.03" calcext:value-type="float">
            <text:p>7,863,909.03</text:p>
          </table:table-cell>
          <table:table-cell office:value-type="float" office:value="7845205.33" calcext:value-type="float">
            <text:p>7,845,205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 cbc</text:p>
          </table:table-cell>
          <table:table-cell office:value-type="float" office:value="7121187.96" calcext:value-type="float">
            <text:p>7,121,187.96</text:p>
          </table:table-cell>
          <table:table-cell office:value-type="float" office:value="7729402.01" calcext:value-type="float">
            <text:p>7,729,402.01</text:p>
          </table:table-cell>
          <table:table-cell office:value-type="float" office:value="7942099.33" calcext:value-type="float">
            <text:p>7,942,099.33</text:p>
          </table:table-cell>
          <table:table-cell office:value-type="float" office:value="7958089.63" calcext:value-type="float">
            <text:p>7,958,089.63</text:p>
          </table:table-cell>
          <table:table-cell office:value-type="float" office:value="7881363.76" calcext:value-type="float">
            <text:p>7,881,363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es-128 cbc</text:p>
          </table:table-cell>
          <table:table-cell office:value-type="float" office:value="5904337.12" calcext:value-type="float">
            <text:p>5,904,337.12</text:p>
          </table:table-cell>
          <table:table-cell office:value-type="float" office:value="6624064.21" calcext:value-type="float">
            <text:p>6,624,064.21</text:p>
          </table:table-cell>
          <table:table-cell office:value-type="float" office:value="6819788.63" calcext:value-type="float">
            <text:p>6,819,788.63</text:p>
          </table:table-cell>
          <table:table-cell office:value-type="float" office:value="6863872" calcext:value-type="float">
            <text:p>6,863,872.00</text:p>
          </table:table-cell>
          <table:table-cell office:value-type="float" office:value="6800181.94" calcext:value-type="float">
            <text:p>6,800,181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es-192 cbc</text:p>
          </table:table-cell>
          <table:table-cell office:value-type="float" office:value="5123703.01" calcext:value-type="float">
            <text:p>5,123,703.01</text:p>
          </table:table-cell>
          <table:table-cell office:value-type="float" office:value="5663529.1" calcext:value-type="float">
            <text:p>5,663,529.10</text:p>
          </table:table-cell>
          <table:table-cell office:value-type="float" office:value="5797376" calcext:value-type="float">
            <text:p>5,797,376.00</text:p>
          </table:table-cell>
          <table:table-cell office:value-type="float" office:value="5851868.9" calcext:value-type="float">
            <text:p>5,851,868.90</text:p>
          </table:table-cell>
          <table:table-cell office:value-type="float" office:value="5869100.67" calcext:value-type="float">
            <text:p>5,869,100.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es-256 cbc</text:p>
          </table:table-cell>
          <table:table-cell office:value-type="float" office:value="4528331.77" calcext:value-type="float">
            <text:p>4,528,331.77</text:p>
          </table:table-cell>
          <table:table-cell office:value-type="float" office:value="4922645.33" calcext:value-type="float">
            <text:p>4,922,645.33</text:p>
          </table:table-cell>
          <table:table-cell office:value-type="float" office:value="5068026.85" calcext:value-type="float">
            <text:p>5,068,026.85</text:p>
          </table:table-cell>
          <table:table-cell office:value-type="float" office:value="5077875.59" calcext:value-type="float">
            <text:p>5,077,875.59</text:p>
          </table:table-cell>
          <table:table-cell office:value-type="float" office:value="5082327.76" calcext:value-type="float">
            <text:p>5,082,327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mellia-128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mellia-192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mellia-256 cbc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256</text:p>
          </table:table-cell>
          <table:table-cell office:value-type="float" office:value="1740452.17" calcext:value-type="float">
            <text:p>1,740,452.17</text:p>
          </table:table-cell>
          <table:table-cell office:value-type="float" office:value="3836425.42" calcext:value-type="float">
            <text:p>3,836,425.42</text:p>
          </table:table-cell>
          <table:table-cell office:value-type="float" office:value="6561073.83" calcext:value-type="float">
            <text:p>6,561,073.83</text:p>
          </table:table-cell>
          <table:table-cell office:value-type="float" office:value="7937541.14" calcext:value-type="float">
            <text:p>7,937,541.14</text:p>
          </table:table-cell>
          <table:table-cell office:value-type="float" office:value="8414668.46" calcext:value-type="float">
            <text:p>8,414,668.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a512</text:p>
          </table:table-cell>
          <table:table-cell office:value-type="float" office:value="585030.87" calcext:value-type="float">
            <text:p>585,030.87</text:p>
          </table:table-cell>
          <table:table-cell office:value-type="float" office:value="2326603.34" calcext:value-type="float">
            <text:p>2,326,603.34</text:p>
          </table:table-cell>
          <table:table-cell office:value-type="float" office:value="3244373.33" calcext:value-type="float">
            <text:p>3,244,373.33</text:p>
          </table:table-cell>
          <table:table-cell office:value-type="float" office:value="4414159.2" calcext:value-type="float">
            <text:p>4,414,159.20</text:p>
          </table:table-cell>
          <table:table-cell office:value-type="float" office:value="4912460.2" calcext:value-type="float">
            <text:p>4,912,460.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irlpool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es-128 ige</text:p>
          </table:table-cell>
          <table:table-cell office:value-type="float" office:value="5580533.33" calcext:value-type="float">
            <text:p>5,580,533.33</text:p>
          </table:table-cell>
          <table:table-cell office:value-type="float" office:value="6268939.13" calcext:value-type="float">
            <text:p>6,268,939.13</text:p>
          </table:table-cell>
          <table:table-cell office:value-type="float" office:value="6409161.2" calcext:value-type="float">
            <text:p>6,409,161.20</text:p>
          </table:table-cell>
          <table:table-cell office:value-type="float" office:value="6695727.09" calcext:value-type="float">
            <text:p>6,695,727.09</text:p>
          </table:table-cell>
          <table:table-cell office:value-type="float" office:value="6646753.18" calcext:value-type="float">
            <text:p>6,646,753.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es-192 ige</text:p>
          </table:table-cell>
          <table:table-cell office:value-type="float" office:value="4874782.61" calcext:value-type="float">
            <text:p>4,874,782.61</text:p>
          </table:table-cell>
          <table:table-cell office:value-type="float" office:value="5485099.67" calcext:value-type="float">
            <text:p>5,485,099.67</text:p>
          </table:table-cell>
          <table:table-cell office:value-type="float" office:value="5654249.66" calcext:value-type="float">
            <text:p>5,654,249.66</text:p>
          </table:table-cell>
          <table:table-cell office:value-type="float" office:value="5684565.33" calcext:value-type="float">
            <text:p>5,684,565.33</text:p>
          </table:table-cell>
          <table:table-cell office:value-type="float" office:value="4992954.58" calcext:value-type="float">
            <text:p>4,992,954.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es-256 ige</text:p>
          </table:table-cell>
          <table:table-cell office:value-type="float" office:value="4354432.21" calcext:value-type="float">
            <text:p>4,354,432.21</text:p>
          </table:table-cell>
          <table:table-cell office:value-type="float" office:value="4828520.81" calcext:value-type="float">
            <text:p>4,828,520.81</text:p>
          </table:table-cell>
          <table:table-cell office:value-type="float" office:value="4936433.44" calcext:value-type="float">
            <text:p>4,936,433.44</text:p>
          </table:table-cell>
          <table:table-cell office:value-type="float" office:value="4979242.81" calcext:value-type="float">
            <text:p>4,979,242.81</text:p>
          </table:table-cell>
          <table:table-cell office:value-type="float" office:value="4961776.59" calcext:value-type="float">
            <text:p>4,961,776.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hash</text:p>
          </table:table-cell>
          <table:table-cell office:value-type="float" office:value="7159652.17" calcext:value-type="float">
            <text:p>7,159,652.17</text:p>
          </table:table-cell>
          <table:table-cell office:value-type="float" office:value="7727026.09" calcext:value-type="float">
            <text:p>7,727,026.09</text:p>
          </table:table-cell>
          <table:table-cell office:value-type="float" office:value="7890279.6" calcext:value-type="float">
            <text:p>7,890,279.60</text:p>
          </table:table-cell>
          <table:table-cell office:value-type="float" office:value="7926239.46" calcext:value-type="float">
            <text:p>7,926,239.46</text:p>
          </table:table-cell>
          <table:table-cell office:value-type="float" office:value="7931719.06" calcext:value-type="float">
            <text:p>7,931,719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fraction number:min-integer-digits="1" number:min-numerator-digits="1" number:denominator-value="1000" number:min-denominato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66ff99"/>
    </style:style>
    <style:style style:name="Untitled3" style:family="table-cell" style:parent-style-name="Default">
      <style:table-cell-properties fo:background-color="#00cc33"/>
    </style:style>
    <style:style style:name="Untitled4" style:family="table-cell" style:parent-style-name="Default">
      <style:table-cell-properties fo:background-color="#006600"/>
    </style:style>
    <style:style style:name="Untitled5" style:family="table-cell" style:parent-style-name="Default">
      <style:table-cell-properties fo:background-color="#66ff99"/>
    </style:style>
    <style:style style:name="Untitled6" style:family="table-cell" style:parent-style-name="Default">
      <style:table-cell-properties fo:background-color="#99ff66"/>
    </style:style>
    <style:style style:name="Untitled7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.00.0000</text:date>, <text:time style:data-style-name="N2" text:time-value="01:23:32.5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1:47:08.814000000</meta:creation-date>
    <dc:date>2018-05-15T01:22:03.646000000</dc:date>
    <meta:editing-duration>PT59M17S</meta:editing-duration>
    <meta:editing-cycles>6</meta:editing-cycles>
    <meta:generator>LibreOffice/5.0.5.2$Windows_x86 LibreOffice_project/55b006a02d247b5f7215fc6ea0fde844b30035b3</meta:generator>
    <meta:document-statistic meta:table-count="5" meta:cell-count="145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minimum="5500000" chart:maximum="75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0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0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63cm" svg:height="8.92cm" xlink:href=".." xlink:type="simple" chart:class="chart:bar" chart:column-mapping="0 1 2 3 4" chart:style-name="ch1">
        <chart:title svg:x="6.159cm" svg:y="0.314cm" chart:style-name="ch2">
          <text:p>AES-128 with CBC</text:p>
        </chart:title>
        <chart:subtitle svg:x="5.444cm" svg:y="1.271cm" chart:style-name="ch3">
          <text:p>kBytes processed per second</text:p>
        </chart:subtitle>
        <chart:legend chart:legend-position="end" svg:x="13.662cm" svg:y="3.165cm" style:legend-expansion="high" chart:style-name="ch4"/>
        <chart:plot-area chart:style-name="ch5" table:cell-range-address="'Summary - symmetric algorithms and hash computations'.B45:'Summary - symmetric algorithms and hash computations'.G48 'Summary - symmetric algorithms and hash computations'.C2:'Summary - symmetric algorithms and hash computations'.G2" chart:data-source-has-labels="both" svg:x="0.323cm" svg:y="2.132cm" svg:width="13.016cm" svg:height="6.6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96cm" svg:y="2.154cm" svg:width="11.217cm" svg:height="5.9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Summary - symmetric algorithms and hash computations'.B45:'Summary - symmetric algorithms and hash computations'.B48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'Summary - symmetric algorithms and hash computations'.C45:'Summary - symmetric algorithms and hash computations'.C48" chart:label-cell-address="'Summary - symmetric algorithms and hash computations'.C2:'Summary - symmetric algorithms and hash computations'.C2" chart:class="chart:bar">
            <chart:data-point chart:repeated="4"/>
            <loext:propertry-mapping loext:property="BorderColor" loext:cell-range-address="'Summary - symmetric algorithms and hash computations'.C2:'Summary - symmetric algorithms and hash computations'.C2"/>
          </chart:series>
          <chart:series chart:style-name="ch11" chart:values-cell-range-address="'Summary - symmetric algorithms and hash computations'.D45:'Summary - symmetric algorithms and hash computations'.D48" chart:label-cell-address="'Summary - symmetric algorithms and hash computations'.D2:'Summary - symmetric algorithms and hash computations'.D2" chart:class="chart:bar">
            <chart:data-point chart:repeated="4"/>
            <loext:propertry-mapping loext:property="BorderColor" loext:cell-range-address="'Summary - symmetric algorithms and hash computations'.D2:'Summary - symmetric algorithms and hash computations'.D2"/>
          </chart:series>
          <chart:series chart:style-name="ch12" chart:values-cell-range-address="'Summary - symmetric algorithms and hash computations'.E45:'Summary - symmetric algorithms and hash computations'.E48" chart:label-cell-address="'Summary - symmetric algorithms and hash computations'.E2:'Summary - symmetric algorithms and hash computations'.E2" chart:class="chart:bar">
            <chart:data-point chart:repeated="4"/>
            <loext:propertry-mapping loext:property="BorderColor" loext:cell-range-address="'Summary - symmetric algorithms and hash computations'.E2:'Summary - symmetric algorithms and hash computations'.E2"/>
          </chart:series>
          <chart:series chart:style-name="ch13" chart:values-cell-range-address="'Summary - symmetric algorithms and hash computations'.F45:'Summary - symmetric algorithms and hash computations'.F48" chart:label-cell-address="'Summary - symmetric algorithms and hash computations'.F2:'Summary - symmetric algorithms and hash computations'.F2" chart:class="chart:bar">
            <chart:data-point chart:repeated="4"/>
            <loext:propertry-mapping loext:property="BorderColor" loext:cell-range-address="'Summary - symmetric algorithms and hash computations'.F2:'Summary - symmetric algorithms and hash computations'.F2"/>
          </chart:series>
          <chart:series chart:style-name="ch14" chart:values-cell-range-address="'Summary - symmetric algorithms and hash computations'.G45:'Summary - symmetric algorithms and hash computations'.G48" chart:label-cell-address="'Summary - symmetric algorithms and hash computations'.G2:'Summary - symmetric algorithms and hash computations'.G2" chart:class="chart:bar">
            <chart:data-point chart:repeated="4"/>
            <loext:propertry-mapping loext:property="BorderColor" loext:cell-range-address="'Summary - symmetric algorithms and hash computations'.G2:'Summary - symmetric algorithms and hash computations'.G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  <draw:g>
                  <svg:desc>'Summary - symmetric algorithms and hash computations'.C2:'Summary - symmetric algorithms and hash computations'.C2</svg:desc>
                </draw:g>
              </table:table-cell>
              <table:table-cell office:value-type="string">
                <text:p/>
              </table:table-cell>
              <table:table-cell office:value-type="string">
                <text:p>64 Bytes</text:p>
                <draw:g>
                  <svg:desc>'Summary - symmetric algorithms and hash computations'.D2:'Summary - symmetric algorithms and hash computations'.D2</svg:desc>
                </draw:g>
              </table:table-cell>
              <table:table-cell office:value-type="string">
                <text:p/>
              </table:table-cell>
              <table:table-cell office:value-type="string">
                <text:p>256 Bytes</text:p>
                <draw:g>
                  <svg:desc>'Summary - symmetric algorithms and hash computations'.E2:'Summary - symmetric algorithms and hash computations'.E2</svg:desc>
                </draw:g>
              </table:table-cell>
              <table:table-cell office:value-type="string">
                <text:p/>
              </table:table-cell>
              <table:table-cell office:value-type="string">
                <text:p>1024 Bytes</text:p>
                <draw:g>
                  <svg:desc>'Summary - symmetric algorithms and hash computations'.F2:'Summary - symmetric algorithms and hash computations'.F2</svg:desc>
                </draw:g>
              </table:table-cell>
              <table:table-cell office:value-type="string">
                <text:p/>
              </table:table-cell>
              <table:table-cell office:value-type="string">
                <text:p>8192 Bytes</text:p>
                <draw:g>
                  <svg:desc>'Summary - symmetric algorithms and hash computations'.G2:'Summary - symmetric algorithms and hash computations'.G2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34kc, speed</text:p>
                <draw:g>
                  <svg:desc>'Summary - symmetric algorithms and hash computations'.B45:'Summary - symmetric algorithms and hash computations'.B48</svg:desc>
                </draw:g>
              </table:table-cell>
              <table:table-cell office:value-type="float" office:value="6266745.15">
                <text:p>6266745.15</text:p>
                <draw:g>
                  <svg:desc>'Summary - symmetric algorithms and hash computations'.C45:'Summary - symmetric algorithms and hash computations'.C48</svg:desc>
                </draw:g>
              </table:table-cell>
              <table:table-cell office:value-type="float" office:value="NaN">
                <text:p>NaN</text:p>
                <draw:g>
                  <svg:desc>'Summary - symmetric algorithms and hash computations'.C2:'Summary - symmetric algorithms and hash computations'.C2</svg:desc>
                </draw:g>
              </table:table-cell>
              <table:table-cell office:value-type="float" office:value="6897830.1">
                <text:p>6897830.1</text:p>
                <draw:g>
                  <svg:desc>'Summary - symmetric algorithms and hash computations'.D45:'Summary - symmetric algorithms and hash computations'.D48</svg:desc>
                </draw:g>
              </table:table-cell>
              <table:table-cell office:value-type="float" office:value="NaN">
                <text:p>NaN</text:p>
                <draw:g>
                  <svg:desc>'Summary - symmetric algorithms and hash computations'.D2:'Summary - symmetric algorithms and hash computations'.D2</svg:desc>
                </draw:g>
              </table:table-cell>
              <table:table-cell office:value-type="float" office:value="7017225.42">
                <text:p>7017225.42</text:p>
                <draw:g>
                  <svg:desc>'Summary - symmetric algorithms and hash computations'.E45:'Summary - symmetric algorithms and hash computations'.E48</svg:desc>
                </draw:g>
              </table:table-cell>
              <table:table-cell office:value-type="float" office:value="NaN">
                <text:p>NaN</text:p>
                <draw:g>
                  <svg:desc>'Summary - symmetric algorithms and hash computations'.E2:'Summary - symmetric algorithms and hash computations'.E2</svg:desc>
                </draw:g>
              </table:table-cell>
              <table:table-cell office:value-type="float" office:value="7040000">
                <text:p>7040000</text:p>
                <draw:g>
                  <svg:desc>'Summary - symmetric algorithms and hash computations'.F45:'Summary - symmetric algorithms and hash computations'.F48</svg:desc>
                </draw:g>
              </table:table-cell>
              <table:table-cell office:value-type="float" office:value="NaN">
                <text:p>NaN</text:p>
                <draw:g>
                  <svg:desc>'Summary - symmetric algorithms and hash computations'.F2:'Summary - symmetric algorithms and hash computations'.F2</svg:desc>
                </draw:g>
              </table:table-cell>
              <table:table-cell office:value-type="float" office:value="7074161.87">
                <text:p>7074161.87</text:p>
                <draw:g>
                  <svg:desc>'Summary - symmetric algorithms and hash computations'.G45:'Summary - symmetric algorithms and hash computations'.G48</svg:desc>
                </draw:g>
              </table:table-cell>
              <table:table-cell office:value-type="float" office:value="NaN">
                <text:p>NaN</text:p>
                <draw:g>
                  <svg:desc>'Summary - symmetric algorithms and hash computations'.G2:'Summary - symmetric algorithms and hash computations'.G2</svg:desc>
                </draw:g>
              </table:table-cell>
            </table:table-row>
            <table:table-row>
              <table:table-cell office:value-type="string">
                <text:p>34kc, size</text:p>
              </table:table-cell>
              <table:table-cell office:value-type="float" office:value="5944032">
                <text:p>5944032</text:p>
              </table:table-cell>
              <table:table-cell office:value-type="float" office:value="NaN">
                <text:p>NaN</text:p>
              </table:table-cell>
              <table:table-cell office:value-type="float" office:value="6712655.03">
                <text:p>6712655.03</text:p>
              </table:table-cell>
              <table:table-cell office:value-type="float" office:value="NaN">
                <text:p>NaN</text:p>
              </table:table-cell>
              <table:table-cell office:value-type="float" office:value="6914577.18">
                <text:p>6914577.18</text:p>
              </table:table-cell>
              <table:table-cell office:value-type="float" office:value="NaN">
                <text:p>NaN</text:p>
              </table:table-cell>
              <table:table-cell office:value-type="float" office:value="6977975.84">
                <text:p>6977975.84</text:p>
              </table:table-cell>
              <table:table-cell office:value-type="float" office:value="NaN">
                <text:p>NaN</text:p>
              </table:table-cell>
              <table:table-cell office:value-type="float" office:value="6933162.67">
                <text:p>693316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kc, speed</text:p>
              </table:table-cell>
              <table:table-cell office:value-type="float" office:value="6456984.62">
                <text:p>6456984.62</text:p>
              </table:table-cell>
              <table:table-cell office:value-type="float" office:value="NaN">
                <text:p>NaN</text:p>
              </table:table-cell>
              <table:table-cell office:value-type="float" office:value="6923318.12">
                <text:p>6923318.12</text:p>
              </table:table-cell>
              <table:table-cell office:value-type="float" office:value="NaN">
                <text:p>NaN</text:p>
              </table:table-cell>
              <table:table-cell office:value-type="float" office:value="7018240">
                <text:p>7018240</text:p>
              </table:table-cell>
              <table:table-cell office:value-type="float" office:value="NaN">
                <text:p>NaN</text:p>
              </table:table-cell>
              <table:table-cell office:value-type="float" office:value="7111800.67">
                <text:p>7111800.67</text:p>
              </table:table-cell>
              <table:table-cell office:value-type="float" office:value="NaN">
                <text:p>NaN</text:p>
              </table:table-cell>
              <table:table-cell office:value-type="float" office:value="7045120">
                <text:p>7045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kc, size</text:p>
              </table:table-cell>
              <table:table-cell office:value-type="float" office:value="5904337.12">
                <text:p>5904337.12</text:p>
              </table:table-cell>
              <table:table-cell office:value-type="float" office:value="NaN">
                <text:p>NaN</text:p>
              </table:table-cell>
              <table:table-cell office:value-type="float" office:value="6624064.21">
                <text:p>6624064.21</text:p>
              </table:table-cell>
              <table:table-cell office:value-type="float" office:value="NaN">
                <text:p>NaN</text:p>
              </table:table-cell>
              <table:table-cell office:value-type="float" office:value="6819788.63">
                <text:p>6819788.63</text:p>
              </table:table-cell>
              <table:table-cell office:value-type="float" office:value="NaN">
                <text:p>NaN</text:p>
              </table:table-cell>
              <table:table-cell office:value-type="float" office:value="6863872">
                <text:p>6863872</text:p>
              </table:table-cell>
              <table:table-cell office:value-type="float" office:value="NaN">
                <text:p>NaN</text:p>
              </table:table-cell>
              <table:table-cell office:value-type="float" office:value="6800181.94">
                <text:p>6800181.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0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0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44cm" svg:y="0.316cm" chart:style-name="ch2">
          <text:p>SHA-512</text:p>
        </chart:title>
        <chart:subtitle svg:x="5.363cm" svg:y="1.275cm" chart:style-name="ch3">
          <text:p>kBytes processed per second</text:p>
        </chart:subtitle>
        <chart:legend chart:legend-position="end" svg:x="13.499cm" svg:y="3.205cm" style:legend-expansion="high" chart:style-name="ch4"/>
        <chart:plot-area chart:style-name="ch5" table:cell-range-address="'Summary - symmetric algorithms and hash computations'.B65:'Summary - symmetric algorithms and hash computations'.G68 'Summary - symmetric algorithms and hash computations'.C2:'Summary - symmetric algorithms and hash computations'.G2" chart:data-source-has-labels="both" svg:x="0.32cm" svg:y="2.138cm" svg:width="12.859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67cm" svg:y="2.165cm" svg:width="11.312cm" svg:height="6.0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Summary - symmetric algorithms and hash computations'.B65:'Summary - symmetric algorithms and hash computations'.B68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'Summary - symmetric algorithms and hash computations'.C65:'Summary - symmetric algorithms and hash computations'.C68" chart:label-cell-address="'Summary - symmetric algorithms and hash computations'.C2:'Summary - symmetric algorithms and hash computations'.C2" chart:class="chart:bar">
            <chart:data-point chart:repeated="4"/>
          </chart:series>
          <chart:series chart:style-name="ch11" chart:values-cell-range-address="'Summary - symmetric algorithms and hash computations'.D65:'Summary - symmetric algorithms and hash computations'.D68" chart:label-cell-address="'Summary - symmetric algorithms and hash computations'.D2:'Summary - symmetric algorithms and hash computations'.D2" chart:class="chart:bar">
            <chart:data-point chart:repeated="4"/>
          </chart:series>
          <chart:series chart:style-name="ch12" chart:values-cell-range-address="'Summary - symmetric algorithms and hash computations'.E65:'Summary - symmetric algorithms and hash computations'.E68" chart:label-cell-address="'Summary - symmetric algorithms and hash computations'.E2:'Summary - symmetric algorithms and hash computations'.E2" chart:class="chart:bar">
            <chart:data-point chart:repeated="4"/>
          </chart:series>
          <chart:series chart:style-name="ch13" chart:values-cell-range-address="'Summary - symmetric algorithms and hash computations'.F65:'Summary - symmetric algorithms and hash computations'.F68" chart:label-cell-address="'Summary - symmetric algorithms and hash computations'.F2:'Summary - symmetric algorithms and hash computations'.F2" chart:class="chart:bar">
            <chart:data-point chart:repeated="4"/>
          </chart:series>
          <chart:series chart:style-name="ch14" chart:values-cell-range-address="'Summary - symmetric algorithms and hash computations'.G65:'Summary - symmetric algorithms and hash computations'.G68" chart:label-cell-address="'Summary - symmetric algorithms and hash computations'.G2:'Summary - symmetric algorithms and hash computations'.G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  <draw:g>
                  <svg:desc>'Summary - symmetric algorithms and hash computations'.C2:'Summary - symmetric algorithms and hash computations'.C2</svg:desc>
                </draw:g>
              </table:table-cell>
              <table:table-cell office:value-type="string">
                <text:p>64 Bytes</text:p>
                <draw:g>
                  <svg:desc>'Summary - symmetric algorithms and hash computations'.D2:'Summary - symmetric algorithms and hash computations'.D2</svg:desc>
                </draw:g>
              </table:table-cell>
              <table:table-cell office:value-type="string">
                <text:p>256 Bytes</text:p>
                <draw:g>
                  <svg:desc>'Summary - symmetric algorithms and hash computations'.E2:'Summary - symmetric algorithms and hash computations'.E2</svg:desc>
                </draw:g>
              </table:table-cell>
              <table:table-cell office:value-type="string">
                <text:p>1024 Bytes</text:p>
                <draw:g>
                  <svg:desc>'Summary - symmetric algorithms and hash computations'.F2:'Summary - symmetric algorithms and hash computations'.F2</svg:desc>
                </draw:g>
              </table:table-cell>
              <table:table-cell office:value-type="string">
                <text:p>8192 Bytes</text:p>
                <draw:g>
                  <svg:desc>'Summary - symmetric algorithms and hash computations'.G2:'Summary - symmetric algorithms and hash computation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4kc, speed</text:p>
                <draw:g>
                  <svg:desc>'Summary - symmetric algorithms and hash computations'.B65:'Summary - symmetric algorithms and hash computations'.B68</svg:desc>
                </draw:g>
              </table:table-cell>
              <table:table-cell office:value-type="float" office:value="468430.77">
                <text:p>468430.77</text:p>
                <draw:g>
                  <svg:desc>'Summary - symmetric algorithms and hash computations'.C65:'Summary - symmetric algorithms and hash computations'.C68</svg:desc>
                </draw:g>
              </table:table-cell>
              <table:table-cell office:value-type="float" office:value="1871325.75">
                <text:p>1871325.75</text:p>
                <draw:g>
                  <svg:desc>'Summary - symmetric algorithms and hash computations'.D65:'Summary - symmetric algorithms and hash computations'.D68</svg:desc>
                </draw:g>
              </table:table-cell>
              <table:table-cell office:value-type="float" office:value="2577664">
                <text:p>2577664</text:p>
                <draw:g>
                  <svg:desc>'Summary - symmetric algorithms and hash computations'.E65:'Summary - symmetric algorithms and hash computations'.E68</svg:desc>
                </draw:g>
              </table:table-cell>
              <table:table-cell office:value-type="float" office:value="3513792.64">
                <text:p>3513792.64</text:p>
                <draw:g>
                  <svg:desc>'Summary - symmetric algorithms and hash computations'.F65:'Summary - symmetric algorithms and hash computations'.F68</svg:desc>
                </draw:g>
              </table:table-cell>
              <table:table-cell office:value-type="float" office:value="3936558.39">
                <text:p>3936558.39</text:p>
                <draw:g>
                  <svg:desc>'Summary - symmetric algorithms and hash computations'.G65:'Summary - symmetric algorithms and hash computations'.G68</svg:desc>
                </draw:g>
              </table:table-cell>
            </table:table-row>
            <table:table-row>
              <table:table-cell office:value-type="string">
                <text:p>34kc, size</text:p>
              </table:table-cell>
              <table:table-cell office:value-type="float" office:value="579806.71">
                <text:p>579806.71</text:p>
              </table:table-cell>
              <table:table-cell office:value-type="float" office:value="2305177.26">
                <text:p>2305177.26</text:p>
              </table:table-cell>
              <table:table-cell office:value-type="float" office:value="3267210.7">
                <text:p>3267210.7</text:p>
              </table:table-cell>
              <table:table-cell office:value-type="float" office:value="4454572.39">
                <text:p>4454572.39</text:p>
              </table:table-cell>
              <table:table-cell office:value-type="float" office:value="4939858.19">
                <text:p>4939858.19</text:p>
              </table:table-cell>
            </table:table-row>
            <table:table-row>
              <table:table-cell office:value-type="string">
                <text:p>24kc, speed</text:p>
              </table:table-cell>
              <table:table-cell office:value-type="float" office:value="465107.69">
                <text:p>465107.69</text:p>
              </table:table-cell>
              <table:table-cell office:value-type="float" office:value="1853589.33">
                <text:p>1853589.33</text:p>
              </table:table-cell>
              <table:table-cell office:value-type="float" office:value="2579692.31">
                <text:p>2579692.31</text:p>
              </table:table-cell>
              <table:table-cell office:value-type="float" office:value="3492216.72">
                <text:p>3492216.72</text:p>
              </table:table-cell>
              <table:table-cell office:value-type="float" office:value="3887775.25">
                <text:p>3887775.25</text:p>
              </table:table-cell>
            </table:table-row>
            <table:table-row>
              <table:table-cell office:value-type="string">
                <text:p>24kc, size</text:p>
              </table:table-cell>
              <table:table-cell office:value-type="float" office:value="585030.87">
                <text:p>585030.87</text:p>
              </table:table-cell>
              <table:table-cell office:value-type="float" office:value="2326603.34">
                <text:p>2326603.34</text:p>
              </table:table-cell>
              <table:table-cell office:value-type="float" office:value="3244373.33">
                <text:p>3244373.33</text:p>
              </table:table-cell>
              <table:table-cell office:value-type="float" office:value="4414159.2">
                <text:p>4414159.2</text:p>
              </table:table-cell>
              <table:table-cell office:value-type="float" office:value="4912460.2">
                <text:p>491246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minimum="6000000" chart:maximum="90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100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00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0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76cm" svg:y="0.316cm" chart:style-name="ch2">
          <text:p>GHASH</text:p>
        </chart:title>
        <chart:subtitle svg:x="5.363cm" svg:y="1.275cm" chart:style-name="ch3">
          <text:p>kBytes processed per second</text:p>
        </chart:subtitle>
        <chart:legend chart:legend-position="end" svg:x="13.499cm" svg:y="3.205cm" style:legend-expansion="high" chart:style-name="ch4"/>
        <chart:plot-area chart:style-name="ch5" table:cell-range-address="'Summary - symmetric algorithms and hash computations'.B85:'Summary - symmetric algorithms and hash computations'.G88 'Summary - symmetric algorithms and hash computations'.C2:'Summary - symmetric algorithms and hash computations'.G2" chart:data-source-has-labels="both" svg:x="0.32cm" svg:y="2.138cm" svg:width="12.859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67cm" svg:y="2.165cm" svg:width="11.312cm" svg:height="6.0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Summary - symmetric algorithms and hash computations'.B85:'Summary - symmetric algorithms and hash computations'.B88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z" chart:name="primary-z" chart:style-name="ch9">
            <chart:grid chart:style-name="ch7" chart:class="major"/>
          </chart:axis>
          <chart:series chart:style-name="ch10" chart:values-cell-range-address="'Summary - symmetric algorithms and hash computations'.C85:'Summary - symmetric algorithms and hash computations'.C88" chart:label-cell-address="'Summary - symmetric algorithms and hash computations'.C2:'Summary - symmetric algorithms and hash computations'.C2" chart:class="chart:bar">
            <chart:data-point chart:repeated="4"/>
          </chart:series>
          <chart:series chart:style-name="ch11" chart:values-cell-range-address="'Summary - symmetric algorithms and hash computations'.D85:'Summary - symmetric algorithms and hash computations'.D88" chart:label-cell-address="'Summary - symmetric algorithms and hash computations'.D2:'Summary - symmetric algorithms and hash computations'.D2" chart:class="chart:bar">
            <chart:data-point chart:repeated="4"/>
          </chart:series>
          <chart:series chart:style-name="ch12" chart:values-cell-range-address="'Summary - symmetric algorithms and hash computations'.E85:'Summary - symmetric algorithms and hash computations'.E88" chart:label-cell-address="'Summary - symmetric algorithms and hash computations'.E2:'Summary - symmetric algorithms and hash computations'.E2" chart:class="chart:bar">
            <chart:data-point chart:repeated="4"/>
          </chart:series>
          <chart:series chart:style-name="ch13" chart:values-cell-range-address="'Summary - symmetric algorithms and hash computations'.F85:'Summary - symmetric algorithms and hash computations'.F88" chart:label-cell-address="'Summary - symmetric algorithms and hash computations'.F2:'Summary - symmetric algorithms and hash computations'.F2" chart:class="chart:bar">
            <chart:data-point chart:repeated="4"/>
          </chart:series>
          <chart:series chart:style-name="ch14" chart:values-cell-range-address="'Summary - symmetric algorithms and hash computations'.G85:'Summary - symmetric algorithms and hash computations'.G88" chart:label-cell-address="'Summary - symmetric algorithms and hash computations'.G2:'Summary - symmetric algorithms and hash computations'.G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  <draw:g>
                  <svg:desc>'Summary - symmetric algorithms and hash computations'.C2:'Summary - symmetric algorithms and hash computations'.C2</svg:desc>
                </draw:g>
              </table:table-cell>
              <table:table-cell office:value-type="string">
                <text:p>64 Bytes</text:p>
                <draw:g>
                  <svg:desc>'Summary - symmetric algorithms and hash computations'.D2:'Summary - symmetric algorithms and hash computations'.D2</svg:desc>
                </draw:g>
              </table:table-cell>
              <table:table-cell office:value-type="string">
                <text:p>256 Bytes</text:p>
                <draw:g>
                  <svg:desc>'Summary - symmetric algorithms and hash computations'.E2:'Summary - symmetric algorithms and hash computations'.E2</svg:desc>
                </draw:g>
              </table:table-cell>
              <table:table-cell office:value-type="string">
                <text:p>1024 Bytes</text:p>
                <draw:g>
                  <svg:desc>'Summary - symmetric algorithms and hash computations'.F2:'Summary - symmetric algorithms and hash computations'.F2</svg:desc>
                </draw:g>
              </table:table-cell>
              <table:table-cell office:value-type="string">
                <text:p>8192 Bytes</text:p>
                <draw:g>
                  <svg:desc>'Summary - symmetric algorithms and hash computations'.G2:'Summary - symmetric algorithms and hash computation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4kc, speed</text:p>
                <draw:g>
                  <svg:desc>'Summary - symmetric algorithms and hash computations'.B85:'Summary - symmetric algorithms and hash computations'.B88</svg:desc>
                </draw:g>
              </table:table-cell>
              <table:table-cell office:value-type="float" office:value="7836596.66">
                <text:p>7836596.66</text:p>
                <draw:g>
                  <svg:desc>'Summary - symmetric algorithms and hash computations'.C85:'Summary - symmetric algorithms and hash computations'.C88</svg:desc>
                </draw:g>
              </table:table-cell>
              <table:table-cell office:value-type="float" office:value="8626986.67">
                <text:p>8626986.67</text:p>
                <draw:g>
                  <svg:desc>'Summary - symmetric algorithms and hash computations'.D85:'Summary - symmetric algorithms and hash computations'.D88</svg:desc>
                </draw:g>
              </table:table-cell>
              <table:table-cell office:value-type="float" office:value="8915006.06">
                <text:p>8915006.06</text:p>
                <draw:g>
                  <svg:desc>'Summary - symmetric algorithms and hash computations'.E85:'Summary - symmetric algorithms and hash computations'.E88</svg:desc>
                </draw:g>
              </table:table-cell>
              <table:table-cell office:value-type="float" office:value="8934828.09">
                <text:p>8934828.09</text:p>
                <draw:g>
                  <svg:desc>'Summary - symmetric algorithms and hash computations'.F85:'Summary - symmetric algorithms and hash computations'.F88</svg:desc>
                </draw:g>
              </table:table-cell>
              <table:table-cell office:value-type="float" office:value="8939726.17">
                <text:p>8939726.17</text:p>
                <draw:g>
                  <svg:desc>'Summary - symmetric algorithms and hash computations'.G85:'Summary - symmetric algorithms and hash computations'.G88</svg:desc>
                </draw:g>
              </table:table-cell>
            </table:table-row>
            <table:table-row>
              <table:table-cell office:value-type="string">
                <text:p>34kc, size</text:p>
              </table:table-cell>
              <table:table-cell office:value-type="float" office:value="7675788.63">
                <text:p>7675788.63</text:p>
              </table:table-cell>
              <table:table-cell office:value-type="float" office:value="8366362.54">
                <text:p>8366362.54</text:p>
              </table:table-cell>
              <table:table-cell office:value-type="float" office:value="8548773.24">
                <text:p>8548773.24</text:p>
              </table:table-cell>
              <table:table-cell office:value-type="float" office:value="8579681.61">
                <text:p>8579681.61</text:p>
              </table:table-cell>
              <table:table-cell office:value-type="float" office:value="8592010.7">
                <text:p>8592010.7</text:p>
              </table:table-cell>
            </table:table-row>
            <table:table-row>
              <table:table-cell office:value-type="string">
                <text:p>24kc, speed</text:p>
              </table:table-cell>
              <table:table-cell office:value-type="float" office:value="7374528">
                <text:p>7374528</text:p>
              </table:table-cell>
              <table:table-cell office:value-type="float" office:value="7996981.94">
                <text:p>7996981.94</text:p>
              </table:table-cell>
              <table:table-cell office:value-type="float" office:value="8170852.17">
                <text:p>8170852.17</text:p>
              </table:table-cell>
              <table:table-cell office:value-type="float" office:value="8094426.94">
                <text:p>8094426.94</text:p>
              </table:table-cell>
              <table:table-cell office:value-type="float" office:value="8186538.67">
                <text:p>8186538.67</text:p>
              </table:table-cell>
            </table:table-row>
            <table:table-row>
              <table:table-cell office:value-type="string">
                <text:p>24kc, size</text:p>
              </table:table-cell>
              <table:table-cell office:value-type="float" office:value="7159652.17">
                <text:p>7159652.17</text:p>
              </table:table-cell>
              <table:table-cell office:value-type="float" office:value="7727026.09">
                <text:p>7727026.09</text:p>
              </table:table-cell>
              <table:table-cell office:value-type="float" office:value="7890279.6">
                <text:p>7890279.6</text:p>
              </table:table-cell>
              <table:table-cell office:value-type="float" office:value="7926239.46">
                <text:p>7926239.46</text:p>
              </table:table-cell>
              <table:table-cell office:value-type="float" office:value="7931719.06">
                <text:p>7931719.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minimum="3000000" chart:maximum="50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100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0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2 3 4" chart:style-name="ch1">
        <chart:title svg:x="6.501cm" svg:y="0.316cm" chart:style-name="ch2">
          <text:p>DES with CBC</text:p>
        </chart:title>
        <chart:subtitle svg:x="5.363cm" svg:y="1.275cm" chart:style-name="ch3">
          <text:p>kBytes processed per second</text:p>
        </chart:subtitle>
        <chart:legend chart:legend-position="end" svg:x="13.499cm" svg:y="3.205cm" style:legend-expansion="high" chart:style-name="ch4"/>
        <chart:plot-area chart:style-name="ch5" table:cell-range-address="'Summary - symmetric algorithms and hash computations'.B25:'Summary - symmetric algorithms and hash computations'.G28 'Summary - symmetric algorithms and hash computations'.C2:'Summary - symmetric algorithms and hash computations'.G2" chart:data-source-has-labels="both" svg:x="0.32cm" svg:y="2.138cm" svg:width="12.859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67cm" svg:y="2.165cm" svg:width="11.312cm" svg:height="6.0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Summary - symmetric algorithms and hash computations'.B25:'Summary - symmetric algorithms and hash computations'.B28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z" chart:name="primary-z" chart:style-name="ch9">
            <chart:grid chart:style-name="ch7" chart:class="major"/>
          </chart:axis>
          <chart:series chart:style-name="ch10" chart:values-cell-range-address="'Summary - symmetric algorithms and hash computations'.C25:'Summary - symmetric algorithms and hash computations'.C28" chart:label-cell-address="'Summary - symmetric algorithms and hash computations'.C2:'Summary - symmetric algorithms and hash computations'.C2" chart:class="chart:bar">
            <chart:data-point chart:repeated="4"/>
            <loext:propertry-mapping loext:property="BorderColor" loext:cell-range-address="'Summary - symmetric algorithms and hash computations'.C2:'Summary - symmetric algorithms and hash computations'.C2"/>
          </chart:series>
          <chart:series chart:style-name="ch11" chart:values-cell-range-address="'Summary - symmetric algorithms and hash computations'.D25:'Summary - symmetric algorithms and hash computations'.D28" chart:label-cell-address="'Summary - symmetric algorithms and hash computations'.D2:'Summary - symmetric algorithms and hash computations'.D2" chart:class="chart:bar">
            <chart:data-point chart:repeated="4"/>
          </chart:series>
          <chart:series chart:style-name="ch12" chart:values-cell-range-address="'Summary - symmetric algorithms and hash computations'.E25:'Summary - symmetric algorithms and hash computations'.E28" chart:label-cell-address="'Summary - symmetric algorithms and hash computations'.E2:'Summary - symmetric algorithms and hash computations'.E2" chart:class="chart:bar">
            <chart:data-point chart:repeated="4"/>
          </chart:series>
          <chart:series chart:style-name="ch13" chart:values-cell-range-address="'Summary - symmetric algorithms and hash computations'.F25:'Summary - symmetric algorithms and hash computations'.F28" chart:label-cell-address="'Summary - symmetric algorithms and hash computations'.F2:'Summary - symmetric algorithms and hash computations'.F2" chart:class="chart:bar">
            <chart:data-point chart:repeated="4"/>
          </chart:series>
          <chart:series chart:style-name="ch14" chart:values-cell-range-address="'Summary - symmetric algorithms and hash computations'.G25:'Summary - symmetric algorithms and hash computations'.G28" chart:label-cell-address="'Summary - symmetric algorithms and hash computations'.G2:'Summary - symmetric algorithms and hash computations'.G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  <draw:g>
                  <svg:desc>'Summary - symmetric algorithms and hash computations'.C2:'Summary - symmetric algorithms and hash computations'.C2</svg:desc>
                </draw:g>
              </table:table-cell>
              <table:table-cell office:value-type="string">
                <text:p/>
              </table:table-cell>
              <table:table-cell office:value-type="string">
                <text:p>64 Bytes</text:p>
                <draw:g>
                  <svg:desc>'Summary - symmetric algorithms and hash computations'.D2:'Summary - symmetric algorithms and hash computations'.D2</svg:desc>
                </draw:g>
              </table:table-cell>
              <table:table-cell office:value-type="string">
                <text:p>256 Bytes</text:p>
                <draw:g>
                  <svg:desc>'Summary - symmetric algorithms and hash computations'.E2:'Summary - symmetric algorithms and hash computations'.E2</svg:desc>
                </draw:g>
              </table:table-cell>
              <table:table-cell office:value-type="string">
                <text:p>1024 Bytes</text:p>
                <draw:g>
                  <svg:desc>'Summary - symmetric algorithms and hash computations'.F2:'Summary - symmetric algorithms and hash computations'.F2</svg:desc>
                </draw:g>
              </table:table-cell>
              <table:table-cell office:value-type="string">
                <text:p>8192 Bytes</text:p>
                <draw:g>
                  <svg:desc>'Summary - symmetric algorithms and hash computations'.G2:'Summary - symmetric algorithms and hash computation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4kc, speed</text:p>
                <draw:g>
                  <svg:desc>'Summary - symmetric algorithms and hash computations'.B25:'Summary - symmetric algorithms and hash computations'.B28</svg:desc>
                </draw:g>
              </table:table-cell>
              <table:table-cell office:value-type="float" office:value="4303058.19">
                <text:p>4303058.19</text:p>
                <draw:g>
                  <svg:desc>'Summary - symmetric algorithms and hash computations'.C25:'Summary - symmetric algorithms and hash computations'.C28</svg:desc>
                </draw:g>
              </table:table-cell>
              <table:table-cell office:value-type="float" office:value="NaN">
                <text:p>NaN</text:p>
                <draw:g>
                  <svg:desc>'Summary - symmetric algorithms and hash computations'.C2:'Summary - symmetric algorithms and hash computations'.C2</svg:desc>
                </draw:g>
              </table:table-cell>
              <table:table-cell office:value-type="float" office:value="4594474.67">
                <text:p>4594474.67</text:p>
                <draw:g>
                  <svg:desc>'Summary - symmetric algorithms and hash computations'.D25:'Summary - symmetric algorithms and hash computations'.D28</svg:desc>
                </draw:g>
              </table:table-cell>
              <table:table-cell office:value-type="float" office:value="4669645.48">
                <text:p>4669645.48</text:p>
                <draw:g>
                  <svg:desc>'Summary - symmetric algorithms and hash computations'.E25:'Summary - symmetric algorithms and hash computations'.E28</svg:desc>
                </draw:g>
              </table:table-cell>
              <table:table-cell office:value-type="float" office:value="4679577.26">
                <text:p>4679577.26</text:p>
                <draw:g>
                  <svg:desc>'Summary - symmetric algorithms and hash computations'.F25:'Summary - symmetric algorithms and hash computations'.F28</svg:desc>
                </draw:g>
              </table:table-cell>
              <table:table-cell office:value-type="float" office:value="4676837.46">
                <text:p>4676837.46</text:p>
                <draw:g>
                  <svg:desc>'Summary - symmetric algorithms and hash computations'.G25:'Summary - symmetric algorithms and hash computations'.G28</svg:desc>
                </draw:g>
              </table:table-cell>
            </table:table-row>
            <table:table-row>
              <table:table-cell office:value-type="string">
                <text:p>34kc, size</text:p>
              </table:table-cell>
              <table:table-cell office:value-type="float" office:value="4200444.15">
                <text:p>4200444.15</text:p>
              </table:table-cell>
              <table:table-cell office:value-type="float" office:value="NaN">
                <text:p>NaN</text:p>
              </table:table-cell>
              <table:table-cell office:value-type="float" office:value="4406731.77">
                <text:p>4406731.77</text:p>
              </table:table-cell>
              <table:table-cell office:value-type="float" office:value="4445838.13">
                <text:p>4445838.13</text:p>
              </table:table-cell>
              <table:table-cell office:value-type="float" office:value="4468955.18">
                <text:p>4468955.18</text:p>
              </table:table-cell>
              <table:table-cell office:value-type="float" office:value="4457653.51">
                <text:p>4457653.51</text:p>
              </table:table-cell>
            </table:table-row>
            <table:table-row>
              <table:table-cell office:value-type="string">
                <text:p>24kc, speed</text:p>
              </table:table-cell>
              <table:table-cell office:value-type="float" office:value="3844309.33">
                <text:p>3844309.33</text:p>
              </table:table-cell>
              <table:table-cell office:value-type="float" office:value="NaN">
                <text:p>NaN</text:p>
              </table:table-cell>
              <table:table-cell office:value-type="float" office:value="4003693.96">
                <text:p>4003693.96</text:p>
              </table:table-cell>
              <table:table-cell office:value-type="float" office:value="4125367.22">
                <text:p>4125367.22</text:p>
              </table:table-cell>
              <table:table-cell office:value-type="float" office:value="4162319.46">
                <text:p>4162319.46</text:p>
              </table:table-cell>
              <table:table-cell office:value-type="float" office:value="4126037.33">
                <text:p>4126037.33</text:p>
              </table:table-cell>
            </table:table-row>
            <table:table-row>
              <table:table-cell office:value-type="string">
                <text:p>24kc, size</text:p>
              </table:table-cell>
              <table:table-cell office:value-type="float" office:value="3534797.32">
                <text:p>3534797.32</text:p>
              </table:table-cell>
              <table:table-cell office:value-type="float" office:value="NaN">
                <text:p>NaN</text:p>
              </table:table-cell>
              <table:table-cell office:value-type="float" office:value="3656725.33">
                <text:p>3656725.33</text:p>
              </table:table-cell>
              <table:table-cell office:value-type="float" office:value="3706948.49">
                <text:p>3706948.49</text:p>
              </table:table-cell>
              <table:table-cell office:value-type="float" office:value="3717907.69">
                <text:p>3717907.69</text:p>
              </table:table-cell>
              <table:table-cell office:value-type="float" office:value="3634517.33">
                <text:p>3634517.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minimum="0" chart:maximum="250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0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361cm" svg:y="0.316cm" chart:style-name="ch2">
          <text:p>SHA1</text:p>
        </chart:title>
        <chart:subtitle svg:x="5.363cm" svg:y="1.275cm" chart:style-name="ch3">
          <text:p>kBytes processed per second</text:p>
        </chart:subtitle>
        <chart:legend chart:legend-position="end" svg:x="13.499cm" svg:y="3.205cm" style:legend-expansion="high" chart:style-name="ch4"/>
        <chart:plot-area chart:style-name="ch5" table:cell-range-address="'Summary - symmetric algorithms and hash computations'.B20:'Summary - symmetric algorithms and hash computations'.G23 'Summary - symmetric algorithms and hash computations'.C2:'Summary - symmetric algorithms and hash computations'.G2" chart:data-source-has-labels="both" svg:x="0.32cm" svg:y="2.138cm" svg:width="12.859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53cm" svg:y="2.168cm" svg:width="11.126cm" svg:height="6.0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Summary - symmetric algorithms and hash computations'.B20:'Summary - symmetric algorithms and hash computations'.B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'Summary - symmetric algorithms and hash computations'.C20:'Summary - symmetric algorithms and hash computations'.C23" chart:label-cell-address="'Summary - symmetric algorithms and hash computations'.C2:'Summary - symmetric algorithms and hash computations'.C2" chart:class="chart:bar">
            <chart:data-point chart:repeated="4"/>
          </chart:series>
          <chart:series chart:style-name="ch11" chart:values-cell-range-address="'Summary - symmetric algorithms and hash computations'.D20:'Summary - symmetric algorithms and hash computations'.D23" chart:label-cell-address="'Summary - symmetric algorithms and hash computations'.D2:'Summary - symmetric algorithms and hash computations'.D2" chart:class="chart:bar">
            <chart:data-point chart:repeated="4"/>
          </chart:series>
          <chart:series chart:style-name="ch12" chart:values-cell-range-address="'Summary - symmetric algorithms and hash computations'.E20:'Summary - symmetric algorithms and hash computations'.E23" chart:label-cell-address="'Summary - symmetric algorithms and hash computations'.E2:'Summary - symmetric algorithms and hash computations'.E2" chart:class="chart:bar">
            <chart:data-point chart:repeated="4"/>
          </chart:series>
          <chart:series chart:style-name="ch13" chart:values-cell-range-address="'Summary - symmetric algorithms and hash computations'.F20:'Summary - symmetric algorithms and hash computations'.F23" chart:label-cell-address="'Summary - symmetric algorithms and hash computations'.F2:'Summary - symmetric algorithms and hash computations'.F2" chart:class="chart:bar">
            <chart:data-point chart:repeated="4"/>
          </chart:series>
          <chart:series chart:style-name="ch14" chart:values-cell-range-address="'Summary - symmetric algorithms and hash computations'.G20:'Summary - symmetric algorithms and hash computations'.G23" chart:label-cell-address="'Summary - symmetric algorithms and hash computations'.G2:'Summary - symmetric algorithms and hash computations'.G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  <draw:g>
                  <svg:desc>'Summary - symmetric algorithms and hash computations'.C2:'Summary - symmetric algorithms and hash computations'.C2</svg:desc>
                </draw:g>
              </table:table-cell>
              <table:table-cell office:value-type="string">
                <text:p>64 Bytes</text:p>
                <draw:g>
                  <svg:desc>'Summary - symmetric algorithms and hash computations'.D2:'Summary - symmetric algorithms and hash computations'.D2</svg:desc>
                </draw:g>
              </table:table-cell>
              <table:table-cell office:value-type="string">
                <text:p>256 Bytes</text:p>
                <draw:g>
                  <svg:desc>'Summary - symmetric algorithms and hash computations'.E2:'Summary - symmetric algorithms and hash computations'.E2</svg:desc>
                </draw:g>
              </table:table-cell>
              <table:table-cell office:value-type="string">
                <text:p>1024 Bytes</text:p>
                <draw:g>
                  <svg:desc>'Summary - symmetric algorithms and hash computations'.F2:'Summary - symmetric algorithms and hash computations'.F2</svg:desc>
                </draw:g>
              </table:table-cell>
              <table:table-cell office:value-type="string">
                <text:p>8192 Bytes</text:p>
                <draw:g>
                  <svg:desc>'Summary - symmetric algorithms and hash computations'.G2:'Summary - symmetric algorithms and hash computation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4kc, speed</text:p>
                <draw:g>
                  <svg:desc>'Summary - symmetric algorithms and hash computations'.B20:'Summary - symmetric algorithms and hash computations'.B23</svg:desc>
                </draw:g>
              </table:table-cell>
              <table:table-cell office:value-type="float" office:value="2324483.22">
                <text:p>2324483.22</text:p>
                <draw:g>
                  <svg:desc>'Summary - symmetric algorithms and hash computations'.C20:'Summary - symmetric algorithms and hash computations'.C23</svg:desc>
                </draw:g>
              </table:table-cell>
              <table:table-cell office:value-type="float" office:value="6398694.31">
                <text:p>6398694.31</text:p>
                <draw:g>
                  <svg:desc>'Summary - symmetric algorithms and hash computations'.D20:'Summary - symmetric algorithms and hash computations'.D23</svg:desc>
                </draw:g>
              </table:table-cell>
              <table:table-cell office:value-type="float" office:value="13330322.41">
                <text:p>13330322.41</text:p>
                <draw:g>
                  <svg:desc>'Summary - symmetric algorithms and hash computations'.E20:'Summary - symmetric algorithms and hash computations'.E23</svg:desc>
                </draw:g>
              </table:table-cell>
              <table:table-cell office:value-type="float" office:value="18384579.87">
                <text:p>18384579.87</text:p>
                <draw:g>
                  <svg:desc>'Summary - symmetric algorithms and hash computations'.F20:'Summary - symmetric algorithms and hash computations'.F23</svg:desc>
                </draw:g>
              </table:table-cell>
              <table:table-cell office:value-type="float" office:value="20488192">
                <text:p>20488192</text:p>
                <draw:g>
                  <svg:desc>'Summary - symmetric algorithms and hash computations'.G20:'Summary - symmetric algorithms and hash computations'.G23</svg:desc>
                </draw:g>
              </table:table-cell>
            </table:table-row>
            <table:table-row>
              <table:table-cell office:value-type="string">
                <text:p>34kc, size</text:p>
              </table:table-cell>
              <table:table-cell office:value-type="float" office:value="2284698.33">
                <text:p>2284698.33</text:p>
              </table:table-cell>
              <table:table-cell office:value-type="float" office:value="6359018.67">
                <text:p>6359018.67</text:p>
              </table:table-cell>
              <table:table-cell office:value-type="float" office:value="12746136.91">
                <text:p>12746136.91</text:p>
              </table:table-cell>
              <table:table-cell office:value-type="float" office:value="18359151.68">
                <text:p>18359151.68</text:p>
              </table:table-cell>
              <table:table-cell office:value-type="float" office:value="20482739.8">
                <text:p>20482739.8</text:p>
              </table:table-cell>
            </table:table-row>
            <table:table-row>
              <table:table-cell office:value-type="string">
                <text:p>24kc, speed</text:p>
              </table:table-cell>
              <table:table-cell office:value-type="float" office:value="2359700.33">
                <text:p>2359700.33</text:p>
              </table:table-cell>
              <table:table-cell office:value-type="float" office:value="6345728.86">
                <text:p>6345728.86</text:p>
              </table:table-cell>
              <table:table-cell office:value-type="float" office:value="13426386.62">
                <text:p>13426386.62</text:p>
              </table:table-cell>
              <table:table-cell office:value-type="float" office:value="18269866.67">
                <text:p>18269866.67</text:p>
              </table:table-cell>
              <table:table-cell office:value-type="float" office:value="20290953.85">
                <text:p>20290953.85</text:p>
              </table:table-cell>
            </table:table-row>
            <table:table-row>
              <table:table-cell office:value-type="string">
                <text:p>24kc, size</text:p>
              </table:table-cell>
              <table:table-cell office:value-type="float" office:value="2306069.33">
                <text:p>2306069.33</text:p>
              </table:table-cell>
              <table:table-cell office:value-type="float" office:value="6429174.58">
                <text:p>6429174.58</text:p>
              </table:table-cell>
              <table:table-cell office:value-type="float" office:value="13339654.85">
                <text:p>13339654.85</text:p>
              </table:table-cell>
              <table:table-cell office:value-type="float" office:value="18352622.82">
                <text:p>18352622.82</text:p>
              </table:table-cell>
              <table:table-cell office:value-type="float" office:value="20449962.67">
                <text:p>20449962.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display-label="true" chart:logarithmic="false" chart:minimum="600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 style:data-style-name="N100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100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000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00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000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0004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04cm" svg:y="0.316cm" chart:style-name="ch2">
          <text:p>Blowfish with CBC (OpenVPN default cipher)</text:p>
        </chart:title>
        <chart:subtitle svg:x="5.363cm" svg:y="1.275cm" chart:style-name="ch3">
          <text:p>kBytes processed per second</text:p>
        </chart:subtitle>
        <chart:legend chart:legend-position="end" svg:x="13.499cm" svg:y="3.205cm" style:legend-expansion="high" chart:style-name="ch4"/>
        <chart:plot-area chart:style-name="ch5" table:cell-range-address="'Summary - symmetric algorithms and hash computations'.B35:'Summary - symmetric algorithms and hash computations'.G38 'Summary - symmetric algorithms and hash computations'.C2:'Summary - symmetric algorithms and hash computations'.G2" chart:data-source-has-labels="both" svg:x="0.32cm" svg:y="2.138cm" svg:width="12.859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67cm" svg:y="2.165cm" svg:width="11.312cm" svg:height="6.00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Summary - symmetric algorithms and hash computations'.B35:'Summary - symmetric algorithms and hash computations'.B38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z" chart:name="primary-z" chart:style-name="ch9">
            <chart:grid chart:style-name="ch7" chart:class="major"/>
          </chart:axis>
          <chart:series chart:style-name="ch10" chart:values-cell-range-address="'Summary - symmetric algorithms and hash computations'.C35:'Summary - symmetric algorithms and hash computations'.C38" chart:label-cell-address="'Summary - symmetric algorithms and hash computations'.C2:'Summary - symmetric algorithms and hash computations'.C2" chart:class="chart:bar">
            <chart:data-point chart:repeated="4"/>
          </chart:series>
          <chart:series chart:style-name="ch11" chart:values-cell-range-address="'Summary - symmetric algorithms and hash computations'.D35:'Summary - symmetric algorithms and hash computations'.D38" chart:label-cell-address="'Summary - symmetric algorithms and hash computations'.D2:'Summary - symmetric algorithms and hash computations'.D2" chart:class="chart:bar">
            <chart:data-point chart:repeated="4"/>
          </chart:series>
          <chart:series chart:style-name="ch12" chart:values-cell-range-address="'Summary - symmetric algorithms and hash computations'.E35:'Summary - symmetric algorithms and hash computations'.E38" chart:label-cell-address="'Summary - symmetric algorithms and hash computations'.E2:'Summary - symmetric algorithms and hash computations'.E2" chart:class="chart:bar">
            <chart:data-point chart:repeated="4"/>
          </chart:series>
          <chart:series chart:style-name="ch13" chart:values-cell-range-address="'Summary - symmetric algorithms and hash computations'.F35:'Summary - symmetric algorithms and hash computations'.F38" chart:label-cell-address="'Summary - symmetric algorithms and hash computations'.F2:'Summary - symmetric algorithms and hash computations'.F2" chart:class="chart:bar">
            <chart:data-point chart:repeated="4"/>
          </chart:series>
          <chart:series chart:style-name="ch14" chart:values-cell-range-address="'Summary - symmetric algorithms and hash computations'.G35:'Summary - symmetric algorithms and hash computations'.G38" chart:label-cell-address="'Summary - symmetric algorithms and hash computations'.G2:'Summary - symmetric algorithms and hash computations'.G2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Bytes</text:p>
                <draw:g>
                  <svg:desc>'Summary - symmetric algorithms and hash computations'.C2:'Summary - symmetric algorithms and hash computations'.C2</svg:desc>
                </draw:g>
              </table:table-cell>
              <table:table-cell office:value-type="string">
                <text:p>64 Bytes</text:p>
                <draw:g>
                  <svg:desc>'Summary - symmetric algorithms and hash computations'.D2:'Summary - symmetric algorithms and hash computations'.D2</svg:desc>
                </draw:g>
              </table:table-cell>
              <table:table-cell office:value-type="string">
                <text:p>256 Bytes</text:p>
                <draw:g>
                  <svg:desc>'Summary - symmetric algorithms and hash computations'.E2:'Summary - symmetric algorithms and hash computations'.E2</svg:desc>
                </draw:g>
              </table:table-cell>
              <table:table-cell office:value-type="string">
                <text:p>1024 Bytes</text:p>
                <draw:g>
                  <svg:desc>'Summary - symmetric algorithms and hash computations'.F2:'Summary - symmetric algorithms and hash computations'.F2</svg:desc>
                </draw:g>
              </table:table-cell>
              <table:table-cell office:value-type="string">
                <text:p>8192 Bytes</text:p>
                <draw:g>
                  <svg:desc>'Summary - symmetric algorithms and hash computations'.G2:'Summary - symmetric algorithms and hash computation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4kc, speed</text:p>
                <draw:g>
                  <svg:desc>'Summary - symmetric algorithms and hash computations'.B35:'Summary - symmetric algorithms and hash computations'.B38</svg:desc>
                </draw:g>
              </table:table-cell>
              <table:table-cell office:value-type="float" office:value="8294821.33">
                <text:p>8294821.33</text:p>
                <draw:g>
                  <svg:desc>'Summary - symmetric algorithms and hash computations'.C35:'Summary - symmetric algorithms and hash computations'.C38</svg:desc>
                </draw:g>
              </table:table-cell>
              <table:table-cell office:value-type="float" office:value="9247058.19">
                <text:p>9247058.19</text:p>
                <draw:g>
                  <svg:desc>'Summary - symmetric algorithms and hash computations'.D35:'Summary - symmetric algorithms and hash computations'.D38</svg:desc>
                </draw:g>
              </table:table-cell>
              <table:table-cell office:value-type="float" office:value="9491092.98">
                <text:p>9491092.98</text:p>
                <draw:g>
                  <svg:desc>'Summary - symmetric algorithms and hash computations'.E35:'Summary - symmetric algorithms and hash computations'.E38</svg:desc>
                </draw:g>
              </table:table-cell>
              <table:table-cell office:value-type="float" office:value="9479160.84">
                <text:p>9479160.84</text:p>
                <draw:g>
                  <svg:desc>'Summary - symmetric algorithms and hash computations'.F35:'Summary - symmetric algorithms and hash computations'.F38</svg:desc>
                </draw:g>
              </table:table-cell>
              <table:table-cell office:value-type="float" office:value="9353722.65">
                <text:p>9353722.65</text:p>
                <draw:g>
                  <svg:desc>'Summary - symmetric algorithms and hash computations'.G35:'Summary - symmetric algorithms and hash computations'.G38</svg:desc>
                </draw:g>
              </table:table-cell>
            </table:table-row>
            <table:table-row>
              <table:table-cell office:value-type="string">
                <text:p>34kc, size</text:p>
              </table:table-cell>
              <table:table-cell office:value-type="float" office:value="6994162.16">
                <text:p>6994162.16</text:p>
              </table:table-cell>
              <table:table-cell office:value-type="float" office:value="7834627.42">
                <text:p>7834627.42</text:p>
              </table:table-cell>
              <table:table-cell office:value-type="float" office:value="8153428.19">
                <text:p>8153428.19</text:p>
              </table:table-cell>
              <table:table-cell office:value-type="float" office:value="8243028.76">
                <text:p>8243028.76</text:p>
              </table:table-cell>
              <table:table-cell office:value-type="float" office:value="8257755.18">
                <text:p>8257755.18</text:p>
              </table:table-cell>
            </table:table-row>
            <table:table-row>
              <table:table-cell office:value-type="string">
                <text:p>24kc, speed</text:p>
              </table:table-cell>
              <table:table-cell office:value-type="float" office:value="8124575.25">
                <text:p>8124575.25</text:p>
              </table:table-cell>
              <table:table-cell office:value-type="float" office:value="9002295.65">
                <text:p>9002295.65</text:p>
              </table:table-cell>
              <table:table-cell office:value-type="float" office:value="9254100.33">
                <text:p>9254100.33</text:p>
              </table:table-cell>
              <table:table-cell office:value-type="float" office:value="9287680">
                <text:p>9287680</text:p>
              </table:table-cell>
              <table:table-cell office:value-type="float" office:value="9194766.56">
                <text:p>9194766.56</text:p>
              </table:table-cell>
            </table:table-row>
            <table:table-row>
              <table:table-cell office:value-type="string">
                <text:p>24kc, size</text:p>
              </table:table-cell>
              <table:table-cell office:value-type="float" office:value="7067616">
                <text:p>7067616</text:p>
              </table:table-cell>
              <table:table-cell office:value-type="float" office:value="7542560.54">
                <text:p>7542560.54</text:p>
              </table:table-cell>
              <table:table-cell office:value-type="float" office:value="7866244.3">
                <text:p>7866244.3</text:p>
              </table:table-cell>
              <table:table-cell office:value-type="float" office:value="7863909.03">
                <text:p>7863909.03</text:p>
              </table:table-cell>
              <table:table-cell office:value-type="float" office:value="7845205.33">
                <text:p>7845205.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